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7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0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1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2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3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5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1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68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8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48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2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67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4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3.65125cm" style:use-optimal-column-width="true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fer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3" table:default-cell-style-name="ce43"/>
        <table:table-column table:style-name="co4" table:number-columns-repeated="16373" table:default-cell-style-name="ce1"/>
        <table:table-row table:style-name="ro1">
          <table:table-cell office:value-type="string" table:style-name="ce49">
            <text:p>Tabela 1 - Recursos de bens e serviços - 2016</text:p>
          </table:table-cell>
          <table:table-cell table:number-columns-repeated="6" table:style-name="ce49"/>
          <table:table-cell table:number-columns-repeated="3" table:style-name="ce17"/>
          <table:table-cell table:style-name="ce46"/>
          <table:table-cell table:number-columns-repeated="16373" table:style-name="ce18"/>
        </table:table-row>
        <table:table-row table:style-name="ro2">
          <table:table-cell table:number-columns-repeated="6" table:style-name="ce50"/>
          <table:table-cell table:style-name="ce51"/>
          <table:table-cell table:number-columns-repeated="3" table:style-name="ce1"/>
          <table:table-cell table:style-name="ce43"/>
          <table:table-cell table:number-columns-repeated="16373"/>
        </table:table-row>
        <table:table-row table:style-name="ro2">
          <table:table-cell office:value-type="string" table:number-columns-spanned="1" table:number-rows-spanned="2" table:style-name="ce54">
            <text:p>Código</text:p>
            <text:p>do</text:p>
            <text:p>produto</text:p>
          </table:table-cell>
          <table:table-cell office:value-type="string" table:number-columns-spanned="1" table:number-rows-spanned="2" table:style-name="ce56">
            <text:p>Descrição do produto</text:p>
          </table:table-cell>
          <table:table-cell office:value-type="string" table:style-name="ce28">
            <text:p>Oferta de bens e serviços (valores correntes em 1 000 000 R$)</text:p>
          </table:table-cell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style-name="ce28"/>
          <table:table-cell table:style-name="ce29"/>
          <table:table-cell table:style-name="ce30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7">
            <text:p>Oferta total</text:p>
            <text:p>a preço</text:p>
            <text:p>de consumidor</text:p>
          </table:table-cell>
          <table:table-cell office:value-type="string" table:style-name="ce27">
            <text:p>Margem<text:s/></text:p>
            <text:p>de</text:p>
            <text:p>comércio</text:p>
          </table:table-cell>
          <table:table-cell office:value-type="string" table:style-name="ce27">
            <text:p>Margem</text:p>
            <text:p>de</text:p>
            <text:p>transporte</text:p>
          </table:table-cell>
          <table:table-cell office:value-type="string" table:style-name="ce27">
            <text:p>Imposto</text:p>
            <text:p>de</text:p>
            <text:p>importação</text:p>
          </table:table-cell>
          <table:table-cell office:value-type="string" table:style-name="ce27">
            <text:p>IPI</text:p>
          </table:table-cell>
          <table:table-cell office:value-type="string" table:style-name="ce35">
            <text:p>ICMS</text:p>
          </table:table-cell>
          <table:table-cell office:value-type="string" table:style-name="ce27">
            <text:p>Outros impostos menos subsídios</text:p>
          </table:table-cell>
          <table:table-cell office:value-type="string" table:style-name="ce27">
            <text:p>Total de impostos líquidos de subsídios</text:p>
          </table:table-cell>
          <table:table-cell office:value-type="string" table:style-name="ce34">
            <text:p>Oferta total</text:p>
            <text:p><text:s/>a preço básico<text:s/></text:p>
          </table:table-cell>
          <table:table-cell table:number-columns-repeated="16373"/>
        </table:table-row>
        <table:table-row table:style-name="ro4">
          <table:table-cell table:number-columns-repeated="5" table:style-name="ce3"/>
          <table:table-cell table:number-columns-repeated="2" table:style-name="ce4"/>
          <table:table-cell table:number-columns-repeated="2" table:style-name="ce3"/>
          <table:table-cell table:style-name="ce4"/>
          <table:table-cell table:style-name="ce47"/>
          <table:table-cell table:number-columns-repeated="16373"/>
        </table:table-row>
        <table:table-row table:style-name="ro5">
          <table:table-cell office:value-type="float" office:value="1911" table:style-name="ce20">
            <text:p>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21809" table:style-name="ce36">
            <text:p><text:s text:c="2"/>21 809</text:p>
          </table:table-cell>
          <table:table-cell office:value-type="float" office:value="2358" table:style-name="ce36">
            <text:p><text:s text:c="2"/>2 358</text:p>
          </table:table-cell>
          <table:table-cell office:value-type="float" office:value="1139" table:style-name="ce36">
            <text:p><text:s text:c="2"/>1 139</text:p>
          </table:table-cell>
          <table:table-cell office:value-type="float" office:value="108" table:style-name="ce36">
            <text:p><text:s text:c="3"/>10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144" table:style-name="ce36">
            <text:p><text:s text:c="3"/>144</text:p>
          </table:table-cell>
          <table:table-cell office:value-type="float" office:value="282" table:style-name="ce36">
            <text:p><text:s text:c="3"/>282</text:p>
          </table:table-cell>
          <table:table-cell office:value-type="float" office:value="18030" table:style-name="ce36">
            <text:p><text:s text:c="2"/>18 030</text:p>
          </table:table-cell>
          <table:table-cell table:number-columns-repeated="16373"/>
        </table:table-row>
        <table:table-row table:style-name="ro5">
          <table:table-cell office:value-type="float" office:value="1912" table:style-name="ce20">
            <text:p>1912</text:p>
          </table:table-cell>
          <table:table-cell office:value-type="string" table:style-name="ce21">
            <text:p>Milho em grão</text:p>
          </table:table-cell>
          <table:table-cell office:value-type="float" office:value="43166" table:style-name="ce36">
            <text:p><text:s text:c="2"/>43 166</text:p>
          </table:table-cell>
          <table:table-cell office:value-type="float" office:value="6000" table:style-name="ce36">
            <text:p><text:s text:c="2"/>6 000</text:p>
          </table:table-cell>
          <table:table-cell office:value-type="float" office:value="1987" table:style-name="ce36">
            <text:p><text:s text:c="2"/>1 9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1" table:style-name="ce36">
            <text:p><text:s text:c="3"/>201</text:p>
          </table:table-cell>
          <table:table-cell office:value-type="float" office:value="-17" table:style-name="ce36">
            <text:p><text:s/>(-) <text:s text:c="2"/>17</text:p>
          </table:table-cell>
          <table:table-cell office:value-type="float" office:value="184" table:style-name="ce36">
            <text:p><text:s text:c="3"/>184</text:p>
          </table:table-cell>
          <table:table-cell office:value-type="float" office:value="34995" table:style-name="ce36">
            <text:p><text:s text:c="2"/>34 995</text:p>
          </table:table-cell>
          <table:table-cell table:number-columns-repeated="16373"/>
        </table:table-row>
        <table:table-row table:style-name="ro5">
          <table:table-cell office:value-type="float" office:value="1913" table:style-name="ce20">
            <text:p>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10508" table:style-name="ce36">
            <text:p><text:s text:c="2"/>10 508</text:p>
          </table:table-cell>
          <table:table-cell office:value-type="float" office:value="781" table:style-name="ce36">
            <text:p><text:s text:c="3"/>781</text:p>
          </table:table-cell>
          <table:table-cell office:value-type="float" office:value="244" table:style-name="ce36">
            <text:p><text:s text:c="3"/>244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138" table:style-name="ce36">
            <text:p><text:s text:c="3"/>138</text:p>
          </table:table-cell>
          <table:table-cell office:value-type="float" office:value="168" table:style-name="ce36">
            <text:p><text:s text:c="3"/>168</text:p>
          </table:table-cell>
          <table:table-cell office:value-type="float" office:value="9315" table:style-name="ce36">
            <text:p><text:s text:c="2"/>9 315</text:p>
          </table:table-cell>
          <table:table-cell table:number-columns-repeated="16373"/>
        </table:table-row>
        <table:table-row table:style-name="ro5">
          <table:table-cell office:value-type="float" office:value="1914" table:style-name="ce20">
            <text:p>1914</text:p>
          </table:table-cell>
          <table:table-cell office:value-type="string" table:style-name="ce21">
            <text:p>Cana-de-açúcar</text:p>
          </table:table-cell>
          <table:table-cell office:value-type="float" office:value="58231" table:style-name="ce36">
            <text:p><text:s text:c="2"/>58 2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28" table:style-name="ce36">
            <text:p><text:s text:c="2"/>2 6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1397" table:style-name="ce36">
            <text:p><text:s text:c="2"/>1 397</text:p>
          </table:table-cell>
          <table:table-cell office:value-type="float" office:value="1452" table:style-name="ce36">
            <text:p><text:s text:c="2"/>1 452</text:p>
          </table:table-cell>
          <table:table-cell office:value-type="float" office:value="54151" table:style-name="ce36">
            <text:p><text:s text:c="2"/>54 151</text:p>
          </table:table-cell>
          <table:table-cell table:number-columns-repeated="16373"/>
        </table:table-row>
        <table:table-row table:style-name="ro5">
          <table:table-cell office:value-type="float" office:value="1915" table:style-name="ce22">
            <text:p>1915</text:p>
          </table:table-cell>
          <table:table-cell office:value-type="string" table:style-name="ce23">
            <text:p>Soja <text:s/>em grão</text:p>
          </table:table-cell>
          <table:table-cell office:value-type="float" office:value="126939" table:style-name="ce36">
            <text:p><text:s text:c="2"/>126 939</text:p>
          </table:table-cell>
          <table:table-cell office:value-type="float" office:value="4300" table:style-name="ce36">
            <text:p><text:s text:c="2"/>4 300</text:p>
          </table:table-cell>
          <table:table-cell office:value-type="float" office:value="2418" table:style-name="ce36">
            <text:p><text:s text:c="2"/>2 4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8" table:style-name="ce36">
            <text:p><text:s text:c="3"/>108</text:p>
          </table:table-cell>
          <table:table-cell office:value-type="float" office:value="315" table:style-name="ce36">
            <text:p><text:s text:c="3"/>315</text:p>
          </table:table-cell>
          <table:table-cell office:value-type="float" office:value="423" table:style-name="ce36">
            <text:p><text:s text:c="3"/>423</text:p>
          </table:table-cell>
          <table:table-cell office:value-type="float" office:value="119798" table:style-name="ce36">
            <text:p><text:s text:c="2"/>119 798</text:p>
          </table:table-cell>
          <table:table-cell table:number-columns-repeated="16373"/>
        </table:table-row>
        <table:table-row table:style-name="ro5">
          <table:table-cell office:value-type="float" office:value="1916" table:style-name="ce5">
            <text:p>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95489" table:style-name="ce37">
            <text:p><text:s text:c="2"/>95 489</text:p>
          </table:table-cell>
          <table:table-cell office:value-type="float" office:value="22982" table:style-name="ce37">
            <text:p><text:s text:c="2"/>22 982</text:p>
          </table:table-cell>
          <table:table-cell office:value-type="float" office:value="1428" table:style-name="ce37">
            <text:p><text:s text:c="2"/>1 428</text:p>
          </table:table-cell>
          <table:table-cell office:value-type="float" office:value="303" table:style-name="ce37">
            <text:p><text:s text:c="3"/>30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11" table:style-name="ce37">
            <text:p><text:s text:c="2"/>2 211</text:p>
          </table:table-cell>
          <table:table-cell office:value-type="float" office:value="-25" table:style-name="ce37">
            <text:p><text:s/>(-) <text:s text:c="2"/>25</text:p>
          </table:table-cell>
          <table:table-cell office:value-type="float" office:value="2489" table:style-name="ce37">
            <text:p><text:s text:c="2"/>2 489</text:p>
          </table:table-cell>
          <table:table-cell office:value-type="float" office:value="68590" table:style-name="ce37">
            <text:p><text:s text:c="2"/>68 590</text:p>
          </table:table-cell>
          <table:table-cell table:number-columns-repeated="16373"/>
        </table:table-row>
        <table:table-row table:style-name="ro5">
          <table:table-cell office:value-type="float" office:value="1917" table:style-name="ce5">
            <text:p>1917</text:p>
          </table:table-cell>
          <table:table-cell office:value-type="string" table:style-name="ce3">
            <text:p>Laranja</text:p>
          </table:table-cell>
          <table:table-cell office:value-type="float" office:value="12705" table:style-name="ce37">
            <text:p><text:s text:c="2"/>12 705</text:p>
          </table:table-cell>
          <table:table-cell office:value-type="float" office:value="3765" table:style-name="ce37">
            <text:p><text:s text:c="2"/>3 765</text:p>
          </table:table-cell>
          <table:table-cell office:value-type="float" office:value="749" table:style-name="ce37">
            <text:p><text:s text:c="3"/>749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8" table:style-name="ce37">
            <text:p><text:s text:c="3"/>1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3" table:style-name="ce37">
            <text:p><text:s text:c="3"/>133</text:p>
          </table:table-cell>
          <table:table-cell office:value-type="float" office:value="8058" table:style-name="ce37">
            <text:p><text:s text:c="2"/>8 058</text:p>
          </table:table-cell>
          <table:table-cell table:number-columns-repeated="16373"/>
        </table:table-row>
        <table:table-row table:style-name="ro5">
          <table:table-cell office:value-type="float" office:value="1918" table:style-name="ce5">
            <text:p>1918</text:p>
          </table:table-cell>
          <table:table-cell office:value-type="string" table:style-name="ce3">
            <text:p>Café em grão</text:p>
          </table:table-cell>
          <table:table-cell office:value-type="float" office:value="23856" table:style-name="ce37">
            <text:p><text:s text:c="2"/>23 856</text:p>
          </table:table-cell>
          <table:table-cell office:value-type="float" office:value="1598" table:style-name="ce37">
            <text:p><text:s text:c="2"/>1 598</text:p>
          </table:table-cell>
          <table:table-cell office:value-type="float" office:value="211" table:style-name="ce37">
            <text:p><text:s text:c="3"/>2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" table:style-name="ce37">
            <text:p><text:s text:c="3"/>46</text:p>
          </table:table-cell>
          <table:table-cell office:value-type="float" office:value="-258" table:style-name="ce37">
            <text:p><text:s/>(-) <text:s text:c="2"/>258</text:p>
          </table:table-cell>
          <table:table-cell office:value-type="float" office:value="-212" table:style-name="ce37">
            <text:p><text:s/>(-) <text:s text:c="2"/>212</text:p>
          </table:table-cell>
          <table:table-cell office:value-type="float" office:value="22259" table:style-name="ce37">
            <text:p><text:s text:c="2"/>22 259</text:p>
          </table:table-cell>
          <table:table-cell table:number-columns-repeated="16373"/>
        </table:table-row>
        <table:table-row table:style-name="ro5">
          <table:table-cell office:value-type="float" office:value="1919" table:style-name="ce5">
            <text:p>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40619" table:style-name="ce37">
            <text:p><text:s text:c="2"/>40 619</text:p>
          </table:table-cell>
          <table:table-cell office:value-type="float" office:value="10745" table:style-name="ce37">
            <text:p><text:s text:c="2"/>10 745</text:p>
          </table:table-cell>
          <table:table-cell office:value-type="float" office:value="629" table:style-name="ce37">
            <text:p><text:s text:c="3"/>629</text:p>
          </table:table-cell>
          <table:table-cell office:value-type="float" office:value="129" table:style-name="ce37">
            <text:p><text:s text:c="3"/>1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42" table:style-name="ce37">
            <text:p><text:s text:c="2"/>1 142</text:p>
          </table:table-cell>
          <table:table-cell office:value-type="float" office:value="514" table:style-name="ce37">
            <text:p><text:s text:c="3"/>514</text:p>
          </table:table-cell>
          <table:table-cell office:value-type="float" office:value="1785" table:style-name="ce37">
            <text:p><text:s text:c="2"/>1 785</text:p>
          </table:table-cell>
          <table:table-cell office:value-type="float" office:value="27460" table:style-name="ce37">
            <text:p><text:s text:c="2"/>27 460</text:p>
          </table:table-cell>
          <table:table-cell table:number-columns-repeated="16373"/>
        </table:table-row>
        <table:table-row table:style-name="ro5">
          <table:table-cell office:value-type="float" office:value="1921" table:style-name="ce6">
            <text:p>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84907" table:style-name="ce37">
            <text:p><text:s text:c="2"/>84 907</text:p>
          </table:table-cell>
          <table:table-cell office:value-type="float" office:value="6146" table:style-name="ce37">
            <text:p><text:s text:c="2"/>6 146</text:p>
          </table:table-cell>
          <table:table-cell office:value-type="float" office:value="115" table:style-name="ce37">
            <text:p><text:s text:c="3"/>1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95" table:style-name="ce37">
            <text:p><text:s text:c="2"/>1 195</text:p>
          </table:table-cell>
          <table:table-cell office:value-type="float" office:value="1087" table:style-name="ce37">
            <text:p><text:s text:c="2"/>1 087</text:p>
          </table:table-cell>
          <table:table-cell office:value-type="float" office:value="2282" table:style-name="ce37">
            <text:p><text:s text:c="2"/>2 282</text:p>
          </table:table-cell>
          <table:table-cell office:value-type="float" office:value="76364" table:style-name="ce37">
            <text:p><text:s text:c="2"/>76 364</text:p>
          </table:table-cell>
          <table:table-cell table:number-columns-repeated="16373"/>
        </table:table-row>
        <table:table-row table:style-name="ro5">
          <table:table-cell office:value-type="float" office:value="1922" table:style-name="ce20">
            <text:p>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35564" table:style-name="ce36">
            <text:p><text:s text:c="2"/>35 564</text:p>
          </table:table-cell>
          <table:table-cell office:value-type="float" office:value="4962" table:style-name="ce36">
            <text:p><text:s text:c="2"/>4 962</text:p>
          </table:table-cell>
          <table:table-cell office:value-type="float" office:value="966" table:style-name="ce36">
            <text:p><text:s text:c="3"/>9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0" table:style-name="ce36">
            <text:p><text:s text:c="3"/>290</text:p>
          </table:table-cell>
          <table:table-cell office:value-type="float" office:value="274" table:style-name="ce36">
            <text:p><text:s text:c="3"/>274</text:p>
          </table:table-cell>
          <table:table-cell office:value-type="float" office:value="564" table:style-name="ce36">
            <text:p><text:s text:c="3"/>564</text:p>
          </table:table-cell>
          <table:table-cell office:value-type="float" office:value="29072" table:style-name="ce36">
            <text:p><text:s text:c="2"/>29 072</text:p>
          </table:table-cell>
          <table:table-cell table:number-columns-repeated="16373"/>
        </table:table-row>
        <table:table-row table:style-name="ro5">
          <table:table-cell office:value-type="float" office:value="1923" table:style-name="ce20">
            <text:p>1923</text:p>
          </table:table-cell>
          <table:table-cell office:value-type="string" table:style-name="ce21">
            <text:p>Suínos</text:p>
          </table:table-cell>
          <table:table-cell office:value-type="float" office:value="9492" table:style-name="ce36">
            <text:p><text:s text:c="2"/>9 492</text:p>
          </table:table-cell>
          <table:table-cell office:value-type="float" office:value="611" table:style-name="ce36">
            <text:p><text:s text:c="3"/>611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151" table:style-name="ce36">
            <text:p><text:s text:c="3"/>151</text:p>
          </table:table-cell>
          <table:table-cell office:value-type="float" office:value="183" table:style-name="ce36">
            <text:p><text:s text:c="3"/>183</text:p>
          </table:table-cell>
          <table:table-cell office:value-type="float" office:value="8695" table:style-name="ce36">
            <text:p><text:s text:c="2"/>8 695</text:p>
          </table:table-cell>
          <table:table-cell table:number-columns-repeated="16373"/>
        </table:table-row>
        <table:table-row table:style-name="ro5">
          <table:table-cell office:value-type="float" office:value="1924" table:style-name="ce20">
            <text:p>1924</text:p>
          </table:table-cell>
          <table:table-cell office:value-type="string" table:style-name="ce21">
            <text:p>Aves e ovos</text:p>
          </table:table-cell>
          <table:table-cell office:value-type="float" office:value="32088" table:style-name="ce36">
            <text:p><text:s text:c="2"/>32 088</text:p>
          </table:table-cell>
          <table:table-cell office:value-type="float" office:value="3093" table:style-name="ce36">
            <text:p><text:s text:c="2"/>3 093</text:p>
          </table:table-cell>
          <table:table-cell office:value-type="float" office:value="170" table:style-name="ce36">
            <text:p><text:s text:c="3"/>1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8" table:style-name="ce36">
            <text:p><text:s text:c="3"/>608</text:p>
          </table:table-cell>
          <table:table-cell office:value-type="float" office:value="568" table:style-name="ce36">
            <text:p><text:s text:c="3"/>568</text:p>
          </table:table-cell>
          <table:table-cell office:value-type="float" office:value="1176" table:style-name="ce36">
            <text:p><text:s text:c="2"/>1 176</text:p>
          </table:table-cell>
          <table:table-cell office:value-type="float" office:value="27649" table:style-name="ce36">
            <text:p><text:s text:c="2"/>27 649</text:p>
          </table:table-cell>
          <table:table-cell table:number-columns-repeated="16373"/>
        </table:table-row>
        <table:table-row table:style-name="ro5">
          <table:table-cell office:value-type="float" office:value="2801" table:style-name="ce20">
            <text:p>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28742" table:style-name="ce36">
            <text:p><text:s text:c="2"/>28 742</text:p>
          </table:table-cell>
          <table:table-cell office:value-type="float" office:value="3391" table:style-name="ce36">
            <text:p><text:s text:c="2"/>3 391</text:p>
          </table:table-cell>
          <table:table-cell office:value-type="float" office:value="496" table:style-name="ce36">
            <text:p><text:s text:c="3"/>496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02" table:style-name="ce36">
            <text:p><text:s text:c="2"/>1 602</text:p>
          </table:table-cell>
          <table:table-cell office:value-type="float" office:value="431" table:style-name="ce36">
            <text:p><text:s text:c="3"/>431</text:p>
          </table:table-cell>
          <table:table-cell office:value-type="float" office:value="2091" table:style-name="ce36">
            <text:p><text:s text:c="2"/>2 091</text:p>
          </table:table-cell>
          <table:table-cell office:value-type="float" office:value="22764" table:style-name="ce36">
            <text:p><text:s text:c="2"/>22 764</text:p>
          </table:table-cell>
          <table:table-cell table:number-columns-repeated="16373"/>
        </table:table-row>
        <table:table-row table:style-name="ro5">
          <table:table-cell office:value-type="float" office:value="2802" table:style-name="ce22">
            <text:p>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19224" table:style-name="ce36">
            <text:p><text:s text:c="2"/>19 224</text:p>
          </table:table-cell>
          <table:table-cell office:value-type="float" office:value="2998" table:style-name="ce36">
            <text:p><text:s text:c="2"/>2 998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62" table:style-name="ce36">
            <text:p><text:s text:c="2"/>1 062</text:p>
          </table:table-cell>
          <table:table-cell office:value-type="float" office:value="225" table:style-name="ce36">
            <text:p><text:s text:c="3"/>225</text:p>
          </table:table-cell>
          <table:table-cell office:value-type="float" office:value="1289" table:style-name="ce36">
            <text:p><text:s text:c="2"/>1 289</text:p>
          </table:table-cell>
          <table:table-cell office:value-type="float" office:value="14866" table:style-name="ce36">
            <text:p><text:s text:c="2"/>14 866</text:p>
          </table:table-cell>
          <table:table-cell table:number-columns-repeated="16373"/>
        </table:table-row>
        <table:table-row table:style-name="ro5">
          <table:table-cell office:value-type="float" office:value="5801" table:style-name="ce5">
            <text:p>5801</text:p>
          </table:table-cell>
          <table:table-cell office:value-type="string" table:style-name="ce3">
            <text:p>Carvão mineral</text:p>
          </table:table-cell>
          <table:table-cell office:value-type="float" office:value="8742" table:style-name="ce37">
            <text:p><text:s text:c="2"/>8 74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35" table:style-name="ce37">
            <text:p><text:s text:c="3"/>93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807" table:style-name="ce37">
            <text:p><text:s text:c="2"/>7 807</text:p>
          </table:table-cell>
          <table:table-cell table:number-columns-repeated="16373"/>
        </table:table-row>
        <table:table-row table:style-name="ro5">
          <table:table-cell office:value-type="float" office:value="5802" table:style-name="ce5">
            <text:p>5802</text:p>
          </table:table-cell>
          <table:table-cell office:value-type="string" table:style-name="ce3">
            <text:p>Minerais não-metálicos</text:p>
          </table:table-cell>
          <table:table-cell office:value-type="float" office:value="27340" table:style-name="ce37">
            <text:p><text:s text:c="2"/>27 340</text:p>
          </table:table-cell>
          <table:table-cell office:value-type="float" office:value="3822" table:style-name="ce37">
            <text:p><text:s text:c="2"/>3 822</text:p>
          </table:table-cell>
          <table:table-cell office:value-type="float" office:value="1650" table:style-name="ce37">
            <text:p><text:s text:c="2"/>1 650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39" table:style-name="ce37">
            <text:p><text:s text:c="2"/>1 239</text:p>
          </table:table-cell>
          <table:table-cell office:value-type="float" office:value="517" table:style-name="ce37">
            <text:p><text:s text:c="3"/>517</text:p>
          </table:table-cell>
          <table:table-cell office:value-type="float" office:value="1773" table:style-name="ce37">
            <text:p><text:s text:c="2"/>1 773</text:p>
          </table:table-cell>
          <table:table-cell office:value-type="float" office:value="20095" table:style-name="ce37">
            <text:p><text:s text:c="2"/>20 095</text:p>
          </table:table-cell>
          <table:table-cell table:number-columns-repeated="16373"/>
        </table:table-row>
        <table:table-row table:style-name="ro5">
          <table:table-cell office:value-type="float" office:value="6801" table:style-name="ce5">
            <text:p>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136361" table:style-name="ce37">
            <text:p><text:s text:c="2"/>136 36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86" table:style-name="ce37">
            <text:p><text:s text:c="3"/>88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07" table:style-name="ce37">
            <text:p><text:s text:c="2"/>1 507</text:p>
          </table:table-cell>
          <table:table-cell office:value-type="float" office:value="1507" table:style-name="ce37">
            <text:p><text:s text:c="2"/>1 507</text:p>
          </table:table-cell>
          <table:table-cell office:value-type="float" office:value="133968" table:style-name="ce37">
            <text:p><text:s text:c="2"/>133 968</text:p>
          </table:table-cell>
          <table:table-cell table:number-columns-repeated="16373"/>
        </table:table-row>
        <table:table-row table:style-name="ro5">
          <table:table-cell office:value-type="float" office:value="7911" table:style-name="ce5">
            <text:p>7911</text:p>
          </table:table-cell>
          <table:table-cell office:value-type="string" table:style-name="ce3">
            <text:p>Minério de ferro</text:p>
          </table:table-cell>
          <table:table-cell office:value-type="float" office:value="55793" table:style-name="ce37">
            <text:p><text:s text:c="2"/>55 793</text:p>
          </table:table-cell>
          <table:table-cell office:value-type="float" office:value="4858" table:style-name="ce37">
            <text:p><text:s text:c="2"/>4 858</text:p>
          </table:table-cell>
          <table:table-cell office:value-type="float" office:value="2119" table:style-name="ce37">
            <text:p><text:s text:c="2"/>2 1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1" table:style-name="ce37">
            <text:p><text:s text:c="3"/>161</text:p>
          </table:table-cell>
          <table:table-cell office:value-type="float" office:value="161" table:style-name="ce37">
            <text:p><text:s text:c="3"/>161</text:p>
          </table:table-cell>
          <table:table-cell office:value-type="float" office:value="48655" table:style-name="ce37">
            <text:p><text:s text:c="2"/>48 655</text:p>
          </table:table-cell>
          <table:table-cell table:number-columns-repeated="16373"/>
        </table:table-row>
        <table:table-row table:style-name="ro5">
          <table:table-cell office:value-type="float" office:value="7921" table:style-name="ce6">
            <text:p>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21616" table:style-name="ce37">
            <text:p><text:s text:c="2"/>21 616</text:p>
          </table:table-cell>
          <table:table-cell office:value-type="float" office:value="2102" table:style-name="ce37">
            <text:p><text:s text:c="2"/>2 102</text:p>
          </table:table-cell>
          <table:table-cell office:value-type="float" office:value="1039" table:style-name="ce37">
            <text:p><text:s text:c="2"/>1 039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7" table:style-name="ce37">
            <text:p><text:s text:c="3"/>477</text:p>
          </table:table-cell>
          <table:table-cell office:value-type="float" office:value="480" table:style-name="ce37">
            <text:p><text:s text:c="3"/>480</text:p>
          </table:table-cell>
          <table:table-cell office:value-type="float" office:value="17995" table:style-name="ce37">
            <text:p><text:s text:c="2"/>17 995</text:p>
          </table:table-cell>
          <table:table-cell table:number-columns-repeated="16373"/>
        </table:table-row>
        <table:table-row table:style-name="ro5">
          <table:table-cell office:value-type="float" office:value="10911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181060" table:style-name="ce36">
            <text:p><text:s text:c="2"/>181 060</text:p>
          </table:table-cell>
          <table:table-cell office:value-type="float" office:value="37319" table:style-name="ce36">
            <text:p><text:s text:c="2"/>37 319</text:p>
          </table:table-cell>
          <table:table-cell office:value-type="float" office:value="1333" table:style-name="ce36">
            <text:p><text:s text:c="2"/>1 333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877" table:style-name="ce36">
            <text:p><text:s text:c="2"/>10 877</text:p>
          </table:table-cell>
          <table:table-cell office:value-type="float" office:value="1201" table:style-name="ce36">
            <text:p><text:s text:c="2"/>1 201</text:p>
          </table:table-cell>
          <table:table-cell office:value-type="float" office:value="12114" table:style-name="ce36">
            <text:p><text:s text:c="2"/>12 114</text:p>
          </table:table-cell>
          <table:table-cell office:value-type="float" office:value="130294" table:style-name="ce36">
            <text:p><text:s text:c="2"/>130 294</text:p>
          </table:table-cell>
          <table:table-cell table:number-columns-repeated="16373"/>
        </table:table-row>
        <table:table-row table:style-name="ro5">
          <table:table-cell office:value-type="float" office:value="10912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18422" table:style-name="ce36">
            <text:p><text:s text:c="2"/>18 422</text:p>
          </table:table-cell>
          <table:table-cell office:value-type="float" office:value="2022" table:style-name="ce36">
            <text:p><text:s text:c="2"/>2 022</text:p>
          </table:table-cell>
          <table:table-cell office:value-type="float" office:value="113" table:style-name="ce36">
            <text:p><text:s text:c="3"/>1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68" table:style-name="ce36">
            <text:p><text:s text:c="3"/>768</text:p>
          </table:table-cell>
          <table:table-cell office:value-type="float" office:value="54" table:style-name="ce36">
            <text:p><text:s text:c="3"/>54</text:p>
          </table:table-cell>
          <table:table-cell office:value-type="float" office:value="822" table:style-name="ce36">
            <text:p><text:s text:c="3"/>822</text:p>
          </table:table-cell>
          <table:table-cell office:value-type="float" office:value="15465" table:style-name="ce36">
            <text:p><text:s text:c="2"/>15 465</text:p>
          </table:table-cell>
          <table:table-cell table:number-columns-repeated="16373"/>
        </table:table-row>
        <table:table-row table:style-name="ro5">
          <table:table-cell office:value-type="float" office:value="10913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71308" table:style-name="ce36">
            <text:p><text:s text:c="2"/>71 308</text:p>
          </table:table-cell>
          <table:table-cell office:value-type="float" office:value="9592" table:style-name="ce36">
            <text:p><text:s text:c="2"/>9 592</text:p>
          </table:table-cell>
          <table:table-cell office:value-type="float" office:value="757" table:style-name="ce36">
            <text:p><text:s text:c="3"/>75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49" table:style-name="ce36">
            <text:p><text:s text:c="2"/>3 649</text:p>
          </table:table-cell>
          <table:table-cell office:value-type="float" office:value="137" table:style-name="ce36">
            <text:p><text:s text:c="3"/>137</text:p>
          </table:table-cell>
          <table:table-cell office:value-type="float" office:value="3786" table:style-name="ce36">
            <text:p><text:s text:c="2"/>3 786</text:p>
          </table:table-cell>
          <table:table-cell office:value-type="float" office:value="57173" table:style-name="ce36">
            <text:p><text:s text:c="2"/>57 173</text:p>
          </table:table-cell>
          <table:table-cell table:number-columns-repeated="16373"/>
        </table:table-row>
        <table:table-row table:style-name="ro5">
          <table:table-cell office:value-type="float" office:value="10914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10576" table:style-name="ce36">
            <text:p><text:s text:c="2"/>10 576</text:p>
          </table:table-cell>
          <table:table-cell office:value-type="float" office:value="1871" table:style-name="ce36">
            <text:p><text:s text:c="2"/>1 871</text:p>
          </table:table-cell>
          <table:table-cell office:value-type="float" office:value="89" table:style-name="ce36">
            <text:p><text:s text:c="3"/>89</text:p>
          </table:table-cell>
          <table:table-cell office:value-type="float" office:value="125" table:style-name="ce36">
            <text:p><text:s text:c="3"/>125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980" table:style-name="ce36">
            <text:p><text:s text:c="3"/>980</text:p>
          </table:table-cell>
          <table:table-cell office:value-type="float" office:value="180" table:style-name="ce36">
            <text:p><text:s text:c="3"/>180</text:p>
          </table:table-cell>
          <table:table-cell office:value-type="float" office:value="1321" table:style-name="ce36">
            <text:p><text:s text:c="2"/>1 321</text:p>
          </table:table-cell>
          <table:table-cell office:value-type="float" office:value="7295" table:style-name="ce36">
            <text:p><text:s text:c="2"/>7 295</text:p>
          </table:table-cell>
          <table:table-cell table:number-columns-repeated="16373"/>
        </table:table-row>
        <table:table-row table:style-name="ro5">
          <table:table-cell office:value-type="float" office:value="10915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30839" table:style-name="ce36">
            <text:p><text:s text:c="2"/>30 839</text:p>
          </table:table-cell>
          <table:table-cell office:value-type="float" office:value="5742" table:style-name="ce36">
            <text:p><text:s text:c="2"/>5 742</text:p>
          </table:table-cell>
          <table:table-cell office:value-type="float" office:value="522" table:style-name="ce36">
            <text:p><text:s text:c="3"/>5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79" table:style-name="ce36">
            <text:p><text:s text:c="2"/>2 379</text:p>
          </table:table-cell>
          <table:table-cell office:value-type="float" office:value="715" table:style-name="ce36">
            <text:p><text:s text:c="3"/>715</text:p>
          </table:table-cell>
          <table:table-cell office:value-type="float" office:value="3094" table:style-name="ce36">
            <text:p><text:s text:c="2"/>3 094</text:p>
          </table:table-cell>
          <table:table-cell office:value-type="float" office:value="21481" table:style-name="ce36">
            <text:p><text:s text:c="2"/>21 481</text:p>
          </table:table-cell>
          <table:table-cell table:number-columns-repeated="16373"/>
        </table:table-row>
        <table:table-row table:style-name="ro5">
          <table:table-cell office:value-type="float" office:value="10916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79637" table:style-name="ce37">
            <text:p><text:s text:c="2"/>79 637</text:p>
          </table:table-cell>
          <table:table-cell office:value-type="float" office:value="15526" table:style-name="ce37">
            <text:p><text:s text:c="2"/>15 526</text:p>
          </table:table-cell>
          <table:table-cell office:value-type="float" office:value="499" table:style-name="ce37">
            <text:p><text:s text:c="3"/>499</text:p>
          </table:table-cell>
          <table:table-cell office:value-type="float" office:value="73" table:style-name="ce37">
            <text:p><text:s text:c="3"/>73</text:p>
          </table:table-cell>
          <table:table-cell office:value-type="float" office:value="272" table:style-name="ce37">
            <text:p><text:s text:c="3"/>272</text:p>
          </table:table-cell>
          <table:table-cell office:value-type="float" office:value="8160" table:style-name="ce37">
            <text:p><text:s text:c="2"/>8 160</text:p>
          </table:table-cell>
          <table:table-cell office:value-type="float" office:value="1691" table:style-name="ce37">
            <text:p><text:s text:c="2"/>1 691</text:p>
          </table:table-cell>
          <table:table-cell office:value-type="float" office:value="10196" table:style-name="ce37">
            <text:p><text:s text:c="2"/>10 196</text:p>
          </table:table-cell>
          <table:table-cell office:value-type="float" office:value="53416" table:style-name="ce37">
            <text:p><text:s text:c="2"/>53 416</text:p>
          </table:table-cell>
          <table:table-cell table:number-columns-repeated="16373"/>
        </table:table-row>
        <table:table-row table:style-name="ro5">
          <table:table-cell office:value-type="float" office:value="10921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62385" table:style-name="ce38">
            <text:p><text:s text:c="2"/>62 385</text:p>
          </table:table-cell>
          <table:table-cell office:value-type="float" office:value="9216" table:style-name="ce38">
            <text:p><text:s text:c="2"/>9 216</text:p>
          </table:table-cell>
          <table:table-cell office:value-type="float" office:value="1842" table:style-name="ce38">
            <text:p><text:s text:c="2"/>1 842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90" table:style-name="ce38">
            <text:p><text:s text:c="3"/>90</text:p>
          </table:table-cell>
          <table:table-cell office:value-type="float" office:value="1565" table:style-name="ce38">
            <text:p><text:s text:c="2"/>1 565</text:p>
          </table:table-cell>
          <table:table-cell office:value-type="float" office:value="69" table:style-name="ce38">
            <text:p><text:s text:c="3"/>69</text:p>
          </table:table-cell>
          <table:table-cell office:value-type="float" office:value="1725" table:style-name="ce38">
            <text:p><text:s text:c="2"/>1 725</text:p>
          </table:table-cell>
          <table:table-cell office:value-type="float" office:value="49602" table:style-name="ce38">
            <text:p><text:s text:c="2"/>49 602</text:p>
          </table:table-cell>
          <table:table-cell table:number-columns-repeated="16373"/>
        </table:table-row>
        <table:table-row table:style-name="ro5">
          <table:table-cell office:value-type="float" office:value="10931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45170" table:style-name="ce37">
            <text:p><text:s text:c="2"/>45 170</text:p>
          </table:table-cell>
          <table:table-cell office:value-type="float" office:value="10579" table:style-name="ce37">
            <text:p><text:s text:c="2"/>10 579</text:p>
          </table:table-cell>
          <table:table-cell office:value-type="float" office:value="430" table:style-name="ce37">
            <text:p><text:s text:c="3"/>430</text:p>
          </table:table-cell>
          <table:table-cell office:value-type="float" office:value="190" table:style-name="ce37">
            <text:p><text:s text:c="3"/>19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312" table:style-name="ce37">
            <text:p><text:s text:c="2"/>4 312</text:p>
          </table:table-cell>
          <table:table-cell office:value-type="float" office:value="741" table:style-name="ce37">
            <text:p><text:s text:c="3"/>741</text:p>
          </table:table-cell>
          <table:table-cell office:value-type="float" office:value="5243" table:style-name="ce37">
            <text:p><text:s text:c="2"/>5 243</text:p>
          </table:table-cell>
          <table:table-cell office:value-type="float" office:value="28918" table:style-name="ce37">
            <text:p><text:s text:c="2"/>28 918</text:p>
          </table:table-cell>
          <table:table-cell table:number-columns-repeated="16373"/>
        </table:table-row>
        <table:table-row table:style-name="ro5">
          <table:table-cell office:value-type="float" office:value="10932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78044" table:style-name="ce37">
            <text:p><text:s text:c="2"/>78 044</text:p>
          </table:table-cell>
          <table:table-cell office:value-type="float" office:value="5864" table:style-name="ce37">
            <text:p><text:s text:c="2"/>5 864</text:p>
          </table:table-cell>
          <table:table-cell office:value-type="float" office:value="1957" table:style-name="ce37">
            <text:p><text:s text:c="2"/>1 957</text:p>
          </table:table-cell>
          <table:table-cell office:value-type="float" office:value="221" table:style-name="ce37">
            <text:p><text:s text:c="3"/>2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89" table:style-name="ce37">
            <text:p><text:s text:c="2"/>2 789</text:p>
          </table:table-cell>
          <table:table-cell office:value-type="float" office:value="1241" table:style-name="ce37">
            <text:p><text:s text:c="2"/>1 241</text:p>
          </table:table-cell>
          <table:table-cell office:value-type="float" office:value="4251" table:style-name="ce37">
            <text:p><text:s text:c="2"/>4 251</text:p>
          </table:table-cell>
          <table:table-cell office:value-type="float" office:value="65972" table:style-name="ce37">
            <text:p><text:s text:c="2"/>65 972</text:p>
          </table:table-cell>
          <table:table-cell table:number-columns-repeated="16373"/>
        </table:table-row>
        <table:table-row table:style-name="ro5">
          <table:table-cell office:value-type="float" office:value="10933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21187" table:style-name="ce37">
            <text:p><text:s text:c="2"/>21 187</text:p>
          </table:table-cell>
          <table:table-cell office:value-type="float" office:value="5419" table:style-name="ce37">
            <text:p><text:s text:c="2"/>5 419</text:p>
          </table:table-cell>
          <table:table-cell office:value-type="float" office:value="215" table:style-name="ce37">
            <text:p><text:s text:c="3"/>215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13" table:style-name="ce37">
            <text:p><text:s text:c="2"/>1 913</text:p>
          </table:table-cell>
          <table:table-cell office:value-type="float" office:value="84" table:style-name="ce37">
            <text:p><text:s text:c="3"/>84</text:p>
          </table:table-cell>
          <table:table-cell office:value-type="float" office:value="2004" table:style-name="ce37">
            <text:p><text:s text:c="2"/>2 004</text:p>
          </table:table-cell>
          <table:table-cell office:value-type="float" office:value="13549" table:style-name="ce37">
            <text:p><text:s text:c="2"/>13 549</text:p>
          </table:table-cell>
          <table:table-cell table:number-columns-repeated="16373"/>
        </table:table-row>
        <table:table-row table:style-name="ro5">
          <table:table-cell office:value-type="float" office:value="10934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28226" table:style-name="ce36">
            <text:p><text:s text:c="2"/>28 226</text:p>
          </table:table-cell>
          <table:table-cell office:value-type="float" office:value="8239" table:style-name="ce36">
            <text:p><text:s text:c="2"/>8 239</text:p>
          </table:table-cell>
          <table:table-cell office:value-type="float" office:value="413" table:style-name="ce36">
            <text:p><text:s text:c="3"/>413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46" table:style-name="ce36">
            <text:p><text:s text:c="2"/>1 346</text:p>
          </table:table-cell>
          <table:table-cell office:value-type="float" office:value="589" table:style-name="ce36">
            <text:p><text:s text:c="3"/>589</text:p>
          </table:table-cell>
          <table:table-cell office:value-type="float" office:value="1938" table:style-name="ce36">
            <text:p><text:s text:c="2"/>1 938</text:p>
          </table:table-cell>
          <table:table-cell office:value-type="float" office:value="17636" table:style-name="ce36">
            <text:p><text:s text:c="2"/>17 636</text:p>
          </table:table-cell>
          <table:table-cell table:number-columns-repeated="16373"/>
        </table:table-row>
        <table:table-row table:style-name="ro5">
          <table:table-cell office:value-type="float" office:value="10935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57507" table:style-name="ce36">
            <text:p><text:s text:c="2"/>57 507</text:p>
          </table:table-cell>
          <table:table-cell office:value-type="float" office:value="13446" table:style-name="ce36">
            <text:p><text:s text:c="2"/>13 446</text:p>
          </table:table-cell>
          <table:table-cell office:value-type="float" office:value="803" table:style-name="ce36">
            <text:p><text:s text:c="3"/>803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2561" table:style-name="ce36">
            <text:p><text:s text:c="2"/>2 561</text:p>
          </table:table-cell>
          <table:table-cell office:value-type="float" office:value="1097" table:style-name="ce36">
            <text:p><text:s text:c="2"/>1 097</text:p>
          </table:table-cell>
          <table:table-cell office:value-type="float" office:value="3693" table:style-name="ce36">
            <text:p><text:s text:c="2"/>3 693</text:p>
          </table:table-cell>
          <table:table-cell office:value-type="float" office:value="39565" table:style-name="ce36">
            <text:p><text:s text:c="2"/>39 565</text:p>
          </table:table-cell>
          <table:table-cell table:number-columns-repeated="16373"/>
        </table:table-row>
        <table:table-row table:style-name="ro5">
          <table:table-cell office:value-type="float" office:value="10936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49900" table:style-name="ce36">
            <text:p><text:s text:c="2"/>49 900</text:p>
          </table:table-cell>
          <table:table-cell office:value-type="float" office:value="8808" table:style-name="ce36">
            <text:p><text:s text:c="2"/>8 808</text:p>
          </table:table-cell>
          <table:table-cell office:value-type="float" office:value="1293" table:style-name="ce36">
            <text:p><text:s text:c="2"/>1 293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157" table:style-name="ce36">
            <text:p><text:s text:c="3"/>157</text:p>
          </table:table-cell>
          <table:table-cell office:value-type="float" office:value="1889" table:style-name="ce36">
            <text:p><text:s text:c="2"/>1 889</text:p>
          </table:table-cell>
          <table:table-cell office:value-type="float" office:value="996" table:style-name="ce36">
            <text:p><text:s text:c="3"/>996</text:p>
          </table:table-cell>
          <table:table-cell office:value-type="float" office:value="3103" table:style-name="ce36">
            <text:p><text:s text:c="2"/>3 103</text:p>
          </table:table-cell>
          <table:table-cell office:value-type="float" office:value="36696" table:style-name="ce36">
            <text:p><text:s text:c="2"/>36 696</text:p>
          </table:table-cell>
          <table:table-cell table:number-columns-repeated="16373"/>
        </table:table-row>
        <table:table-row table:style-name="ro5">
          <table:table-cell office:value-type="float" office:value="10937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87929" table:style-name="ce36">
            <text:p><text:s text:c="2"/>187 929</text:p>
          </table:table-cell>
          <table:table-cell office:value-type="float" office:value="53770" table:style-name="ce36">
            <text:p><text:s text:c="2"/>53 770</text:p>
          </table:table-cell>
          <table:table-cell office:value-type="float" office:value="940" table:style-name="ce36">
            <text:p><text:s text:c="3"/>940</text:p>
          </table:table-cell>
          <table:table-cell office:value-type="float" office:value="333" table:style-name="ce36">
            <text:p><text:s text:c="3"/>333</text:p>
          </table:table-cell>
          <table:table-cell office:value-type="float" office:value="446" table:style-name="ce36">
            <text:p><text:s text:c="3"/>446</text:p>
          </table:table-cell>
          <table:table-cell office:value-type="float" office:value="16110" table:style-name="ce36">
            <text:p><text:s text:c="2"/>16 110</text:p>
          </table:table-cell>
          <table:table-cell office:value-type="float" office:value="2801" table:style-name="ce36">
            <text:p><text:s text:c="2"/>2 801</text:p>
          </table:table-cell>
          <table:table-cell office:value-type="float" office:value="19690" table:style-name="ce36">
            <text:p><text:s text:c="2"/>19 690</text:p>
          </table:table-cell>
          <table:table-cell office:value-type="float" office:value="113529" table:style-name="ce36">
            <text:p><text:s text:c="2"/>113 529</text:p>
          </table:table-cell>
          <table:table-cell table:number-columns-repeated="16373"/>
        </table:table-row>
        <table:table-row table:style-name="ro5">
          <table:table-cell office:value-type="float" office:value="11001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134989" table:style-name="ce36">
            <text:p><text:s text:c="2"/>134 989</text:p>
          </table:table-cell>
          <table:table-cell office:value-type="float" office:value="23388" table:style-name="ce36">
            <text:p><text:s text:c="2"/>23 388</text:p>
          </table:table-cell>
          <table:table-cell office:value-type="float" office:value="2061" table:style-name="ce36">
            <text:p><text:s text:c="2"/>2 061</text:p>
          </table:table-cell>
          <table:table-cell office:value-type="float" office:value="247" table:style-name="ce36">
            <text:p><text:s text:c="3"/>247</text:p>
          </table:table-cell>
          <table:table-cell office:value-type="float" office:value="4511" table:style-name="ce36">
            <text:p><text:s text:c="2"/>4 511</text:p>
          </table:table-cell>
          <table:table-cell office:value-type="float" office:value="13364" table:style-name="ce36">
            <text:p><text:s text:c="2"/>13 364</text:p>
          </table:table-cell>
          <table:table-cell office:value-type="float" office:value="7268" table:style-name="ce36">
            <text:p><text:s text:c="2"/>7 268</text:p>
          </table:table-cell>
          <table:table-cell office:value-type="float" office:value="25390" table:style-name="ce36">
            <text:p><text:s text:c="2"/>25 390</text:p>
          </table:table-cell>
          <table:table-cell office:value-type="float" office:value="84150" table:style-name="ce36">
            <text:p><text:s text:c="2"/>84 150</text:p>
          </table:table-cell>
          <table:table-cell table:number-columns-repeated="16373"/>
        </table:table-row>
        <table:table-row table:style-name="ro5">
          <table:table-cell office:value-type="float" office:value="12001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34514" table:style-name="ce37">
            <text:p><text:s text:c="2"/>34 514</text:p>
          </table:table-cell>
          <table:table-cell office:value-type="float" office:value="3052" table:style-name="ce37">
            <text:p><text:s text:c="2"/>3 052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3570" table:style-name="ce37">
            <text:p><text:s text:c="2"/>3 570</text:p>
          </table:table-cell>
          <table:table-cell office:value-type="float" office:value="4012" table:style-name="ce37">
            <text:p><text:s text:c="2"/>4 012</text:p>
          </table:table-cell>
          <table:table-cell office:value-type="float" office:value="765" table:style-name="ce37">
            <text:p><text:s text:c="3"/>765</text:p>
          </table:table-cell>
          <table:table-cell office:value-type="float" office:value="8367" table:style-name="ce37">
            <text:p><text:s text:c="2"/>8 367</text:p>
          </table:table-cell>
          <table:table-cell office:value-type="float" office:value="23066" table:style-name="ce37">
            <text:p><text:s text:c="2"/>23 066</text:p>
          </table:table-cell>
          <table:table-cell table:number-columns-repeated="16373"/>
        </table:table-row>
        <table:table-row table:style-name="ro5">
          <table:table-cell office:value-type="float" office:value="13001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4167" table:style-name="ce37">
            <text:p><text:s text:c="2"/>14 167</text:p>
          </table:table-cell>
          <table:table-cell office:value-type="float" office:value="1965" table:style-name="ce37">
            <text:p><text:s text:c="2"/>1 965</text:p>
          </table:table-cell>
          <table:table-cell office:value-type="float" office:value="147" table:style-name="ce37">
            <text:p><text:s text:c="3"/>147</text:p>
          </table:table-cell>
          <table:table-cell office:value-type="float" office:value="292" table:style-name="ce37">
            <text:p><text:s text:c="3"/>29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7" table:style-name="ce37">
            <text:p><text:s text:c="3"/>377</text:p>
          </table:table-cell>
          <table:table-cell office:value-type="float" office:value="381" table:style-name="ce37">
            <text:p><text:s text:c="3"/>381</text:p>
          </table:table-cell>
          <table:table-cell office:value-type="float" office:value="1050" table:style-name="ce37">
            <text:p><text:s text:c="2"/>1 050</text:p>
          </table:table-cell>
          <table:table-cell office:value-type="float" office:value="11005" table:style-name="ce37">
            <text:p><text:s text:c="2"/>11 005</text:p>
          </table:table-cell>
          <table:table-cell table:number-columns-repeated="16373"/>
        </table:table-row>
        <table:table-row table:style-name="ro5">
          <table:table-cell office:value-type="float" office:value="13002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28083" table:style-name="ce37">
            <text:p><text:s text:c="2"/>28 083</text:p>
          </table:table-cell>
          <table:table-cell office:value-type="float" office:value="4533" table:style-name="ce37">
            <text:p><text:s text:c="2"/>4 533</text:p>
          </table:table-cell>
          <table:table-cell office:value-type="float" office:value="313" table:style-name="ce37">
            <text:p><text:s text:c="3"/>313</text:p>
          </table:table-cell>
          <table:table-cell office:value-type="float" office:value="896" table:style-name="ce37">
            <text:p><text:s text:c="3"/>896</text:p>
          </table:table-cell>
          <table:table-cell office:value-type="float" office:value="58" table:style-name="ce37">
            <text:p><text:s text:c="3"/>58</text:p>
          </table:table-cell>
          <table:table-cell office:value-type="float" office:value="984" table:style-name="ce37">
            <text:p><text:s text:c="3"/>984</text:p>
          </table:table-cell>
          <table:table-cell office:value-type="float" office:value="811" table:style-name="ce37">
            <text:p><text:s text:c="3"/>811</text:p>
          </table:table-cell>
          <table:table-cell office:value-type="float" office:value="2749" table:style-name="ce37">
            <text:p><text:s text:c="2"/>2 749</text:p>
          </table:table-cell>
          <table:table-cell office:value-type="float" office:value="20488" table:style-name="ce37">
            <text:p><text:s text:c="2"/>20 488</text:p>
          </table:table-cell>
          <table:table-cell table:number-columns-repeated="16373"/>
        </table:table-row>
        <table:table-row table:style-name="ro5">
          <table:table-cell office:value-type="float" office:value="13003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47813" table:style-name="ce37">
            <text:p><text:s text:c="2"/>47 813</text:p>
          </table:table-cell>
          <table:table-cell office:value-type="float" office:value="14555" table:style-name="ce37">
            <text:p><text:s text:c="2"/>14 555</text:p>
          </table:table-cell>
          <table:table-cell office:value-type="float" office:value="444" table:style-name="ce37">
            <text:p><text:s text:c="3"/>444</text:p>
          </table:table-cell>
          <table:table-cell office:value-type="float" office:value="581" table:style-name="ce37">
            <text:p><text:s text:c="3"/>581</text:p>
          </table:table-cell>
          <table:table-cell office:value-type="float" office:value="256" table:style-name="ce37">
            <text:p><text:s text:c="3"/>256</text:p>
          </table:table-cell>
          <table:table-cell office:value-type="float" office:value="4492" table:style-name="ce37">
            <text:p><text:s text:c="2"/>4 492</text:p>
          </table:table-cell>
          <table:table-cell office:value-type="float" office:value="815" table:style-name="ce37">
            <text:p><text:s text:c="3"/>815</text:p>
          </table:table-cell>
          <table:table-cell office:value-type="float" office:value="6144" table:style-name="ce37">
            <text:p><text:s text:c="2"/>6 144</text:p>
          </table:table-cell>
          <table:table-cell office:value-type="float" office:value="26670" table:style-name="ce37">
            <text:p><text:s text:c="2"/>26 670</text:p>
          </table:table-cell>
          <table:table-cell table:number-columns-repeated="16373"/>
        </table:table-row>
        <table:table-row table:style-name="ro5">
          <table:table-cell office:value-type="float" office:value="14001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143949" table:style-name="ce38">
            <text:p><text:s text:c="2"/>143 949</text:p>
          </table:table-cell>
          <table:table-cell office:value-type="float" office:value="51787" table:style-name="ce38">
            <text:p><text:s text:c="2"/>51 787</text:p>
          </table:table-cell>
          <table:table-cell office:value-type="float" office:value="1195" table:style-name="ce38">
            <text:p><text:s text:c="2"/>1 195</text:p>
          </table:table-cell>
          <table:table-cell office:value-type="float" office:value="1595" table:style-name="ce38">
            <text:p><text:s text:c="2"/>1 59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370" table:style-name="ce38">
            <text:p><text:s text:c="2"/>17 370</text:p>
          </table:table-cell>
          <table:table-cell office:value-type="float" office:value="1940" table:style-name="ce38">
            <text:p><text:s text:c="2"/>1 940</text:p>
          </table:table-cell>
          <table:table-cell office:value-type="float" office:value="20905" table:style-name="ce38">
            <text:p><text:s text:c="2"/>20 905</text:p>
          </table:table-cell>
          <table:table-cell office:value-type="float" office:value="70062" table:style-name="ce38">
            <text:p><text:s text:c="2"/>70 062</text:p>
          </table:table-cell>
          <table:table-cell table:number-columns-repeated="16373"/>
        </table:table-row>
        <table:table-row table:style-name="ro5">
          <table:table-cell office:value-type="float" office:value="15001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76403" table:style-name="ce36">
            <text:p><text:s text:c="2"/>76 403</text:p>
          </table:table-cell>
          <table:table-cell office:value-type="float" office:value="20728" table:style-name="ce36">
            <text:p><text:s text:c="2"/>20 728</text:p>
          </table:table-cell>
          <table:table-cell office:value-type="float" office:value="732" table:style-name="ce36">
            <text:p><text:s text:c="3"/>732</text:p>
          </table:table-cell>
          <table:table-cell office:value-type="float" office:value="831" table:style-name="ce36">
            <text:p><text:s text:c="3"/>831</text:p>
          </table:table-cell>
          <table:table-cell office:value-type="float" office:value="215" table:style-name="ce36">
            <text:p><text:s text:c="3"/>215</text:p>
          </table:table-cell>
          <table:table-cell office:value-type="float" office:value="8258" table:style-name="ce36">
            <text:p><text:s text:c="2"/>8 258</text:p>
          </table:table-cell>
          <table:table-cell office:value-type="float" office:value="1160" table:style-name="ce36">
            <text:p><text:s text:c="2"/>1 160</text:p>
          </table:table-cell>
          <table:table-cell office:value-type="float" office:value="10464" table:style-name="ce36">
            <text:p><text:s text:c="2"/>10 464</text:p>
          </table:table-cell>
          <table:table-cell office:value-type="float" office:value="44479" table:style-name="ce36">
            <text:p><text:s text:c="2"/>44 479</text:p>
          </table:table-cell>
          <table:table-cell table:number-columns-repeated="16373"/>
        </table:table-row>
        <table:table-row table:style-name="ro5">
          <table:table-cell office:value-type="float" office:value="16001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35437" table:style-name="ce36">
            <text:p><text:s text:c="2"/>35 437</text:p>
          </table:table-cell>
          <table:table-cell office:value-type="float" office:value="6116" table:style-name="ce36">
            <text:p><text:s text:c="2"/>6 116</text:p>
          </table:table-cell>
          <table:table-cell office:value-type="float" office:value="581" table:style-name="ce36">
            <text:p><text:s text:c="3"/>581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220" table:style-name="ce36">
            <text:p><text:s text:c="3"/>220</text:p>
          </table:table-cell>
          <table:table-cell office:value-type="float" office:value="1804" table:style-name="ce36">
            <text:p><text:s text:c="2"/>1 804</text:p>
          </table:table-cell>
          <table:table-cell office:value-type="float" office:value="521" table:style-name="ce36">
            <text:p><text:s text:c="3"/>521</text:p>
          </table:table-cell>
          <table:table-cell office:value-type="float" office:value="2576" table:style-name="ce36">
            <text:p><text:s text:c="2"/>2 576</text:p>
          </table:table-cell>
          <table:table-cell office:value-type="float" office:value="26164" table:style-name="ce36">
            <text:p><text:s text:c="2"/>26 164</text:p>
          </table:table-cell>
          <table:table-cell table:number-columns-repeated="16373"/>
        </table:table-row>
        <table:table-row table:style-name="ro5">
          <table:table-cell office:value-type="float" office:value="17001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26584" table:style-name="ce36">
            <text:p><text:s text:c="2"/>26 584</text:p>
          </table:table-cell>
          <table:table-cell office:value-type="float" office:value="1124" table:style-name="ce36">
            <text:p><text:s text:c="2"/>1 124</text:p>
          </table:table-cell>
          <table:table-cell office:value-type="float" office:value="380" table:style-name="ce36">
            <text:p><text:s text:c="3"/>380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5" table:style-name="ce36">
            <text:p><text:s text:c="3"/>145</text:p>
          </table:table-cell>
          <table:table-cell office:value-type="float" office:value="169" table:style-name="ce36">
            <text:p><text:s text:c="3"/>169</text:p>
          </table:table-cell>
          <table:table-cell office:value-type="float" office:value="24911" table:style-name="ce36">
            <text:p><text:s text:c="2"/>24 911</text:p>
          </table:table-cell>
          <table:table-cell table:number-columns-repeated="16373"/>
        </table:table-row>
        <table:table-row table:style-name="ro5">
          <table:table-cell office:value-type="float" office:value="17002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91269" table:style-name="ce36">
            <text:p><text:s text:c="2"/>91 269</text:p>
          </table:table-cell>
          <table:table-cell office:value-type="float" office:value="16783" table:style-name="ce36">
            <text:p><text:s text:c="2"/>16 783</text:p>
          </table:table-cell>
          <table:table-cell office:value-type="float" office:value="1168" table:style-name="ce36">
            <text:p><text:s text:c="2"/>1 168</text:p>
          </table:table-cell>
          <table:table-cell office:value-type="float" office:value="210" table:style-name="ce36">
            <text:p><text:s text:c="3"/>210</text:p>
          </table:table-cell>
          <table:table-cell office:value-type="float" office:value="1365" table:style-name="ce36">
            <text:p><text:s text:c="2"/>1 365</text:p>
          </table:table-cell>
          <table:table-cell office:value-type="float" office:value="5443" table:style-name="ce36">
            <text:p><text:s text:c="2"/>5 443</text:p>
          </table:table-cell>
          <table:table-cell office:value-type="float" office:value="1787" table:style-name="ce36">
            <text:p><text:s text:c="2"/>1 787</text:p>
          </table:table-cell>
          <table:table-cell office:value-type="float" office:value="8805" table:style-name="ce36">
            <text:p><text:s text:c="2"/>8 805</text:p>
          </table:table-cell>
          <table:table-cell office:value-type="float" office:value="64513" table:style-name="ce36">
            <text:p><text:s text:c="2"/>64 513</text:p>
          </table:table-cell>
          <table:table-cell table:number-columns-repeated="16373"/>
        </table:table-row>
        <table:table-row table:style-name="ro5">
          <table:table-cell office:value-type="float" office:value="18001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36630" table:style-name="ce36">
            <text:p><text:s text:c="2"/>36 630</text:p>
          </table:table-cell>
          <table:table-cell office:value-type="float" office:value="12900" table:style-name="ce36">
            <text:p><text:s text:c="2"/>12 900</text:p>
          </table:table-cell>
          <table:table-cell office:value-type="float" office:value="349" table:style-name="ce36">
            <text:p><text:s text:c="3"/>349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89" table:style-name="ce36">
            <text:p><text:s text:c="3"/>89</text:p>
          </table:table-cell>
          <table:table-cell office:value-type="float" office:value="2316" table:style-name="ce36">
            <text:p><text:s text:c="2"/>2 316</text:p>
          </table:table-cell>
          <table:table-cell office:value-type="float" office:value="734" table:style-name="ce36">
            <text:p><text:s text:c="3"/>734</text:p>
          </table:table-cell>
          <table:table-cell office:value-type="float" office:value="3157" table:style-name="ce36">
            <text:p><text:s text:c="2"/>3 157</text:p>
          </table:table-cell>
          <table:table-cell office:value-type="float" office:value="20224" table:style-name="ce36">
            <text:p><text:s text:c="2"/>20 224</text:p>
          </table:table-cell>
          <table:table-cell table:number-columns-repeated="16373"/>
        </table:table-row>
        <table:table-row table:style-name="ro5">
          <table:table-cell office:value-type="float" office:value="19911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18680" table:style-name="ce37">
            <text:p><text:s text:c="2"/>18 680</text:p>
          </table:table-cell>
          <table:table-cell office:value-type="float" office:value="1034" table:style-name="ce37">
            <text:p><text:s text:c="2"/>1 034</text:p>
          </table:table-cell>
          <table:table-cell office:value-type="float" office:value="202" table:style-name="ce37">
            <text:p><text:s text:c="3"/>20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12" table:style-name="ce37">
            <text:p><text:s text:c="2"/>1 912</text:p>
          </table:table-cell>
          <table:table-cell office:value-type="float" office:value="2143" table:style-name="ce37">
            <text:p><text:s text:c="2"/>2 143</text:p>
          </table:table-cell>
          <table:table-cell office:value-type="float" office:value="4055" table:style-name="ce37">
            <text:p><text:s text:c="2"/>4 055</text:p>
          </table:table-cell>
          <table:table-cell office:value-type="float" office:value="13389" table:style-name="ce37">
            <text:p><text:s text:c="2"/>13 389</text:p>
          </table:table-cell>
          <table:table-cell table:number-columns-repeated="16373"/>
        </table:table-row>
        <table:table-row table:style-name="ro5">
          <table:table-cell office:value-type="float" office:value="19912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163932" table:style-name="ce37">
            <text:p><text:s text:c="2"/>163 932</text:p>
          </table:table-cell>
          <table:table-cell office:value-type="float" office:value="33080" table:style-name="ce37">
            <text:p><text:s text:c="2"/>33 080</text:p>
          </table:table-cell>
          <table:table-cell office:value-type="float" office:value="1076" table:style-name="ce37">
            <text:p><text:s text:c="2"/>1 07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376" table:style-name="ce37">
            <text:p><text:s text:c="2"/>36 37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376" table:style-name="ce37">
            <text:p><text:s text:c="2"/>36 376</text:p>
          </table:table-cell>
          <table:table-cell office:value-type="float" office:value="93400" table:style-name="ce37">
            <text:p><text:s text:c="2"/>93 400</text:p>
          </table:table-cell>
          <table:table-cell table:number-columns-repeated="16373"/>
        </table:table-row>
        <table:table-row table:style-name="ro5">
          <table:table-cell office:value-type="float" office:value="19913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15077" table:style-name="ce37">
            <text:p><text:s text:c="2"/>15 07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5" table:style-name="ce37">
            <text:p><text:s text:c="3"/>36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54" table:style-name="ce37">
            <text:p><text:s text:c="3"/>754</text:p>
          </table:table-cell>
          <table:table-cell office:value-type="float" office:value="754" table:style-name="ce37">
            <text:p><text:s text:c="3"/>754</text:p>
          </table:table-cell>
          <table:table-cell office:value-type="float" office:value="13958" table:style-name="ce37">
            <text:p><text:s text:c="2"/>13 958</text:p>
          </table:table-cell>
          <table:table-cell table:number-columns-repeated="16373"/>
        </table:table-row>
        <table:table-row table:style-name="ro5">
          <table:table-cell office:value-type="float" office:value="19914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15491" table:style-name="ce37">
            <text:p><text:s text:c="2"/>15 491</text:p>
          </table:table-cell>
          <table:table-cell office:value-type="float" office:value="794" table:style-name="ce37">
            <text:p><text:s text:c="3"/>794</text:p>
          </table:table-cell>
          <table:table-cell office:value-type="float" office:value="502" table:style-name="ce37">
            <text:p><text:s text:c="3"/>50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14" table:style-name="ce37">
            <text:p><text:s text:c="2"/>1 814</text:p>
          </table:table-cell>
          <table:table-cell office:value-type="float" office:value="1814" table:style-name="ce37">
            <text:p><text:s text:c="2"/>1 814</text:p>
          </table:table-cell>
          <table:table-cell office:value-type="float" office:value="12381" table:style-name="ce37">
            <text:p><text:s text:c="2"/>12 381</text:p>
          </table:table-cell>
          <table:table-cell table:number-columns-repeated="16373"/>
        </table:table-row>
        <table:table-row table:style-name="ro5">
          <table:table-cell office:value-type="float" office:value="19915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135467" table:style-name="ce38">
            <text:p><text:s text:c="2"/>135 467</text:p>
          </table:table-cell>
          <table:table-cell office:value-type="float" office:value="16511" table:style-name="ce38">
            <text:p><text:s text:c="2"/>16 511</text:p>
          </table:table-cell>
          <table:table-cell office:value-type="float" office:value="1720" table:style-name="ce38">
            <text:p><text:s text:c="2"/>1 72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936" table:style-name="ce38">
            <text:p><text:s text:c="2"/>7 93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936" table:style-name="ce38">
            <text:p><text:s text:c="2"/>7 936</text:p>
          </table:table-cell>
          <table:table-cell office:value-type="float" office:value="109300" table:style-name="ce38">
            <text:p><text:s text:c="2"/>109 300</text:p>
          </table:table-cell>
          <table:table-cell table:number-columns-repeated="16373"/>
        </table:table-row>
        <table:table-row table:style-name="ro5">
          <table:table-cell office:value-type="float" office:value="19916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232244" table:style-name="ce36">
            <text:p><text:s text:c="2"/>232 244</text:p>
          </table:table-cell>
          <table:table-cell office:value-type="float" office:value="21021" table:style-name="ce36">
            <text:p><text:s text:c="2"/>21 021</text:p>
          </table:table-cell>
          <table:table-cell office:value-type="float" office:value="1297" table:style-name="ce36">
            <text:p><text:s text:c="2"/>1 297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5439" table:style-name="ce36">
            <text:p><text:s text:c="2"/>5 439</text:p>
          </table:table-cell>
          <table:table-cell office:value-type="float" office:value="37688" table:style-name="ce36">
            <text:p><text:s text:c="2"/>37 688</text:p>
          </table:table-cell>
          <table:table-cell office:value-type="float" office:value="43238" table:style-name="ce36">
            <text:p><text:s text:c="2"/>43 238</text:p>
          </table:table-cell>
          <table:table-cell office:value-type="float" office:value="166688" table:style-name="ce36">
            <text:p><text:s text:c="2"/>166 688</text:p>
          </table:table-cell>
          <table:table-cell table:number-columns-repeated="16373"/>
        </table:table-row>
        <table:table-row table:style-name="ro5">
          <table:table-cell office:value-type="float" office:value="19921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91485" table:style-name="ce36">
            <text:p><text:s text:c="2"/>91 485</text:p>
          </table:table-cell>
          <table:table-cell office:value-type="float" office:value="10595" table:style-name="ce36">
            <text:p><text:s text:c="2"/>10 595</text:p>
          </table:table-cell>
          <table:table-cell office:value-type="float" office:value="1122" table:style-name="ce36">
            <text:p><text:s text:c="2"/>1 122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969" table:style-name="ce36">
            <text:p><text:s text:c="2"/>8 969</text:p>
          </table:table-cell>
          <table:table-cell office:value-type="float" office:value="4083" table:style-name="ce36">
            <text:p><text:s text:c="2"/>4 083</text:p>
          </table:table-cell>
          <table:table-cell office:value-type="float" office:value="13070" table:style-name="ce36">
            <text:p><text:s text:c="2"/>13 070</text:p>
          </table:table-cell>
          <table:table-cell office:value-type="float" office:value="66698" table:style-name="ce36">
            <text:p><text:s text:c="2"/>66 698</text:p>
          </table:table-cell>
          <table:table-cell table:number-columns-repeated="16373"/>
        </table:table-row>
        <table:table-row table:style-name="ro5">
          <table:table-cell office:value-type="float" office:value="20911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71499" table:style-name="ce36">
            <text:p><text:s text:c="2"/>71 499</text:p>
          </table:table-cell>
          <table:table-cell office:value-type="float" office:value="7884" table:style-name="ce36">
            <text:p><text:s text:c="2"/>7 884</text:p>
          </table:table-cell>
          <table:table-cell office:value-type="float" office:value="1144" table:style-name="ce36">
            <text:p><text:s text:c="2"/>1 144</text:p>
          </table:table-cell>
          <table:table-cell office:value-type="float" office:value="301" table:style-name="ce36">
            <text:p><text:s text:c="3"/>301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858" table:style-name="ce36">
            <text:p><text:s text:c="3"/>858</text:p>
          </table:table-cell>
          <table:table-cell office:value-type="float" office:value="2607" table:style-name="ce36">
            <text:p><text:s text:c="2"/>2 607</text:p>
          </table:table-cell>
          <table:table-cell office:value-type="float" office:value="3772" table:style-name="ce36">
            <text:p><text:s text:c="2"/>3 772</text:p>
          </table:table-cell>
          <table:table-cell office:value-type="float" office:value="58699" table:style-name="ce36">
            <text:p><text:s text:c="2"/>58 699</text:p>
          </table:table-cell>
          <table:table-cell table:number-columns-repeated="16373"/>
        </table:table-row>
        <table:table-row table:style-name="ro5">
          <table:table-cell office:value-type="float" office:value="20912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59176" table:style-name="ce36">
            <text:p><text:s text:c="2"/>59 176</text:p>
          </table:table-cell>
          <table:table-cell office:value-type="float" office:value="7911" table:style-name="ce36">
            <text:p><text:s text:c="2"/>7 911</text:p>
          </table:table-cell>
          <table:table-cell office:value-type="float" office:value="835" table:style-name="ce36">
            <text:p><text:s text:c="3"/>835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15" table:style-name="ce36">
            <text:p><text:s text:c="2"/>2 515</text:p>
          </table:table-cell>
          <table:table-cell office:value-type="float" office:value="1696" table:style-name="ce36">
            <text:p><text:s text:c="2"/>1 696</text:p>
          </table:table-cell>
          <table:table-cell office:value-type="float" office:value="4243" table:style-name="ce36">
            <text:p><text:s text:c="2"/>4 243</text:p>
          </table:table-cell>
          <table:table-cell office:value-type="float" office:value="46187" table:style-name="ce36">
            <text:p><text:s text:c="2"/>46 187</text:p>
          </table:table-cell>
          <table:table-cell table:number-columns-repeated="16373"/>
        </table:table-row>
        <table:table-row table:style-name="ro5">
          <table:table-cell office:value-type="float" office:value="20913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74010" table:style-name="ce36">
            <text:p><text:s text:c="2"/>74 010</text:p>
          </table:table-cell>
          <table:table-cell office:value-type="float" office:value="6052" table:style-name="ce36">
            <text:p><text:s text:c="2"/>6 052</text:p>
          </table:table-cell>
          <table:table-cell office:value-type="float" office:value="1005" table:style-name="ce36">
            <text:p><text:s text:c="2"/>1 005</text:p>
          </table:table-cell>
          <table:table-cell office:value-type="float" office:value="937" table:style-name="ce36">
            <text:p><text:s text:c="3"/>937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2714" table:style-name="ce36">
            <text:p><text:s text:c="2"/>2 714</text:p>
          </table:table-cell>
          <table:table-cell office:value-type="float" office:value="3681" table:style-name="ce36">
            <text:p><text:s text:c="2"/>3 681</text:p>
          </table:table-cell>
          <table:table-cell office:value-type="float" office:value="63272" table:style-name="ce36">
            <text:p><text:s text:c="2"/>63 272</text:p>
          </table:table-cell>
          <table:table-cell table:number-columns-repeated="16373"/>
        </table:table-row>
        <table:table-row table:style-name="ro5">
          <table:table-cell office:value-type="float" office:value="20914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63144" table:style-name="ce37">
            <text:p><text:s text:c="2"/>63 144</text:p>
          </table:table-cell>
          <table:table-cell office:value-type="float" office:value="6031" table:style-name="ce37">
            <text:p><text:s text:c="2"/>6 031</text:p>
          </table:table-cell>
          <table:table-cell office:value-type="float" office:value="867" table:style-name="ce37">
            <text:p><text:s text:c="3"/>867</text:p>
          </table:table-cell>
          <table:table-cell office:value-type="float" office:value="1478" table:style-name="ce37">
            <text:p><text:s text:c="2"/>1 478</text:p>
          </table:table-cell>
          <table:table-cell office:value-type="float" office:value="39" table:style-name="ce37">
            <text:p><text:s text:c="3"/>39</text:p>
          </table:table-cell>
          <table:table-cell office:value-type="float" office:value="149" table:style-name="ce37">
            <text:p><text:s text:c="3"/>149</text:p>
          </table:table-cell>
          <table:table-cell office:value-type="float" office:value="1735" table:style-name="ce37">
            <text:p><text:s text:c="2"/>1 735</text:p>
          </table:table-cell>
          <table:table-cell office:value-type="float" office:value="3401" table:style-name="ce37">
            <text:p><text:s text:c="2"/>3 401</text:p>
          </table:table-cell>
          <table:table-cell office:value-type="float" office:value="52845" table:style-name="ce37">
            <text:p><text:s text:c="2"/>52 845</text:p>
          </table:table-cell>
          <table:table-cell table:number-columns-repeated="16373"/>
        </table:table-row>
        <table:table-row table:style-name="ro5">
          <table:table-cell office:value-type="float" office:value="20921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52658" table:style-name="ce38">
            <text:p><text:s text:c="2"/>52 658</text:p>
          </table:table-cell>
          <table:table-cell office:value-type="float" office:value="5690" table:style-name="ce38">
            <text:p><text:s text:c="2"/>5 69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11" table:style-name="ce38">
            <text:p><text:s text:c="3"/>51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84" table:style-name="ce38">
            <text:p><text:s text:c="2"/>1 984</text:p>
          </table:table-cell>
          <table:table-cell office:value-type="float" office:value="1783" table:style-name="ce38">
            <text:p><text:s text:c="2"/>1 783</text:p>
          </table:table-cell>
          <table:table-cell office:value-type="float" office:value="4278" table:style-name="ce38">
            <text:p><text:s text:c="2"/>4 278</text:p>
          </table:table-cell>
          <table:table-cell office:value-type="float" office:value="42690" table:style-name="ce38">
            <text:p><text:s text:c="2"/>42 690</text:p>
          </table:table-cell>
          <table:table-cell table:number-columns-repeated="16373"/>
        </table:table-row>
        <table:table-row table:style-name="ro5">
          <table:table-cell office:value-type="float" office:value="20922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41814" table:style-name="ce38">
            <text:p><text:s text:c="2"/>41 814</text:p>
          </table:table-cell>
          <table:table-cell office:value-type="float" office:value="3367" table:style-name="ce38">
            <text:p><text:s text:c="2"/>3 367</text:p>
          </table:table-cell>
          <table:table-cell office:value-type="float" office:value="523" table:style-name="ce38">
            <text:p><text:s text:c="3"/>523</text:p>
          </table:table-cell>
          <table:table-cell office:value-type="float" office:value="557" table:style-name="ce38">
            <text:p><text:s text:c="3"/>557</text:p>
          </table:table-cell>
          <table:table-cell office:value-type="float" office:value="343" table:style-name="ce38">
            <text:p><text:s text:c="3"/>343</text:p>
          </table:table-cell>
          <table:table-cell office:value-type="float" office:value="405" table:style-name="ce38">
            <text:p><text:s text:c="3"/>405</text:p>
          </table:table-cell>
          <table:table-cell office:value-type="float" office:value="1114" table:style-name="ce38">
            <text:p><text:s text:c="2"/>1 114</text:p>
          </table:table-cell>
          <table:table-cell office:value-type="float" office:value="2419" table:style-name="ce38">
            <text:p><text:s text:c="2"/>2 419</text:p>
          </table:table-cell>
          <table:table-cell office:value-type="float" office:value="35505" table:style-name="ce38">
            <text:p><text:s text:c="2"/>35 505</text:p>
          </table:table-cell>
          <table:table-cell table:number-columns-repeated="16373"/>
        </table:table-row>
        <table:table-row table:style-name="ro5">
          <table:table-cell office:value-type="float" office:value="20923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27373" table:style-name="ce37">
            <text:p><text:s text:c="2"/>27 373</text:p>
          </table:table-cell>
          <table:table-cell office:value-type="float" office:value="4571" table:style-name="ce37">
            <text:p><text:s text:c="2"/>4 571</text:p>
          </table:table-cell>
          <table:table-cell office:value-type="float" office:value="343" table:style-name="ce37">
            <text:p><text:s text:c="3"/>343</text:p>
          </table:table-cell>
          <table:table-cell office:value-type="float" office:value="170" table:style-name="ce37">
            <text:p><text:s text:c="3"/>170</text:p>
          </table:table-cell>
          <table:table-cell office:value-type="float" office:value="336" table:style-name="ce37">
            <text:p><text:s text:c="3"/>336</text:p>
          </table:table-cell>
          <table:table-cell office:value-type="float" office:value="2020" table:style-name="ce37">
            <text:p><text:s text:c="2"/>2 020</text:p>
          </table:table-cell>
          <table:table-cell office:value-type="float" office:value="707" table:style-name="ce37">
            <text:p><text:s text:c="3"/>707</text:p>
          </table:table-cell>
          <table:table-cell office:value-type="float" office:value="3233" table:style-name="ce37">
            <text:p><text:s text:c="2"/>3 233</text:p>
          </table:table-cell>
          <table:table-cell office:value-type="float" office:value="19226" table:style-name="ce37">
            <text:p><text:s text:c="2"/>19 226</text:p>
          </table:table-cell>
          <table:table-cell table:number-columns-repeated="16373"/>
        </table:table-row>
        <table:table-row table:style-name="ro5">
          <table:table-cell office:value-type="float" office:value="20931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107640" table:style-name="ce38">
            <text:p><text:s text:c="2"/>107 640</text:p>
          </table:table-cell>
          <table:table-cell office:value-type="float" office:value="34553" table:style-name="ce38">
            <text:p><text:s text:c="2"/>34 553</text:p>
          </table:table-cell>
          <table:table-cell office:value-type="float" office:value="848" table:style-name="ce38">
            <text:p><text:s text:c="3"/>848</text:p>
          </table:table-cell>
          <table:table-cell office:value-type="float" office:value="324" table:style-name="ce38">
            <text:p><text:s text:c="3"/>324</text:p>
          </table:table-cell>
          <table:table-cell office:value-type="float" office:value="3246" table:style-name="ce38">
            <text:p><text:s text:c="2"/>3 246</text:p>
          </table:table-cell>
          <table:table-cell office:value-type="float" office:value="16144" table:style-name="ce38">
            <text:p><text:s text:c="2"/>16 144</text:p>
          </table:table-cell>
          <table:table-cell office:value-type="float" office:value="1663" table:style-name="ce38">
            <text:p><text:s text:c="2"/>1 663</text:p>
          </table:table-cell>
          <table:table-cell office:value-type="float" office:value="21377" table:style-name="ce38">
            <text:p><text:s text:c="2"/>21 377</text:p>
          </table:table-cell>
          <table:table-cell office:value-type="float" office:value="50862" table:style-name="ce38">
            <text:p><text:s text:c="2"/>50 862</text:p>
          </table:table-cell>
          <table:table-cell table:number-columns-repeated="16373"/>
        </table:table-row>
        <table:table-row table:style-name="ro5">
          <table:table-cell office:value-type="float" office:value="21001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158062" table:style-name="ce36">
            <text:p><text:s text:c="2"/>158 062</text:p>
          </table:table-cell>
          <table:table-cell office:value-type="float" office:value="40374" table:style-name="ce36">
            <text:p><text:s text:c="2"/>40 374</text:p>
          </table:table-cell>
          <table:table-cell office:value-type="float" office:value="1485" table:style-name="ce36">
            <text:p><text:s text:c="2"/>1 485</text:p>
          </table:table-cell>
          <table:table-cell office:value-type="float" office:value="974" table:style-name="ce36">
            <text:p><text:s text:c="3"/>9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753" table:style-name="ce36">
            <text:p><text:s text:c="2"/>19 753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20734" table:style-name="ce36">
            <text:p><text:s text:c="2"/>20 734</text:p>
          </table:table-cell>
          <table:table-cell office:value-type="float" office:value="95469" table:style-name="ce36">
            <text:p><text:s text:c="2"/>95 469</text:p>
          </table:table-cell>
          <table:table-cell table:number-columns-repeated="16373"/>
        </table:table-row>
        <table:table-row table:style-name="ro5">
          <table:table-cell office:value-type="float" office:value="22001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42823" table:style-name="ce36">
            <text:p><text:s text:c="2"/>42 823</text:p>
          </table:table-cell>
          <table:table-cell office:value-type="float" office:value="5257" table:style-name="ce36">
            <text:p><text:s text:c="2"/>5 257</text:p>
          </table:table-cell>
          <table:table-cell office:value-type="float" office:value="497" table:style-name="ce36">
            <text:p><text:s text:c="3"/>497</text:p>
          </table:table-cell>
          <table:table-cell office:value-type="float" office:value="605" table:style-name="ce36">
            <text:p><text:s text:c="3"/>605</text:p>
          </table:table-cell>
          <table:table-cell office:value-type="float" office:value="821" table:style-name="ce36">
            <text:p><text:s text:c="3"/>821</text:p>
          </table:table-cell>
          <table:table-cell office:value-type="float" office:value="1760" table:style-name="ce36">
            <text:p><text:s text:c="2"/>1 760</text:p>
          </table:table-cell>
          <table:table-cell office:value-type="float" office:value="1155" table:style-name="ce36">
            <text:p><text:s text:c="2"/>1 155</text:p>
          </table:table-cell>
          <table:table-cell office:value-type="float" office:value="4341" table:style-name="ce36">
            <text:p><text:s text:c="2"/>4 341</text:p>
          </table:table-cell>
          <table:table-cell office:value-type="float" office:value="32728" table:style-name="ce36">
            <text:p><text:s text:c="2"/>32 728</text:p>
          </table:table-cell>
          <table:table-cell table:number-columns-repeated="16373"/>
        </table:table-row>
        <table:table-row table:style-name="ro5">
          <table:table-cell office:value-type="float" office:value="22002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101546" table:style-name="ce36">
            <text:p><text:s text:c="2"/>101 546</text:p>
          </table:table-cell>
          <table:table-cell office:value-type="float" office:value="11785" table:style-name="ce36">
            <text:p><text:s text:c="2"/>11 785</text:p>
          </table:table-cell>
          <table:table-cell office:value-type="float" office:value="1372" table:style-name="ce36">
            <text:p><text:s text:c="2"/>1 372</text:p>
          </table:table-cell>
          <table:table-cell office:value-type="float" office:value="917" table:style-name="ce36">
            <text:p><text:s text:c="3"/>917</text:p>
          </table:table-cell>
          <table:table-cell office:value-type="float" office:value="1432" table:style-name="ce36">
            <text:p><text:s text:c="2"/>1 432</text:p>
          </table:table-cell>
          <table:table-cell office:value-type="float" office:value="2950" table:style-name="ce36">
            <text:p><text:s text:c="2"/>2 950</text:p>
          </table:table-cell>
          <table:table-cell office:value-type="float" office:value="2525" table:style-name="ce36">
            <text:p><text:s text:c="2"/>2 525</text:p>
          </table:table-cell>
          <table:table-cell office:value-type="float" office:value="7824" table:style-name="ce36">
            <text:p><text:s text:c="2"/>7 824</text:p>
          </table:table-cell>
          <table:table-cell office:value-type="float" office:value="80565" table:style-name="ce36">
            <text:p><text:s text:c="2"/>80 565</text:p>
          </table:table-cell>
          <table:table-cell table:number-columns-repeated="16373"/>
        </table:table-row>
        <table:table-row table:style-name="ro5">
          <table:table-cell office:value-type="float" office:value="23001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16746" table:style-name="ce36">
            <text:p><text:s text:c="2"/>16 746</text:p>
          </table:table-cell>
          <table:table-cell office:value-type="float" office:value="2060" table:style-name="ce36">
            <text:p><text:s text:c="2"/>2 060</text:p>
          </table:table-cell>
          <table:table-cell office:value-type="float" office:value="487" table:style-name="ce36">
            <text:p><text:s text:c="3"/>487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56" table:style-name="ce36">
            <text:p><text:s text:c="3"/>956</text:p>
          </table:table-cell>
          <table:table-cell office:value-type="float" office:value="405" table:style-name="ce36">
            <text:p><text:s text:c="3"/>405</text:p>
          </table:table-cell>
          <table:table-cell office:value-type="float" office:value="1368" table:style-name="ce36">
            <text:p><text:s text:c="2"/>1 368</text:p>
          </table:table-cell>
          <table:table-cell office:value-type="float" office:value="12831" table:style-name="ce36">
            <text:p><text:s text:c="2"/>12 831</text:p>
          </table:table-cell>
          <table:table-cell table:number-columns-repeated="16373"/>
        </table:table-row>
        <table:table-row table:style-name="ro5">
          <table:table-cell office:value-type="float" office:value="23002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29518" table:style-name="ce36">
            <text:p><text:s text:c="2"/>29 518</text:p>
          </table:table-cell>
          <table:table-cell office:value-type="float" office:value="4690" table:style-name="ce36">
            <text:p><text:s text:c="2"/>4 690</text:p>
          </table:table-cell>
          <table:table-cell office:value-type="float" office:value="375" table:style-name="ce36">
            <text:p><text:s text:c="3"/>375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06" table:style-name="ce36">
            <text:p><text:s text:c="2"/>2 506</text:p>
          </table:table-cell>
          <table:table-cell office:value-type="float" office:value="765" table:style-name="ce36">
            <text:p><text:s text:c="3"/>765</text:p>
          </table:table-cell>
          <table:table-cell office:value-type="float" office:value="3288" table:style-name="ce36">
            <text:p><text:s text:c="2"/>3 288</text:p>
          </table:table-cell>
          <table:table-cell office:value-type="float" office:value="21165" table:style-name="ce36">
            <text:p><text:s text:c="2"/>21 165</text:p>
          </table:table-cell>
          <table:table-cell table:number-columns-repeated="16373"/>
        </table:table-row>
        <table:table-row table:style-name="ro5">
          <table:table-cell office:value-type="float" office:value="23003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71124" table:style-name="ce38">
            <text:p><text:s text:c="2"/>71 124</text:p>
          </table:table-cell>
          <table:table-cell office:value-type="float" office:value="14784" table:style-name="ce38">
            <text:p><text:s text:c="2"/>14 784</text:p>
          </table:table-cell>
          <table:table-cell office:value-type="float" office:value="1113" table:style-name="ce38">
            <text:p><text:s text:c="2"/>1 113</text:p>
          </table:table-cell>
          <table:table-cell office:value-type="float" office:value="365" table:style-name="ce38">
            <text:p><text:s text:c="3"/>365</text:p>
          </table:table-cell>
          <table:table-cell office:value-type="float" office:value="373" table:style-name="ce38">
            <text:p><text:s text:c="3"/>373</text:p>
          </table:table-cell>
          <table:table-cell office:value-type="float" office:value="4221" table:style-name="ce38">
            <text:p><text:s text:c="2"/>4 221</text:p>
          </table:table-cell>
          <table:table-cell office:value-type="float" office:value="1573" table:style-name="ce38">
            <text:p><text:s text:c="2"/>1 573</text:p>
          </table:table-cell>
          <table:table-cell office:value-type="float" office:value="6532" table:style-name="ce38">
            <text:p><text:s text:c="2"/>6 532</text:p>
          </table:table-cell>
          <table:table-cell office:value-type="float" office:value="48695" table:style-name="ce38">
            <text:p><text:s text:c="2"/>48 695</text:p>
          </table:table-cell>
          <table:table-cell table:number-columns-repeated="16373"/>
        </table:table-row>
        <table:table-row table:style-name="ro5">
          <table:table-cell office:value-type="float" office:value="24911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11709" table:style-name="ce37">
            <text:p><text:s text:c="2"/>11 709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351" table:style-name="ce37">
            <text:p><text:s text:c="3"/>351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7" table:style-name="ce37">
            <text:p><text:s text:c="3"/>87</text:p>
          </table:table-cell>
          <table:table-cell office:value-type="float" office:value="104" table:style-name="ce37">
            <text:p><text:s text:c="3"/>104</text:p>
          </table:table-cell>
          <table:table-cell office:value-type="float" office:value="11230" table:style-name="ce37">
            <text:p><text:s text:c="2"/>11 230</text:p>
          </table:table-cell>
          <table:table-cell table:number-columns-repeated="16373"/>
        </table:table-row>
        <table:table-row table:style-name="ro5">
          <table:table-cell office:value-type="float" office:value="24912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100223" table:style-name="ce37">
            <text:p><text:s text:c="2"/>100 223</text:p>
          </table:table-cell>
          <table:table-cell office:value-type="float" office:value="8416" table:style-name="ce37">
            <text:p><text:s text:c="2"/>8 416</text:p>
          </table:table-cell>
          <table:table-cell office:value-type="float" office:value="2293" table:style-name="ce37">
            <text:p><text:s text:c="2"/>2 293</text:p>
          </table:table-cell>
          <table:table-cell office:value-type="float" office:value="559" table:style-name="ce37">
            <text:p><text:s text:c="3"/>559</text:p>
          </table:table-cell>
          <table:table-cell office:value-type="float" office:value="186" table:style-name="ce37">
            <text:p><text:s text:c="3"/>186</text:p>
          </table:table-cell>
          <table:table-cell office:value-type="float" office:value="1304" table:style-name="ce37">
            <text:p><text:s text:c="2"/>1 304</text:p>
          </table:table-cell>
          <table:table-cell office:value-type="float" office:value="2322" table:style-name="ce37">
            <text:p><text:s text:c="2"/>2 322</text:p>
          </table:table-cell>
          <table:table-cell office:value-type="float" office:value="4371" table:style-name="ce37">
            <text:p><text:s text:c="2"/>4 371</text:p>
          </table:table-cell>
          <table:table-cell office:value-type="float" office:value="85143" table:style-name="ce37">
            <text:p><text:s text:c="2"/>85 143</text:p>
          </table:table-cell>
          <table:table-cell table:number-columns-repeated="16373"/>
        </table:table-row>
        <table:table-row table:style-name="ro5">
          <table:table-cell office:value-type="float" office:value="24921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68830" table:style-name="ce37">
            <text:p><text:s text:c="2"/>68 830</text:p>
          </table:table-cell>
          <table:table-cell office:value-type="float" office:value="7929" table:style-name="ce37">
            <text:p><text:s text:c="2"/>7 929</text:p>
          </table:table-cell>
          <table:table-cell office:value-type="float" office:value="917" table:style-name="ce37">
            <text:p><text:s text:c="3"/>917</text:p>
          </table:table-cell>
          <table:table-cell office:value-type="float" office:value="181" table:style-name="ce37">
            <text:p><text:s text:c="3"/>181</text:p>
          </table:table-cell>
          <table:table-cell office:value-type="float" office:value="93" table:style-name="ce37">
            <text:p><text:s text:c="3"/>93</text:p>
          </table:table-cell>
          <table:table-cell office:value-type="float" office:value="844" table:style-name="ce37">
            <text:p><text:s text:c="3"/>844</text:p>
          </table:table-cell>
          <table:table-cell office:value-type="float" office:value="1377" table:style-name="ce37">
            <text:p><text:s text:c="2"/>1 377</text:p>
          </table:table-cell>
          <table:table-cell office:value-type="float" office:value="2495" table:style-name="ce37">
            <text:p><text:s text:c="2"/>2 495</text:p>
          </table:table-cell>
          <table:table-cell office:value-type="float" office:value="57489" table:style-name="ce37">
            <text:p><text:s text:c="2"/>57 489</text:p>
          </table:table-cell>
          <table:table-cell table:number-columns-repeated="16373"/>
        </table:table-row>
        <table:table-row table:style-name="ro5">
          <table:table-cell office:value-type="float" office:value="24922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5986" table:style-name="ce37">
            <text:p><text:s text:c="2"/>5 986</text:p>
          </table:table-cell>
          <table:table-cell office:value-type="float" office:value="1439" table:style-name="ce37">
            <text:p><text:s text:c="2"/>1 439</text:p>
          </table:table-cell>
          <table:table-cell office:value-type="float" office:value="117" table:style-name="ce37">
            <text:p><text:s text:c="3"/>1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42" table:style-name="ce37">
            <text:p><text:s text:c="3"/>42</text:p>
          </table:table-cell>
          <table:table-cell office:value-type="float" office:value="136" table:style-name="ce37">
            <text:p><text:s text:c="3"/>136</text:p>
          </table:table-cell>
          <table:table-cell office:value-type="float" office:value="204" table:style-name="ce37">
            <text:p><text:s text:c="3"/>204</text:p>
          </table:table-cell>
          <table:table-cell office:value-type="float" office:value="4226" table:style-name="ce37">
            <text:p><text:s text:c="2"/>4 226</text:p>
          </table:table-cell>
          <table:table-cell table:number-columns-repeated="16373"/>
        </table:table-row>
        <table:table-row table:style-name="ro5">
          <table:table-cell office:value-type="float" office:value="25001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137358" table:style-name="ce36">
            <text:p><text:s text:c="2"/>137 358</text:p>
          </table:table-cell>
          <table:table-cell office:value-type="float" office:value="22119" table:style-name="ce36">
            <text:p><text:s text:c="2"/>22 119</text:p>
          </table:table-cell>
          <table:table-cell office:value-type="float" office:value="1696" table:style-name="ce36">
            <text:p><text:s text:c="2"/>1 696</text:p>
          </table:table-cell>
          <table:table-cell office:value-type="float" office:value="1379" table:style-name="ce36">
            <text:p><text:s text:c="2"/>1 379</text:p>
          </table:table-cell>
          <table:table-cell office:value-type="float" office:value="1810" table:style-name="ce36">
            <text:p><text:s text:c="2"/>1 810</text:p>
          </table:table-cell>
          <table:table-cell office:value-type="float" office:value="5084" table:style-name="ce36">
            <text:p><text:s text:c="2"/>5 084</text:p>
          </table:table-cell>
          <table:table-cell office:value-type="float" office:value="3428" table:style-name="ce36">
            <text:p><text:s text:c="2"/>3 428</text:p>
          </table:table-cell>
          <table:table-cell office:value-type="float" office:value="11701" table:style-name="ce36">
            <text:p><text:s text:c="2"/>11 701</text:p>
          </table:table-cell>
          <table:table-cell office:value-type="float" office:value="101842" table:style-name="ce36">
            <text:p><text:s text:c="2"/>101 842</text:p>
          </table:table-cell>
          <table:table-cell table:number-columns-repeated="16373"/>
        </table:table-row>
        <table:table-row table:style-name="ro5">
          <table:table-cell office:value-type="float" office:value="26001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23755" table:style-name="ce36">
            <text:p><text:s text:c="2"/>23 755</text:p>
          </table:table-cell>
          <table:table-cell office:value-type="float" office:value="1771" table:style-name="ce36">
            <text:p><text:s text:c="2"/>1 771</text:p>
          </table:table-cell>
          <table:table-cell office:value-type="float" office:value="273" table:style-name="ce36">
            <text:p><text:s text:c="3"/>273</text:p>
          </table:table-cell>
          <table:table-cell office:value-type="float" office:value="289" table:style-name="ce36">
            <text:p><text:s text:c="3"/>289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1050" table:style-name="ce36">
            <text:p><text:s text:c="2"/>1 050</text:p>
          </table:table-cell>
          <table:table-cell office:value-type="float" office:value="1473" table:style-name="ce36">
            <text:p><text:s text:c="2"/>1 473</text:p>
          </table:table-cell>
          <table:table-cell office:value-type="float" office:value="20238" table:style-name="ce36">
            <text:p><text:s text:c="2"/>20 238</text:p>
          </table:table-cell>
          <table:table-cell table:number-columns-repeated="16373"/>
        </table:table-row>
        <table:table-row table:style-name="ro5">
          <table:table-cell office:value-type="float" office:value="26002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49515" table:style-name="ce36">
            <text:p><text:s text:c="2"/>49 515</text:p>
          </table:table-cell>
          <table:table-cell office:value-type="float" office:value="13042" table:style-name="ce36">
            <text:p><text:s text:c="2"/>13 042</text:p>
          </table:table-cell>
          <table:table-cell office:value-type="float" office:value="598" table:style-name="ce36">
            <text:p><text:s text:c="3"/>598</text:p>
          </table:table-cell>
          <table:table-cell office:value-type="float" office:value="512" table:style-name="ce36">
            <text:p><text:s text:c="3"/>512</text:p>
          </table:table-cell>
          <table:table-cell office:value-type="float" office:value="1499" table:style-name="ce36">
            <text:p><text:s text:c="2"/>1 499</text:p>
          </table:table-cell>
          <table:table-cell office:value-type="float" office:value="2742" table:style-name="ce36">
            <text:p><text:s text:c="2"/>2 742</text:p>
          </table:table-cell>
          <table:table-cell office:value-type="float" office:value="2335" table:style-name="ce36">
            <text:p><text:s text:c="2"/>2 335</text:p>
          </table:table-cell>
          <table:table-cell office:value-type="float" office:value="7088" table:style-name="ce36">
            <text:p><text:s text:c="2"/>7 088</text:p>
          </table:table-cell>
          <table:table-cell office:value-type="float" office:value="28787" table:style-name="ce36">
            <text:p><text:s text:c="2"/>28 787</text:p>
          </table:table-cell>
          <table:table-cell table:number-columns-repeated="16373"/>
        </table:table-row>
        <table:table-row table:style-name="ro5">
          <table:table-cell office:value-type="float" office:value="26003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101623" table:style-name="ce36">
            <text:p><text:s text:c="2"/>101 623</text:p>
          </table:table-cell>
          <table:table-cell office:value-type="float" office:value="21590" table:style-name="ce36">
            <text:p><text:s text:c="2"/>21 590</text:p>
          </table:table-cell>
          <table:table-cell office:value-type="float" office:value="1664" table:style-name="ce36">
            <text:p><text:s text:c="2"/>1 664</text:p>
          </table:table-cell>
          <table:table-cell office:value-type="float" office:value="1388" table:style-name="ce36">
            <text:p><text:s text:c="2"/>1 388</text:p>
          </table:table-cell>
          <table:table-cell office:value-type="float" office:value="3926" table:style-name="ce36">
            <text:p><text:s text:c="2"/>3 926</text:p>
          </table:table-cell>
          <table:table-cell office:value-type="float" office:value="7227" table:style-name="ce36">
            <text:p><text:s text:c="2"/>7 227</text:p>
          </table:table-cell>
          <table:table-cell office:value-type="float" office:value="2109" table:style-name="ce36">
            <text:p><text:s text:c="2"/>2 109</text:p>
          </table:table-cell>
          <table:table-cell office:value-type="float" office:value="14650" table:style-name="ce36">
            <text:p><text:s text:c="2"/>14 650</text:p>
          </table:table-cell>
          <table:table-cell office:value-type="float" office:value="63719" table:style-name="ce36">
            <text:p><text:s text:c="2"/>63 719</text:p>
          </table:table-cell>
          <table:table-cell table:number-columns-repeated="16373"/>
        </table:table-row>
        <table:table-row table:style-name="ro5">
          <table:table-cell office:value-type="float" office:value="26004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31918" table:style-name="ce36">
            <text:p><text:s text:c="2"/>31 918</text:p>
          </table:table-cell>
          <table:table-cell office:value-type="float" office:value="7178" table:style-name="ce36">
            <text:p><text:s text:c="2"/>7 178</text:p>
          </table:table-cell>
          <table:table-cell office:value-type="float" office:value="349" table:style-name="ce36">
            <text:p><text:s text:c="3"/>349</text:p>
          </table:table-cell>
          <table:table-cell office:value-type="float" office:value="796" table:style-name="ce36">
            <text:p><text:s text:c="3"/>796</text:p>
          </table:table-cell>
          <table:table-cell office:value-type="float" office:value="412" table:style-name="ce36">
            <text:p><text:s text:c="3"/>412</text:p>
          </table:table-cell>
          <table:table-cell office:value-type="float" office:value="916" table:style-name="ce36">
            <text:p><text:s text:c="3"/>916</text:p>
          </table:table-cell>
          <table:table-cell office:value-type="float" office:value="1007" table:style-name="ce36">
            <text:p><text:s text:c="2"/>1 007</text:p>
          </table:table-cell>
          <table:table-cell office:value-type="float" office:value="3131" table:style-name="ce36">
            <text:p><text:s text:c="2"/>3 131</text:p>
          </table:table-cell>
          <table:table-cell office:value-type="float" office:value="21260" table:style-name="ce36">
            <text:p><text:s text:c="2"/>21 260</text:p>
          </table:table-cell>
          <table:table-cell table:number-columns-repeated="16373"/>
        </table:table-row>
        <table:table-row table:style-name="ro5">
          <table:table-cell office:value-type="float" office:value="27001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99134" table:style-name="ce37">
            <text:p><text:s text:c="2"/>99 134</text:p>
          </table:table-cell>
          <table:table-cell office:value-type="float" office:value="11430" table:style-name="ce37">
            <text:p><text:s text:c="2"/>11 430</text:p>
          </table:table-cell>
          <table:table-cell office:value-type="float" office:value="1054" table:style-name="ce37">
            <text:p><text:s text:c="2"/>1 054</text:p>
          </table:table-cell>
          <table:table-cell office:value-type="float" office:value="2370" table:style-name="ce37">
            <text:p><text:s text:c="2"/>2 370</text:p>
          </table:table-cell>
          <table:table-cell office:value-type="float" office:value="1253" table:style-name="ce37">
            <text:p><text:s text:c="2"/>1 253</text:p>
          </table:table-cell>
          <table:table-cell office:value-type="float" office:value="2798" table:style-name="ce37">
            <text:p><text:s text:c="2"/>2 798</text:p>
          </table:table-cell>
          <table:table-cell office:value-type="float" office:value="2856" table:style-name="ce37">
            <text:p><text:s text:c="2"/>2 856</text:p>
          </table:table-cell>
          <table:table-cell office:value-type="float" office:value="9277" table:style-name="ce37">
            <text:p><text:s text:c="2"/>9 277</text:p>
          </table:table-cell>
          <table:table-cell office:value-type="float" office:value="77373" table:style-name="ce37">
            <text:p><text:s text:c="2"/>77 373</text:p>
          </table:table-cell>
          <table:table-cell table:number-columns-repeated="16373"/>
        </table:table-row>
        <table:table-row table:style-name="ro5">
          <table:table-cell office:value-type="float" office:value="27002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43918" table:style-name="ce38">
            <text:p><text:s text:c="2"/>43 918</text:p>
          </table:table-cell>
          <table:table-cell office:value-type="float" office:value="14809" table:style-name="ce38">
            <text:p><text:s text:c="2"/>14 809</text:p>
          </table:table-cell>
          <table:table-cell office:value-type="float" office:value="506" table:style-name="ce38">
            <text:p><text:s text:c="3"/>506</text:p>
          </table:table-cell>
          <table:table-cell office:value-type="float" office:value="379" table:style-name="ce38">
            <text:p><text:s text:c="3"/>379</text:p>
          </table:table-cell>
          <table:table-cell office:value-type="float" office:value="1531" table:style-name="ce38">
            <text:p><text:s text:c="2"/>1 531</text:p>
          </table:table-cell>
          <table:table-cell office:value-type="float" office:value="5575" table:style-name="ce38">
            <text:p><text:s text:c="2"/>5 575</text:p>
          </table:table-cell>
          <table:table-cell office:value-type="float" office:value="746" table:style-name="ce38">
            <text:p><text:s text:c="3"/>746</text:p>
          </table:table-cell>
          <table:table-cell office:value-type="float" office:value="8231" table:style-name="ce38">
            <text:p><text:s text:c="2"/>8 231</text:p>
          </table:table-cell>
          <table:table-cell office:value-type="float" office:value="20372" table:style-name="ce38">
            <text:p><text:s text:c="2"/>20 372</text:p>
          </table:table-cell>
          <table:table-cell table:number-columns-repeated="16373"/>
        </table:table-row>
        <table:table-row table:style-name="ro5">
          <table:table-cell office:value-type="float" office:value="28001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34181" table:style-name="ce38">
            <text:p><text:s text:c="2"/>34 181</text:p>
          </table:table-cell>
          <table:table-cell office:value-type="float" office:value="5835" table:style-name="ce38">
            <text:p><text:s text:c="2"/>5 835</text:p>
          </table:table-cell>
          <table:table-cell office:value-type="float" office:value="389" table:style-name="ce38">
            <text:p><text:s text:c="3"/>389</text:p>
          </table:table-cell>
          <table:table-cell office:value-type="float" office:value="129" table:style-name="ce38">
            <text:p><text:s text:c="3"/>129</text:p>
          </table:table-cell>
          <table:table-cell office:value-type="float" office:value="41" table:style-name="ce38">
            <text:p><text:s text:c="3"/>41</text:p>
          </table:table-cell>
          <table:table-cell office:value-type="float" office:value="1100" table:style-name="ce38">
            <text:p><text:s text:c="2"/>1 100</text:p>
          </table:table-cell>
          <table:table-cell office:value-type="float" office:value="684" table:style-name="ce38">
            <text:p><text:s text:c="3"/>684</text:p>
          </table:table-cell>
          <table:table-cell office:value-type="float" office:value="1954" table:style-name="ce38">
            <text:p><text:s text:c="2"/>1 954</text:p>
          </table:table-cell>
          <table:table-cell office:value-type="float" office:value="26003" table:style-name="ce38">
            <text:p><text:s text:c="2"/>26 003</text:p>
          </table:table-cell>
          <table:table-cell table:number-columns-repeated="16373"/>
        </table:table-row>
        <table:table-row table:style-name="ro5">
          <table:table-cell office:value-type="float" office:value="28002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20661" table:style-name="ce37">
            <text:p><text:s text:c="2"/>20 661</text:p>
          </table:table-cell>
          <table:table-cell office:value-type="float" office:value="2335" table:style-name="ce37">
            <text:p><text:s text:c="2"/>2 335</text:p>
          </table:table-cell>
          <table:table-cell office:value-type="float" office:value="216" table:style-name="ce37">
            <text:p><text:s text:c="3"/>216</text:p>
          </table:table-cell>
          <table:table-cell office:value-type="float" office:value="125" table:style-name="ce37">
            <text:p><text:s text:c="3"/>125</text:p>
          </table:table-cell>
          <table:table-cell office:value-type="float" office:value="53" table:style-name="ce37">
            <text:p><text:s text:c="3"/>53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436" table:style-name="ce37">
            <text:p><text:s text:c="3"/>436</text:p>
          </table:table-cell>
          <table:table-cell office:value-type="float" office:value="615" table:style-name="ce37">
            <text:p><text:s text:c="3"/>615</text:p>
          </table:table-cell>
          <table:table-cell office:value-type="float" office:value="17495" table:style-name="ce37">
            <text:p><text:s text:c="2"/>17 495</text:p>
          </table:table-cell>
          <table:table-cell table:number-columns-repeated="16373"/>
        </table:table-row>
        <table:table-row table:style-name="ro5">
          <table:table-cell office:value-type="float" office:value="28003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151555" table:style-name="ce38">
            <text:p><text:s text:c="2"/>151 555</text:p>
          </table:table-cell>
          <table:table-cell office:value-type="float" office:value="23276" table:style-name="ce38">
            <text:p><text:s text:c="2"/>23 276</text:p>
          </table:table-cell>
          <table:table-cell office:value-type="float" office:value="1884" table:style-name="ce38">
            <text:p><text:s text:c="2"/>1 884</text:p>
          </table:table-cell>
          <table:table-cell office:value-type="float" office:value="3377" table:style-name="ce38">
            <text:p><text:s text:c="2"/>3 377</text:p>
          </table:table-cell>
          <table:table-cell office:value-type="float" office:value="879" table:style-name="ce38">
            <text:p><text:s text:c="3"/>879</text:p>
          </table:table-cell>
          <table:table-cell office:value-type="float" office:value="2399" table:style-name="ce38">
            <text:p><text:s text:c="2"/>2 399</text:p>
          </table:table-cell>
          <table:table-cell office:value-type="float" office:value="4508" table:style-name="ce38">
            <text:p><text:s text:c="2"/>4 508</text:p>
          </table:table-cell>
          <table:table-cell office:value-type="float" office:value="11163" table:style-name="ce38">
            <text:p><text:s text:c="2"/>11 163</text:p>
          </table:table-cell>
          <table:table-cell office:value-type="float" office:value="115232" table:style-name="ce38">
            <text:p><text:s text:c="2"/>115 232</text:p>
          </table:table-cell>
          <table:table-cell table:number-columns-repeated="16373"/>
        </table:table-row>
        <table:table-row table:style-name="ro5">
          <table:table-cell office:value-type="float" office:value="29911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173504" table:style-name="ce36">
            <text:p><text:s text:c="2"/>173 504</text:p>
          </table:table-cell>
          <table:table-cell office:value-type="float" office:value="32816" table:style-name="ce36">
            <text:p><text:s text:c="2"/>32 816</text:p>
          </table:table-cell>
          <table:table-cell office:value-type="float" office:value="2304" table:style-name="ce36">
            <text:p><text:s text:c="2"/>2 304</text:p>
          </table:table-cell>
          <table:table-cell office:value-type="float" office:value="1265" table:style-name="ce36">
            <text:p><text:s text:c="2"/>1 265</text:p>
          </table:table-cell>
          <table:table-cell office:value-type="float" office:value="7365" table:style-name="ce36">
            <text:p><text:s text:c="2"/>7 365</text:p>
          </table:table-cell>
          <table:table-cell office:value-type="float" office:value="11976" table:style-name="ce36">
            <text:p><text:s text:c="2"/>11 976</text:p>
          </table:table-cell>
          <table:table-cell office:value-type="float" office:value="3818" table:style-name="ce36">
            <text:p><text:s text:c="2"/>3 818</text:p>
          </table:table-cell>
          <table:table-cell office:value-type="float" office:value="24424" table:style-name="ce36">
            <text:p><text:s text:c="2"/>24 424</text:p>
          </table:table-cell>
          <table:table-cell office:value-type="float" office:value="113960" table:style-name="ce36">
            <text:p><text:s text:c="2"/>113 960</text:p>
          </table:table-cell>
          <table:table-cell table:number-columns-repeated="16373"/>
        </table:table-row>
        <table:table-row table:style-name="ro5">
          <table:table-cell office:value-type="float" office:value="29912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41263" table:style-name="ce36">
            <text:p><text:s text:c="2"/>41 263</text:p>
          </table:table-cell>
          <table:table-cell office:value-type="float" office:value="6834" table:style-name="ce36">
            <text:p><text:s text:c="2"/>6 834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184" table:style-name="ce36">
            <text:p><text:s text:c="3"/>184</text:p>
          </table:table-cell>
          <table:table-cell office:value-type="float" office:value="104" table:style-name="ce36">
            <text:p><text:s text:c="3"/>104</text:p>
          </table:table-cell>
          <table:table-cell office:value-type="float" office:value="483" table:style-name="ce36">
            <text:p><text:s text:c="3"/>483</text:p>
          </table:table-cell>
          <table:table-cell office:value-type="float" office:value="810" table:style-name="ce36">
            <text:p><text:s text:c="3"/>810</text:p>
          </table:table-cell>
          <table:table-cell office:value-type="float" office:value="1581" table:style-name="ce36">
            <text:p><text:s text:c="2"/>1 581</text:p>
          </table:table-cell>
          <table:table-cell office:value-type="float" office:value="32781" table:style-name="ce36">
            <text:p><text:s text:c="2"/>32 781</text:p>
          </table:table-cell>
          <table:table-cell table:number-columns-repeated="16373"/>
        </table:table-row>
        <table:table-row table:style-name="ro5">
          <table:table-cell office:value-type="float" office:value="29921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127789" table:style-name="ce36">
            <text:p><text:s text:c="2"/>127 789</text:p>
          </table:table-cell>
          <table:table-cell office:value-type="float" office:value="20850" table:style-name="ce36">
            <text:p><text:s text:c="2"/>20 850</text:p>
          </table:table-cell>
          <table:table-cell office:value-type="float" office:value="817" table:style-name="ce36">
            <text:p><text:s text:c="3"/>817</text:p>
          </table:table-cell>
          <table:table-cell office:value-type="float" office:value="2595" table:style-name="ce36">
            <text:p><text:s text:c="2"/>2 595</text:p>
          </table:table-cell>
          <table:table-cell office:value-type="float" office:value="1090" table:style-name="ce36">
            <text:p><text:s text:c="2"/>1 090</text:p>
          </table:table-cell>
          <table:table-cell office:value-type="float" office:value="990" table:style-name="ce36">
            <text:p><text:s text:c="3"/>990</text:p>
          </table:table-cell>
          <table:table-cell office:value-type="float" office:value="3627" table:style-name="ce36">
            <text:p><text:s text:c="2"/>3 627</text:p>
          </table:table-cell>
          <table:table-cell office:value-type="float" office:value="8302" table:style-name="ce36">
            <text:p><text:s text:c="2"/>8 302</text:p>
          </table:table-cell>
          <table:table-cell office:value-type="float" office:value="97820" table:style-name="ce36">
            <text:p><text:s text:c="2"/>97 820</text:p>
          </table:table-cell>
          <table:table-cell table:number-columns-repeated="16373"/>
        </table:table-row>
        <table:table-row table:style-name="ro5">
          <table:table-cell office:value-type="float" office:value="30001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81504" table:style-name="ce36">
            <text:p><text:s text:c="2"/>81 504</text:p>
          </table:table-cell>
          <table:table-cell office:value-type="float" office:value="7289" table:style-name="ce36">
            <text:p><text:s text:c="2"/>7 289</text:p>
          </table:table-cell>
          <table:table-cell office:value-type="float" office:value="532" table:style-name="ce36">
            <text:p><text:s text:c="3"/>532</text:p>
          </table:table-cell>
          <table:table-cell office:value-type="float" office:value="361" table:style-name="ce36">
            <text:p><text:s text:c="3"/>361</text:p>
          </table:table-cell>
          <table:table-cell office:value-type="float" office:value="1607" table:style-name="ce36">
            <text:p><text:s text:c="2"/>1 607</text:p>
          </table:table-cell>
          <table:table-cell office:value-type="float" office:value="2047" table:style-name="ce36">
            <text:p><text:s text:c="2"/>2 047</text:p>
          </table:table-cell>
          <table:table-cell office:value-type="float" office:value="1098" table:style-name="ce36">
            <text:p><text:s text:c="2"/>1 098</text:p>
          </table:table-cell>
          <table:table-cell office:value-type="float" office:value="5113" table:style-name="ce36">
            <text:p><text:s text:c="2"/>5 113</text:p>
          </table:table-cell>
          <table:table-cell office:value-type="float" office:value="68570" table:style-name="ce36">
            <text:p><text:s text:c="2"/>68 570</text:p>
          </table:table-cell>
          <table:table-cell table:number-columns-repeated="16373"/>
        </table:table-row>
        <table:table-row table:style-name="ro5">
          <table:table-cell office:value-type="float" office:value="31801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74994" table:style-name="ce36">
            <text:p><text:s text:c="2"/>74 994</text:p>
          </table:table-cell>
          <table:table-cell office:value-type="float" office:value="29724" table:style-name="ce36">
            <text:p><text:s text:c="2"/>29 724</text:p>
          </table:table-cell>
          <table:table-cell office:value-type="float" office:value="677" table:style-name="ce36">
            <text:p><text:s text:c="3"/>677</text:p>
          </table:table-cell>
          <table:table-cell office:value-type="float" office:value="220" table:style-name="ce36">
            <text:p><text:s text:c="3"/>220</text:p>
          </table:table-cell>
          <table:table-cell office:value-type="float" office:value="710" table:style-name="ce36">
            <text:p><text:s text:c="3"/>710</text:p>
          </table:table-cell>
          <table:table-cell office:value-type="float" office:value="5762" table:style-name="ce36">
            <text:p><text:s text:c="2"/>5 762</text:p>
          </table:table-cell>
          <table:table-cell office:value-type="float" office:value="1022" table:style-name="ce36">
            <text:p><text:s text:c="2"/>1 022</text:p>
          </table:table-cell>
          <table:table-cell office:value-type="float" office:value="7714" table:style-name="ce36">
            <text:p><text:s text:c="2"/>7 714</text:p>
          </table:table-cell>
          <table:table-cell office:value-type="float" office:value="36879" table:style-name="ce36">
            <text:p><text:s text:c="2"/>36 879</text:p>
          </table:table-cell>
          <table:table-cell table:number-columns-repeated="16373"/>
        </table:table-row>
        <table:table-row table:style-name="ro5">
          <table:table-cell office:value-type="float" office:value="31802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95941" table:style-name="ce37">
            <text:p><text:s text:c="2"/>95 941</text:p>
          </table:table-cell>
          <table:table-cell office:value-type="float" office:value="37436" table:style-name="ce37">
            <text:p><text:s text:c="2"/>37 436</text:p>
          </table:table-cell>
          <table:table-cell office:value-type="float" office:value="838" table:style-name="ce37">
            <text:p><text:s text:c="3"/>838</text:p>
          </table:table-cell>
          <table:table-cell office:value-type="float" office:value="1480" table:style-name="ce37">
            <text:p><text:s text:c="2"/>1 480</text:p>
          </table:table-cell>
          <table:table-cell office:value-type="float" office:value="1236" table:style-name="ce37">
            <text:p><text:s text:c="2"/>1 236</text:p>
          </table:table-cell>
          <table:table-cell office:value-type="float" office:value="9635" table:style-name="ce37">
            <text:p><text:s text:c="2"/>9 635</text:p>
          </table:table-cell>
          <table:table-cell office:value-type="float" office:value="1358" table:style-name="ce37">
            <text:p><text:s text:c="2"/>1 358</text:p>
          </table:table-cell>
          <table:table-cell office:value-type="float" office:value="13709" table:style-name="ce37">
            <text:p><text:s text:c="2"/>13 709</text:p>
          </table:table-cell>
          <table:table-cell office:value-type="float" office:value="43958" table:style-name="ce37">
            <text:p><text:s text:c="2"/>43 958</text:p>
          </table:table-cell>
          <table:table-cell table:number-columns-repeated="16373"/>
        </table:table-row>
        <table:table-row table:style-name="ro5">
          <table:table-cell office:value-type="float" office:value="33001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91440" table:style-name="ce38">
            <text:p><text:s text:c="2"/>91 44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168" table:style-name="ce38">
            <text:p><text:s text:c="2"/>4 168</text:p>
          </table:table-cell>
          <table:table-cell office:value-type="float" office:value="4168" table:style-name="ce38">
            <text:p><text:s text:c="2"/>4 168</text:p>
          </table:table-cell>
          <table:table-cell office:value-type="float" office:value="87272" table:style-name="ce38">
            <text:p><text:s text:c="2"/>87 272</text:p>
          </table:table-cell>
          <table:table-cell table:number-columns-repeated="16373"/>
        </table:table-row>
        <table:table-row table:style-name="ro5">
          <table:table-cell office:value-type="float" office:value="35001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306211" table:style-name="ce38">
            <text:p><text:s text:c="2"/>306 211</text:p>
          </table:table-cell>
          <table:table-cell office:value-type="float" office:value="1592" table:style-name="ce38">
            <text:p><text:s text:c="2"/>1 59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1096" table:style-name="ce38">
            <text:p><text:s text:c="2"/>41 096</text:p>
          </table:table-cell>
          <table:table-cell office:value-type="float" office:value="8469" table:style-name="ce38">
            <text:p><text:s text:c="2"/>8 469</text:p>
          </table:table-cell>
          <table:table-cell office:value-type="float" office:value="49565" table:style-name="ce38">
            <text:p><text:s text:c="2"/>49 565</text:p>
          </table:table-cell>
          <table:table-cell office:value-type="float" office:value="255054" table:style-name="ce38">
            <text:p><text:s text:c="2"/>255 054</text:p>
          </table:table-cell>
          <table:table-cell table:number-columns-repeated="16373"/>
        </table:table-row>
        <table:table-row table:style-name="ro5">
          <table:table-cell office:value-type="float" office:value="36801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80176" table:style-name="ce37">
            <text:p><text:s text:c="2"/>80 176</text:p>
          </table:table-cell>
          <table:table-cell office:value-type="float" office:value="2843" table:style-name="ce37">
            <text:p><text:s text:c="2"/>2 84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6" table:style-name="ce37">
            <text:p><text:s text:c="3"/>216</text:p>
          </table:table-cell>
          <table:table-cell office:value-type="float" office:value="3286" table:style-name="ce37">
            <text:p><text:s text:c="2"/>3 286</text:p>
          </table:table-cell>
          <table:table-cell office:value-type="float" office:value="3502" table:style-name="ce37">
            <text:p><text:s text:c="2"/>3 502</text:p>
          </table:table-cell>
          <table:table-cell office:value-type="float" office:value="73831" table:style-name="ce37">
            <text:p><text:s text:c="2"/>73 831</text:p>
          </table:table-cell>
          <table:table-cell table:number-columns-repeated="16373"/>
        </table:table-row>
        <table:table-row table:style-name="ro5">
          <table:table-cell office:value-type="float" office:value="41801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364981" table:style-name="ce38">
            <text:p><text:s text:c="2"/>364 98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535" table:style-name="ce38">
            <text:p><text:s text:c="2"/>18 535</text:p>
          </table:table-cell>
          <table:table-cell office:value-type="float" office:value="18535" table:style-name="ce38">
            <text:p><text:s text:c="2"/>18 535</text:p>
          </table:table-cell>
          <table:table-cell office:value-type="float" office:value="346446" table:style-name="ce38">
            <text:p><text:s text:c="2"/>346 446</text:p>
          </table:table-cell>
          <table:table-cell table:number-columns-repeated="16373"/>
        </table:table-row>
        <table:table-row table:style-name="ro5">
          <table:table-cell office:value-type="float" office:value="41802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120586" table:style-name="ce36">
            <text:p><text:s text:c="2"/>120 5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09" table:style-name="ce36">
            <text:p><text:s text:c="2"/>6 409</text:p>
          </table:table-cell>
          <table:table-cell office:value-type="float" office:value="6409" table:style-name="ce36">
            <text:p><text:s text:c="2"/>6 409</text:p>
          </table:table-cell>
          <table:table-cell office:value-type="float" office:value="114177" table:style-name="ce36">
            <text:p><text:s text:c="2"/>114 177</text:p>
          </table:table-cell>
          <table:table-cell table:number-columns-repeated="16373"/>
        </table:table-row>
        <table:table-row table:style-name="ro5">
          <table:table-cell office:value-type="float" office:value="41803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49277" table:style-name="ce36">
            <text:p><text:s text:c="2"/>149 27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90" table:style-name="ce36">
            <text:p><text:s text:c="2"/>5 090</text:p>
          </table:table-cell>
          <table:table-cell office:value-type="float" office:value="5090" table:style-name="ce36">
            <text:p><text:s text:c="2"/>5 090</text:p>
          </table:table-cell>
          <table:table-cell office:value-type="float" office:value="144187" table:style-name="ce36">
            <text:p><text:s text:c="2"/>144 187</text:p>
          </table:table-cell>
          <table:table-cell table:number-columns-repeated="16373"/>
        </table:table-row>
        <table:table-row table:style-name="ro5">
          <table:table-cell office:value-type="float" office:value="45001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70000" table:style-name="ce36">
            <text:p><text:s text:c="2"/>70 000</text:p>
          </table:table-cell>
          <table:table-cell office:value-type="float" office:value="-84655" table:style-name="ce36">
            <text:p><text:s/>(-) <text:s/>84 6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24" table:style-name="ce36">
            <text:p><text:s text:c="2"/>1 524</text:p>
          </table:table-cell>
          <table:table-cell office:value-type="float" office:value="1524" table:style-name="ce36">
            <text:p><text:s text:c="2"/>1 524</text:p>
          </table:table-cell>
          <table:table-cell office:value-type="float" office:value="153131" table:style-name="ce36">
            <text:p><text:s text:c="2"/>153 131</text:p>
          </table:table-cell>
          <table:table-cell table:number-columns-repeated="16373"/>
        </table:table-row>
        <table:table-row table:style-name="ro5">
          <table:table-cell office:value-type="float" office:value="46801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45578" table:style-name="ce36">
            <text:p><text:s text:c="2"/>45 578</text:p>
          </table:table-cell>
          <table:table-cell office:value-type="float" office:value="-873004" table:style-name="ce36">
            <text:p><text:s/>(-) <text:s/>873 0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56" table:style-name="ce36">
            <text:p><text:s text:c="3"/>656</text:p>
          </table:table-cell>
          <table:table-cell office:value-type="float" office:value="656" table:style-name="ce36">
            <text:p><text:s text:c="3"/>656</text:p>
          </table:table-cell>
          <table:table-cell office:value-type="float" office:value="917926" table:style-name="ce36">
            <text:p><text:s text:c="2"/>917 926</text:p>
          </table:table-cell>
          <table:table-cell table:number-columns-repeated="16373"/>
        </table:table-row>
        <table:table-row table:style-name="ro5">
          <table:table-cell office:value-type="float" office:value="49001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161373" table:style-name="ce36">
            <text:p><text:s text:c="2"/>161 37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-71335" table:style-name="ce36">
            <text:p><text:s/>(-) <text:s/>71 3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59" table:style-name="ce36">
            <text:p><text:s text:c="2"/>2 059</text:p>
          </table:table-cell>
          <table:table-cell office:value-type="float" office:value="5458" table:style-name="ce36">
            <text:p><text:s text:c="2"/>5 458</text:p>
          </table:table-cell>
          <table:table-cell office:value-type="float" office:value="7517" table:style-name="ce36">
            <text:p><text:s text:c="2"/>7 517</text:p>
          </table:table-cell>
          <table:table-cell office:value-type="float" office:value="225191" table:style-name="ce36">
            <text:p><text:s text:c="2"/>225 191</text:p>
          </table:table-cell>
          <table:table-cell table:number-columns-repeated="16373"/>
        </table:table-row>
        <table:table-row table:style-name="ro5">
          <table:table-cell office:value-type="float" office:value="49002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107849" table:style-name="ce38">
            <text:p><text:s text:c="2"/>107 84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758" table:style-name="ce38">
            <text:p><text:s text:c="2"/>8 758</text:p>
          </table:table-cell>
          <table:table-cell office:value-type="float" office:value="481" table:style-name="ce38">
            <text:p><text:s text:c="3"/>481</text:p>
          </table:table-cell>
          <table:table-cell office:value-type="float" office:value="9239" table:style-name="ce38">
            <text:p><text:s text:c="2"/>9 239</text:p>
          </table:table-cell>
          <table:table-cell office:value-type="float" office:value="98610" table:style-name="ce38">
            <text:p><text:s text:c="2"/>98 610</text:p>
          </table:table-cell>
          <table:table-cell table:number-columns-repeated="16373"/>
        </table:table-row>
        <table:table-row table:style-name="ro5">
          <table:table-cell office:value-type="float" office:value="50001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29576" table:style-name="ce37">
            <text:p><text:s text:c="2"/>29 57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-1932" table:style-name="ce37">
            <text:p><text:s/>(-) <text:s/>1 9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7" table:style-name="ce37">
            <text:p><text:s text:c="3"/>227</text:p>
          </table:table-cell>
          <table:table-cell office:value-type="float" office:value="3189" table:style-name="ce37">
            <text:p><text:s text:c="2"/>3 189</text:p>
          </table:table-cell>
          <table:table-cell office:value-type="float" office:value="3416" table:style-name="ce37">
            <text:p><text:s text:c="2"/>3 416</text:p>
          </table:table-cell>
          <table:table-cell office:value-type="float" office:value="28092" table:style-name="ce37">
            <text:p><text:s text:c="2"/>28 092</text:p>
          </table:table-cell>
          <table:table-cell table:number-columns-repeated="16373"/>
        </table:table-row>
        <table:table-row table:style-name="ro5">
          <table:table-cell office:value-type="float" office:value="51001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48011" table:style-name="ce37">
            <text:p><text:s text:c="2"/>48 0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6" table:style-name="ce37">
            <text:p><text:s text:c="3"/>316</text:p>
          </table:table-cell>
          <table:table-cell office:value-type="float" office:value="1485" table:style-name="ce37">
            <text:p><text:s text:c="2"/>1 485</text:p>
          </table:table-cell>
          <table:table-cell office:value-type="float" office:value="1801" table:style-name="ce37">
            <text:p><text:s text:c="2"/>1 801</text:p>
          </table:table-cell>
          <table:table-cell office:value-type="float" office:value="46210" table:style-name="ce37">
            <text:p><text:s text:c="2"/>46 210</text:p>
          </table:table-cell>
          <table:table-cell table:number-columns-repeated="16373"/>
        </table:table-row>
        <table:table-row table:style-name="ro5">
          <table:table-cell office:value-type="float" office:value="52801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108371" table:style-name="ce37">
            <text:p><text:s text:c="2"/>108 37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758" table:style-name="ce37">
            <text:p><text:s text:c="2"/>5 758</text:p>
          </table:table-cell>
          <table:table-cell office:value-type="float" office:value="5758" table:style-name="ce37">
            <text:p><text:s text:c="2"/>5 758</text:p>
          </table:table-cell>
          <table:table-cell office:value-type="float" office:value="102613" table:style-name="ce37">
            <text:p><text:s text:c="2"/>102 613</text:p>
          </table:table-cell>
          <table:table-cell table:number-columns-repeated="16373"/>
        </table:table-row>
        <table:table-row table:style-name="ro5">
          <table:table-cell office:value-type="float" office:value="52802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24961" table:style-name="ce37">
            <text:p><text:s text:c="2"/>24 96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97" table:style-name="ce37">
            <text:p><text:s text:c="2"/>1 597</text:p>
          </table:table-cell>
          <table:table-cell office:value-type="float" office:value="1597" table:style-name="ce37">
            <text:p><text:s text:c="2"/>1 597</text:p>
          </table:table-cell>
          <table:table-cell office:value-type="float" office:value="23364" table:style-name="ce37">
            <text:p><text:s text:c="2"/>23 364</text:p>
          </table:table-cell>
          <table:table-cell table:number-columns-repeated="16373"/>
        </table:table-row>
        <table:table-row table:style-name="ro5">
          <table:table-cell office:value-type="float" office:value="55001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45826" table:style-name="ce36">
            <text:p><text:s text:c="2"/>45 8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37" table:style-name="ce36">
            <text:p><text:s text:c="2"/>3 337</text:p>
          </table:table-cell>
          <table:table-cell office:value-type="float" office:value="3337" table:style-name="ce36">
            <text:p><text:s text:c="2"/>3 337</text:p>
          </table:table-cell>
          <table:table-cell office:value-type="float" office:value="42489" table:style-name="ce36">
            <text:p><text:s text:c="2"/>42 489</text:p>
          </table:table-cell>
          <table:table-cell table:number-columns-repeated="16373"/>
        </table:table-row>
        <table:table-row table:style-name="ro5">
          <table:table-cell office:value-type="float" office:value="56001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274430" table:style-name="ce36">
            <text:p><text:s text:c="2"/>274 4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720" table:style-name="ce36">
            <text:p><text:s text:c="2"/>21 720</text:p>
          </table:table-cell>
          <table:table-cell office:value-type="float" office:value="3799" table:style-name="ce36">
            <text:p><text:s text:c="2"/>3 799</text:p>
          </table:table-cell>
          <table:table-cell office:value-type="float" office:value="25519" table:style-name="ce36">
            <text:p><text:s text:c="2"/>25 519</text:p>
          </table:table-cell>
          <table:table-cell office:value-type="float" office:value="248911" table:style-name="ce36">
            <text:p><text:s text:c="2"/>248 911</text:p>
          </table:table-cell>
          <table:table-cell table:number-columns-repeated="16373"/>
        </table:table-row>
        <table:table-row table:style-name="ro5">
          <table:table-cell office:value-type="float" office:value="58001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31193" table:style-name="ce36">
            <text:p><text:s text:c="2"/>31 193</text:p>
          </table:table-cell>
          <table:table-cell office:value-type="float" office:value="9940" table:style-name="ce36">
            <text:p><text:s text:c="2"/>9 940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0" table:style-name="ce36">
            <text:p><text:s text:c="3"/>710</text:p>
          </table:table-cell>
          <table:table-cell office:value-type="float" office:value="713" table:style-name="ce36">
            <text:p><text:s text:c="3"/>713</text:p>
          </table:table-cell>
          <table:table-cell office:value-type="float" office:value="20481" table:style-name="ce36">
            <text:p><text:s text:c="2"/>20 481</text:p>
          </table:table-cell>
          <table:table-cell table:number-columns-repeated="16373"/>
        </table:table-row>
        <table:table-row table:style-name="ro5">
          <table:table-cell office:value-type="float" office:value="59801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46027" table:style-name="ce36">
            <text:p><text:s text:c="2"/>46 0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82" table:style-name="ce36">
            <text:p><text:s text:c="2"/>1 682</text:p>
          </table:table-cell>
          <table:table-cell office:value-type="float" office:value="1687" table:style-name="ce36">
            <text:p><text:s text:c="2"/>1 687</text:p>
          </table:table-cell>
          <table:table-cell office:value-type="float" office:value="44340" table:style-name="ce36">
            <text:p><text:s text:c="2"/>44 340</text:p>
          </table:table-cell>
          <table:table-cell table:number-columns-repeated="16373"/>
        </table:table-row>
        <table:table-row table:style-name="ro5">
          <table:table-cell office:value-type="float" office:value="61001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201921" table:style-name="ce36">
            <text:p><text:s text:c="2"/>201 9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150" table:style-name="ce36">
            <text:p><text:s text:c="2"/>34 150</text:p>
          </table:table-cell>
          <table:table-cell office:value-type="float" office:value="6566" table:style-name="ce36">
            <text:p><text:s text:c="2"/>6 566</text:p>
          </table:table-cell>
          <table:table-cell office:value-type="float" office:value="40716" table:style-name="ce36">
            <text:p><text:s text:c="2"/>40 716</text:p>
          </table:table-cell>
          <table:table-cell office:value-type="float" office:value="161205" table:style-name="ce36">
            <text:p><text:s text:c="2"/>161 205</text:p>
          </table:table-cell>
          <table:table-cell table:number-columns-repeated="16373"/>
        </table:table-row>
        <table:table-row table:style-name="ro5">
          <table:table-cell office:value-type="float" office:value="62801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150515" table:style-name="ce37">
            <text:p><text:s text:c="2"/>150 515</text:p>
          </table:table-cell>
          <table:table-cell office:value-type="float" office:value="242" table:style-name="ce37">
            <text:p><text:s text:c="3"/>24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074" table:style-name="ce37">
            <text:p><text:s text:c="2"/>6 074</text:p>
          </table:table-cell>
          <table:table-cell office:value-type="float" office:value="6074" table:style-name="ce37">
            <text:p><text:s text:c="2"/>6 074</text:p>
          </table:table-cell>
          <table:table-cell office:value-type="float" office:value="144199" table:style-name="ce37">
            <text:p><text:s text:c="2"/>144 199</text:p>
          </table:table-cell>
          <table:table-cell table:number-columns-repeated="16373"/>
        </table:table-row>
        <table:table-row table:style-name="ro5">
          <table:table-cell office:value-type="float" office:value="64801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733360" table:style-name="ce37">
            <text:p><text:s text:c="2"/>733 3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4695" table:style-name="ce37">
            <text:p><text:s text:c="2"/>74 695</text:p>
          </table:table-cell>
          <table:table-cell office:value-type="float" office:value="74695" table:style-name="ce37">
            <text:p><text:s text:c="2"/>74 695</text:p>
          </table:table-cell>
          <table:table-cell office:value-type="float" office:value="658665" table:style-name="ce37">
            <text:p><text:s text:c="2"/>658 665</text:p>
          </table:table-cell>
          <table:table-cell table:number-columns-repeated="16373"/>
        </table:table-row>
        <table:table-row table:style-name="ro5">
          <table:table-cell office:value-type="float" office:value="68001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215725" table:style-name="ce37">
            <text:p><text:s text:c="2"/>215 72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42" table:style-name="ce37">
            <text:p><text:s text:c="2"/>1 042</text:p>
          </table:table-cell>
          <table:table-cell office:value-type="float" office:value="1042" table:style-name="ce37">
            <text:p><text:s text:c="2"/>1 042</text:p>
          </table:table-cell>
          <table:table-cell office:value-type="float" office:value="214683" table:style-name="ce37">
            <text:p><text:s text:c="2"/>214 683</text:p>
          </table:table-cell>
          <table:table-cell table:number-columns-repeated="16373"/>
        </table:table-row>
        <table:table-row table:style-name="ro5">
          <table:table-cell office:value-type="float" office:value="68002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423533" table:style-name="ce37">
            <text:p><text:s text:c="2"/>423 53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23533" table:style-name="ce37">
            <text:p><text:s text:c="2"/>423 533</text:p>
          </table:table-cell>
          <table:table-cell table:number-columns-repeated="16373"/>
        </table:table-row>
        <table:table-row table:style-name="ro5">
          <table:table-cell office:value-type="float" office:value="69801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230258" table:style-name="ce37">
            <text:p><text:s text:c="2"/>230 25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555" table:style-name="ce37">
            <text:p><text:s text:c="2"/>11 555</text:p>
          </table:table-cell>
          <table:table-cell office:value-type="float" office:value="11555" table:style-name="ce37">
            <text:p><text:s text:c="2"/>11 555</text:p>
          </table:table-cell>
          <table:table-cell office:value-type="float" office:value="218703" table:style-name="ce37">
            <text:p><text:s text:c="2"/>218 703</text:p>
          </table:table-cell>
          <table:table-cell table:number-columns-repeated="16373"/>
        </table:table-row>
        <table:table-row table:style-name="ro5">
          <table:table-cell office:value-type="float" office:value="71801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46634" table:style-name="ce36">
            <text:p><text:s text:c="2"/>46 6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46584" table:style-name="ce36">
            <text:p><text:s text:c="2"/>46 584</text:p>
          </table:table-cell>
          <table:table-cell table:number-columns-repeated="16373"/>
        </table:table-row>
        <table:table-row table:style-name="ro5">
          <table:table-cell office:value-type="float" office:value="71802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71201" table:style-name="ce36">
            <text:p><text:s text:c="2"/>71 2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66" table:style-name="ce36">
            <text:p><text:s text:c="2"/>3 266</text:p>
          </table:table-cell>
          <table:table-cell office:value-type="float" office:value="3266" table:style-name="ce36">
            <text:p><text:s text:c="2"/>3 266</text:p>
          </table:table-cell>
          <table:table-cell office:value-type="float" office:value="67935" table:style-name="ce36">
            <text:p><text:s text:c="2"/>67 935</text:p>
          </table:table-cell>
          <table:table-cell table:number-columns-repeated="16373"/>
        </table:table-row>
        <table:table-row table:style-name="ro5">
          <table:table-cell office:value-type="float" office:value="73801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131566" table:style-name="ce36">
            <text:p><text:s text:c="2"/>131 5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506" table:style-name="ce36">
            <text:p><text:s text:c="2"/>6 506</text:p>
          </table:table-cell>
          <table:table-cell office:value-type="float" office:value="6506" table:style-name="ce36">
            <text:p><text:s text:c="2"/>6 506</text:p>
          </table:table-cell>
          <table:table-cell office:value-type="float" office:value="125060" table:style-name="ce36">
            <text:p><text:s text:c="2"/>125 060</text:p>
          </table:table-cell>
          <table:table-cell table:number-columns-repeated="16373"/>
        </table:table-row>
        <table:table-row table:style-name="ro5">
          <table:table-cell office:value-type="float" office:value="77001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126410" table:style-name="ce36">
            <text:p><text:s text:c="2"/>126 4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247" table:style-name="ce36">
            <text:p><text:s text:c="2"/>10 247</text:p>
          </table:table-cell>
          <table:table-cell office:value-type="float" office:value="10247" table:style-name="ce36">
            <text:p><text:s text:c="2"/>10 247</text:p>
          </table:table-cell>
          <table:table-cell office:value-type="float" office:value="116163" table:style-name="ce36">
            <text:p><text:s text:c="2"/>116 163</text:p>
          </table:table-cell>
          <table:table-cell table:number-columns-repeated="16373"/>
        </table:table-row>
        <table:table-row table:style-name="ro5">
          <table:table-cell office:value-type="float" office:value="78801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101738" table:style-name="ce36">
            <text:p><text:s text:c="2"/>101 7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38" table:style-name="ce36">
            <text:p><text:s text:c="2"/>2 138</text:p>
          </table:table-cell>
          <table:table-cell office:value-type="float" office:value="2138" table:style-name="ce36">
            <text:p><text:s text:c="2"/>2 138</text:p>
          </table:table-cell>
          <table:table-cell office:value-type="float" office:value="99600" table:style-name="ce36">
            <text:p><text:s text:c="2"/>99 600</text:p>
          </table:table-cell>
          <table:table-cell table:number-columns-repeated="16373"/>
        </table:table-row>
        <table:table-row table:style-name="ro5">
          <table:table-cell office:value-type="float" office:value="78802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143613" table:style-name="ce37">
            <text:p><text:s text:c="2"/>143 6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579" table:style-name="ce37">
            <text:p><text:s text:c="2"/>8 579</text:p>
          </table:table-cell>
          <table:table-cell office:value-type="float" office:value="8579" table:style-name="ce37">
            <text:p><text:s text:c="2"/>8 579</text:p>
          </table:table-cell>
          <table:table-cell office:value-type="float" office:value="135034" table:style-name="ce37">
            <text:p><text:s text:c="2"/>135 034</text:p>
          </table:table-cell>
          <table:table-cell table:number-columns-repeated="16373"/>
        </table:table-row>
        <table:table-row table:style-name="ro5">
          <table:table-cell office:value-type="float" office:value="80001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42727" table:style-name="ce37">
            <text:p><text:s text:c="2"/>42 7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01" table:style-name="ce37">
            <text:p><text:s text:c="2"/>1 801</text:p>
          </table:table-cell>
          <table:table-cell office:value-type="float" office:value="1801" table:style-name="ce37">
            <text:p><text:s text:c="2"/>1 801</text:p>
          </table:table-cell>
          <table:table-cell office:value-type="float" office:value="40926" table:style-name="ce37">
            <text:p><text:s text:c="2"/>40 926</text:p>
          </table:table-cell>
          <table:table-cell table:number-columns-repeated="16373"/>
        </table:table-row>
        <table:table-row table:style-name="ro5">
          <table:table-cell office:value-type="float" office:value="84001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713980" table:style-name="ce37">
            <text:p><text:s text:c="2"/>713 98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13980" table:style-name="ce37">
            <text:p><text:s text:c="2"/>713 980</text:p>
          </table:table-cell>
          <table:table-cell table:number-columns-repeated="16373"/>
        </table:table-row>
        <table:table-row table:style-name="ro5">
          <table:table-cell office:value-type="float" office:value="84002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13609" table:style-name="ce37">
            <text:p><text:s text:c="2"/>13 60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609" table:style-name="ce37">
            <text:p><text:s text:c="2"/>13 609</text:p>
          </table:table-cell>
          <table:table-cell table:number-columns-repeated="16373"/>
        </table:table-row>
        <table:table-row table:style-name="ro5">
          <table:table-cell office:value-type="float" office:value="85911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309854" table:style-name="ce37">
            <text:p><text:s text:c="2"/>309 85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9854" table:style-name="ce37">
            <text:p><text:s text:c="2"/>309 854</text:p>
          </table:table-cell>
          <table:table-cell table:number-columns-repeated="16373"/>
        </table:table-row>
        <table:table-row table:style-name="ro5">
          <table:table-cell office:value-type="float" office:value="85921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127938" table:style-name="ce36">
            <text:p><text:s text:c="2"/>127 9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10" table:style-name="ce36">
            <text:p><text:s text:c="2"/>2 210</text:p>
          </table:table-cell>
          <table:table-cell office:value-type="float" office:value="2210" table:style-name="ce36">
            <text:p><text:s text:c="2"/>2 210</text:p>
          </table:table-cell>
          <table:table-cell office:value-type="float" office:value="125728" table:style-name="ce36">
            <text:p><text:s text:c="2"/>125 728</text:p>
          </table:table-cell>
          <table:table-cell table:number-columns-repeated="16373"/>
        </table:table-row>
        <table:table-row table:style-name="ro5">
          <table:table-cell office:value-type="float" office:value="86911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186242" table:style-name="ce36">
            <text:p><text:s text:c="2"/>186 2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6242" table:style-name="ce36">
            <text:p><text:s text:c="2"/>186 242</text:p>
          </table:table-cell>
          <table:table-cell table:number-columns-repeated="16373"/>
        </table:table-row>
        <table:table-row table:style-name="ro5">
          <table:table-cell office:value-type="float" office:value="86921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254748" table:style-name="ce36">
            <text:p><text:s text:c="2"/>254 7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540" table:style-name="ce36">
            <text:p><text:s text:c="2"/>6 540</text:p>
          </table:table-cell>
          <table:table-cell office:value-type="float" office:value="6540" table:style-name="ce36">
            <text:p><text:s text:c="2"/>6 540</text:p>
          </table:table-cell>
          <table:table-cell office:value-type="float" office:value="248208" table:style-name="ce36">
            <text:p><text:s text:c="2"/>248 208</text:p>
          </table:table-cell>
          <table:table-cell table:number-columns-repeated="16373"/>
        </table:table-row>
        <table:table-row table:style-name="ro5">
          <table:table-cell office:value-type="float" office:value="90801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47071" table:style-name="ce36">
            <text:p><text:s text:c="2"/>47 07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358" table:style-name="ce36">
            <text:p><text:s text:c="2"/>6 358</text:p>
          </table:table-cell>
          <table:table-cell office:value-type="float" office:value="6361" table:style-name="ce36">
            <text:p><text:s text:c="2"/>6 361</text:p>
          </table:table-cell>
          <table:table-cell office:value-type="float" office:value="40710" table:style-name="ce36">
            <text:p><text:s text:c="2"/>40 710</text:p>
          </table:table-cell>
          <table:table-cell table:number-columns-repeated="16373"/>
        </table:table-row>
        <table:table-row table:style-name="ro5">
          <table:table-cell office:value-type="float" office:value="94801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79347" table:style-name="ce36">
            <text:p><text:s text:c="2"/>79 3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347" table:style-name="ce36">
            <text:p><text:s text:c="2"/>79 347</text:p>
          </table:table-cell>
          <table:table-cell table:number-columns-repeated="16373"/>
        </table:table-row>
        <table:table-row table:style-name="ro5">
          <table:table-cell office:value-type="float" office:value="94802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26827" table:style-name="ce37">
            <text:p><text:s text:c="2"/>26 8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91" table:style-name="ce37">
            <text:p><text:s text:c="2"/>1 091</text:p>
          </table:table-cell>
          <table:table-cell office:value-type="float" office:value="1091" table:style-name="ce37">
            <text:p><text:s text:c="2"/>1 091</text:p>
          </table:table-cell>
          <table:table-cell office:value-type="float" office:value="25736" table:style-name="ce37">
            <text:p><text:s text:c="2"/>25 736</text:p>
          </table:table-cell>
          <table:table-cell table:number-columns-repeated="16373"/>
        </table:table-row>
        <table:table-row table:style-name="ro5">
          <table:table-cell office:value-type="float" office:value="94803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45043" table:style-name="ce37">
            <text:p><text:s text:c="2"/>45 04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02" table:style-name="ce37">
            <text:p><text:s text:c="3"/>602</text:p>
          </table:table-cell>
          <table:table-cell office:value-type="float" office:value="602" table:style-name="ce37">
            <text:p><text:s text:c="3"/>602</text:p>
          </table:table-cell>
          <table:table-cell office:value-type="float" office:value="44441" table:style-name="ce37">
            <text:p><text:s text:c="2"/>44 441</text:p>
          </table:table-cell>
          <table:table-cell table:number-columns-repeated="16373"/>
        </table:table-row>
        <table:table-row table:style-name="ro5">
          <table:table-cell office:value-type="float" office:value="97001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68278" table:style-name="ce37">
            <text:p><text:s text:c="2"/>68 2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8278" table:style-name="ce37">
            <text:p><text:s text:c="2"/>68 278</text:p>
          </table:table-cell>
          <table:table-cell table:number-columns-repeated="16373"/>
        </table:table-row>
        <table:table-row table:style-name="ro5">
          <table:table-cell table:style-name="ce10"/>
          <table:table-cell table:style-name="ce11"/>
          <table:table-cell table:number-columns-repeated="9" table:style-name="ce53"/>
          <table:table-cell table:number-columns-repeated="1637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12148093" table:style-name="ce48">
            <text:p><text:s/>12 148 093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31308" table:style-name="ce48">
            <text:p><text:s text:c="2"/>31 308</text:p>
          </table:table-cell>
          <table:table-cell office:value-type="float" office:value="41851" table:style-name="ce48">
            <text:p><text:s text:c="2"/>41 851</text:p>
          </table:table-cell>
          <table:table-cell office:value-type="float" office:value="414120" table:style-name="ce48">
            <text:p><text:s text:c="2"/>414 120</text:p>
          </table:table-cell>
          <table:table-cell office:value-type="float" office:value="362227" table:style-name="ce48">
            <text:p><text:s text:c="2"/>362 227</text:p>
          </table:table-cell>
          <table:table-cell office:value-type="float" office:value="849506" table:style-name="ce48">
            <text:p><text:s text:c="2"/>849 506</text:p>
          </table:table-cell>
          <table:table-cell office:value-type="float" office:value="11298587" table:style-name="ce48">
            <text:p><text:s/>11 298 587</text:p>
          </table:table-cell>
          <table:table-cell table:number-columns-repeated="16373" table:style-name="ce16"/>
        </table:table-row>
        <table:table-row table:style-name="ro4">
          <table:table-cell table:style-name="ce31"/>
          <table:table-cell table:number-columns-repeated="10" table:style-name="ce32"/>
          <table:table-cell table:number-columns-repeated="16373"/>
        </table:table-row>
        <table:table-row table:number-rows-repeated="1048440" table:style-name="ro7">
          <table:table-cell table:number-columns-repeated="16384"/>
        </table:table-row>
        <table:named-expressions>
          <table:named-range table:name="Print_Area" table:cell-range-address="oferta.$A$1:oferta.$G$136" table:base-cell-address="oferta.$A$1"/>
        </table:named-expressions>
      </table:table>
      <table:table table:name="producao" table:style-name="ta1">
        <table:table-column table:style-name="co1" table:default-cell-style-name="ce1"/>
        <table:table-column table:style-name="co2" table:default-cell-style-name="ce1"/>
        <table:table-column table:style-name="co5" table:number-columns-repeated="68" table:default-cell-style-name="ce1"/>
        <table:table-column table:style-name="co5" table:default-cell-style-name="ce43"/>
        <table:table-column table:style-name="co4" table:number-columns-repeated="16313" table:default-cell-style-name="ce1"/>
        <table:table-row table:style-name="ro1">
          <table:table-cell office:value-type="string" table:style-name="ce17">
            <text:p>Tabela 1 - Recursos de bens e serviços - 2016</text:p>
          </table:table-cell>
          <table:table-cell table:number-columns-repeated="6" table:style-name="ce17"/>
          <table:table-cell table:number-columns-repeated="63" table:style-name="ce19"/>
          <table:table-cell table:style-name="ce42"/>
          <table:table-cell table:number-columns-repeated="16313" table:style-name="ce19"/>
        </table:table-row>
        <table:table-row table:style-name="ro2">
          <table:table-cell table:number-columns-repeated="6" table:style-name="ce1"/>
          <table:table-cell table:style-name="ce2"/>
          <table:table-cell table:number-columns-repeated="63" table:style-name="ce1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54">
            <text:p>Código</text:p>
            <text:p>do</text:p>
            <text:p>produto</text:p>
          </table:table-cell>
          <table:table-cell office:value-type="string" table:number-columns-spanned="1" table:number-rows-spanned="2" table:style-name="ce56">
            <text:p>Descrição do produto</text:p>
          </table:table-cell>
          <table:table-cell office:value-type="string" table:style-name="ce40">
            <text:p>Produção das atividades (valores correntes em 1 000 000 R$)</text:p>
          </table:table-cell>
          <table:table-cell table:number-columns-repeated="5" table:style-name="ce44"/>
          <table:table-cell table:number-columns-repeated="63" table:style-name="ce41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27">
            <text:p>0191</text:p>
            <text:p>Agricultura, inclusive o apoio à agricultura e a pós-colheita</text:p>
          </table:table-cell>
          <table:table-cell office:value-type="string" table:style-name="ce27">
            <text:p>0192</text:p>
            <text:p>Pecuária, inclusive o apoio à pecuária</text:p>
          </table:table-cell>
          <table:table-cell office:value-type="string" table:style-name="ce27">
            <text:p>0280</text:p>
            <text:p>Produção florestal; pesca e aquicultura</text:p>
          </table:table-cell>
          <table:table-cell office:value-type="string" table:style-name="ce45">
            <text:p>0580</text:p>
            <text:p>Extração de carvão mineral e de minerais não-metálicos</text:p>
          </table:table-cell>
          <table:table-cell office:value-type="string" table:style-name="ce27">
            <text:p>0680</text:p>
            <text:p>Extração de petróleo e gás, inclusive as atividades de apoio</text:p>
          </table:table-cell>
          <table:table-cell office:value-type="string" table:style-name="ce27">
            <text:p>0791</text:p>
            <text:p>Extração de minério de ferro, inclusive beneficiamentos e a aglomeração</text:p>
          </table:table-cell>
          <table:table-cell office:value-type="string" table:style-name="ce27">
            <text:p>0792</text:p>
            <text:p>Extração de minerais metálicos não-ferrosos, inclusive beneficiamentos</text:p>
          </table:table-cell>
          <table:table-cell office:value-type="string" table:style-name="ce27">
            <text:p>1091</text:p>
            <text:p>Abate e produtos de carne, inclusive os produtos do laticínio e da pesca</text:p>
          </table:table-cell>
          <table:table-cell office:value-type="string" table:style-name="ce27">
            <text:p>1092</text:p>
            <text:p>Fabricação e refino de açúcar</text:p>
          </table:table-cell>
          <table:table-cell office:value-type="string" table:style-name="ce27">
            <text:p>1093</text:p>
            <text:p>Outros produtos alimentares</text:p>
          </table:table-cell>
          <table:table-cell office:value-type="string" table:style-name="ce27">
            <text:p>1100</text:p>
            <text:p>Fabricação de bebidas</text:p>
          </table:table-cell>
          <table:table-cell office:value-type="string" table:style-name="ce27">
            <text:p>1200</text:p>
            <text:p>Fabricação de produtos do fumo</text:p>
          </table:table-cell>
          <table:table-cell office:value-type="string" table:style-name="ce27">
            <text:p>1300</text:p>
            <text:p>Fabricação de produtos têxteis</text:p>
          </table:table-cell>
          <table:table-cell office:value-type="string" table:style-name="ce27">
            <text:p>1400</text:p>
            <text:p>Confecção de artefatos do vestuário e acessórios</text:p>
          </table:table-cell>
          <table:table-cell office:value-type="string" table:style-name="ce27">
            <text:p>1500</text:p>
            <text:p>Fabricação de calçados e de artefatos de couro</text:p>
          </table:table-cell>
          <table:table-cell office:value-type="string" table:style-name="ce27">
            <text:p>1600</text:p>
            <text:p>Fabricação de produtos da madeira</text:p>
          </table:table-cell>
          <table:table-cell office:value-type="string" table:style-name="ce27">
            <text:p>1700</text:p>
            <text:p>Fabricação de celulose, papel e produtos de papel</text:p>
          </table:table-cell>
          <table:table-cell office:value-type="string" table:style-name="ce27">
            <text:p>1800</text:p>
            <text:p>Impressão e reprodução de gravações</text:p>
          </table:table-cell>
          <table:table-cell office:value-type="string" table:style-name="ce27">
            <text:p>1991</text:p>
            <text:p>Refino de petróleo e coquerias</text:p>
          </table:table-cell>
          <table:table-cell office:value-type="string" table:style-name="ce27">
            <text:p>1992</text:p>
            <text:p>Fabricação de biocombustíveis</text:p>
          </table:table-cell>
          <table:table-cell office:value-type="string" table:style-name="ce27">
            <text:p>2091</text:p>
            <text:p>Fabricação de químicos orgânicos e inorgânicos, resinas e elastômeros</text:p>
          </table:table-cell>
          <table:table-cell office:value-type="string" table:style-name="ce27">
            <text:p>2092</text:p>
            <text:p>Fabricação de defensivos, desinfestantes, tintas e químicos diversos</text:p>
          </table:table-cell>
          <table:table-cell office:value-type="string" table:style-name="ce27">
            <text:p>2093</text:p>
            <text:p>Fabricação de produtos de limpeza, cosméticos/perfumaria e higiene pessoal</text:p>
          </table:table-cell>
          <table:table-cell office:value-type="string" table:style-name="ce27">
            <text:p>2100</text:p>
            <text:p>Fabricação de produtos farmoquímicos e farmacêuticos</text:p>
          </table:table-cell>
          <table:table-cell office:value-type="string" table:style-name="ce27">
            <text:p>2200</text:p>
            <text:p>Fabricação de produtos de borracha e de material plástico</text:p>
          </table:table-cell>
          <table:table-cell office:value-type="string" table:style-name="ce27">
            <text:p>2300</text:p>
            <text:p>Fabricação de produtos de minerais não-metálicos</text:p>
          </table:table-cell>
          <table:table-cell office:value-type="string" table:style-name="ce27">
            <text:p>2491</text:p>
            <text:p>Produção de ferro-gusa/ferroligas, siderurgia e tubos de aço sem costura</text:p>
          </table:table-cell>
          <table:table-cell office:value-type="string" table:style-name="ce27">
            <text:p>2492</text:p>
            <text:p>Metalurgia de metais não-ferrosos e a fundição de metais</text:p>
          </table:table-cell>
          <table:table-cell office:value-type="string" table:style-name="ce27">
            <text:p>2500</text:p>
            <text:p>Fabricação de produtos de metal, exceto máquinas e equipamentos</text:p>
          </table:table-cell>
          <table:table-cell office:value-type="string" table:style-name="ce27">
            <text:p>2600</text:p>
            <text:p>Fabricação de equipamentos de informática, produtos eletrônicos e ópticos</text:p>
          </table:table-cell>
          <table:table-cell office:value-type="string" table:style-name="ce27">
            <text:p>2700</text:p>
            <text:p>Fabricação de máquinas e equipamentos elétricos</text:p>
          </table:table-cell>
          <table:table-cell office:value-type="string" table:style-name="ce27">
            <text:p>2800</text:p>
            <text:p>Fabricação de máquinas e equipamentos mecânicos</text:p>
          </table:table-cell>
          <table:table-cell office:value-type="string" table:style-name="ce27">
            <text:p>2991</text:p>
            <text:p>Fabricação de automóveis, caminhões e ônibus, exceto peças</text:p>
          </table:table-cell>
          <table:table-cell office:value-type="string" table:style-name="ce27">
            <text:p>2992</text:p>
            <text:p>Fabricação de peças e acessórios para veículos automotores</text:p>
          </table:table-cell>
          <table:table-cell office:value-type="string" table:style-name="ce27">
            <text:p>3000</text:p>
            <text:p>Fabricação de outros equipamentos de transporte, exceto veículos automotores</text:p>
          </table:table-cell>
          <table:table-cell office:value-type="string" table:style-name="ce27">
            <text:p>3180</text:p>
            <text:p>Fabricação de móveis e de produtos de indústrias diversas</text:p>
          </table:table-cell>
          <table:table-cell office:value-type="string" table:style-name="ce27">
            <text:p>3300</text:p>
            <text:p>Manutenção, reparação e instalação de máquinas e equipamentos</text:p>
          </table:table-cell>
          <table:table-cell office:value-type="string" table:style-name="ce27">
            <text:p>3500</text:p>
            <text:p>Energia elétrica, gás natural e outras utilidades</text:p>
          </table:table-cell>
          <table:table-cell office:value-type="string" table:style-name="ce27">
            <text:p>3680</text:p>
            <text:p>Água, esgoto e gestão de resíduos</text:p>
          </table:table-cell>
          <table:table-cell office:value-type="string" table:style-name="ce27">
            <text:p>4180</text:p>
            <text:p>Construção</text:p>
          </table:table-cell>
          <table:table-cell office:value-type="string" table:style-name="ce27">
            <text:p>4500</text:p>
            <text:p>Comércio e reparação de veículos automotores e motocicletas</text:p>
          </table:table-cell>
          <table:table-cell office:value-type="string" table:style-name="ce27">
            <text:p>4680</text:p>
            <text:p>Comércio por atacado e a varejo, exceto veículos automotores</text:p>
          </table:table-cell>
          <table:table-cell office:value-type="string" table:style-name="ce27">
            <text:p>4900</text:p>
            <text:p>Transporte terrestre</text:p>
          </table:table-cell>
          <table:table-cell office:value-type="string" table:style-name="ce27">
            <text:p>5000</text:p>
            <text:p>Transporte aquaviário</text:p>
          </table:table-cell>
          <table:table-cell office:value-type="string" table:style-name="ce27">
            <text:p>5100</text:p>
            <text:p>Transporte aéreo</text:p>
          </table:table-cell>
          <table:table-cell office:value-type="string" table:style-name="ce27">
            <text:p>5280</text:p>
            <text:p>Armazenamento, atividades auxiliares dos transportes e correio</text:p>
          </table:table-cell>
          <table:table-cell office:value-type="string" table:style-name="ce27">
            <text:p>5500</text:p>
            <text:p>Alojamento</text:p>
          </table:table-cell>
          <table:table-cell office:value-type="string" table:style-name="ce27">
            <text:p>5600</text:p>
            <text:p>Alimentação</text:p>
          </table:table-cell>
          <table:table-cell office:value-type="string" table:style-name="ce27">
            <text:p>5800</text:p>
            <text:p>Edição e edição integrada à impressão</text:p>
          </table:table-cell>
          <table:table-cell office:value-type="string" table:style-name="ce27">
            <text:p>5980</text:p>
            <text:p>Atividades de televisão, rádio, cinema e <text:s/>gravação/edição de som e imagem</text:p>
          </table:table-cell>
          <table:table-cell office:value-type="string" table:style-name="ce27">
            <text:p>6100</text:p>
            <text:p>Telecomunicações</text:p>
          </table:table-cell>
          <table:table-cell office:value-type="string" table:style-name="ce27">
            <text:p>6280</text:p>
            <text:p>Desenvolvimento de sistemas e outros serviços de informação</text:p>
          </table:table-cell>
          <table:table-cell office:value-type="string" table:style-name="ce45">
            <text:p>6480</text:p>
            <text:p>Intermediação financeira, seguros e previdência complementar</text:p>
          </table:table-cell>
          <table:table-cell office:value-type="string" table:style-name="ce27">
            <text:p>6800</text:p>
            <text:p>Atividades imobiliárias</text:p>
          </table:table-cell>
          <table:table-cell office:value-type="string" table:style-name="ce27">
            <text:p>6980</text:p>
            <text:p>Atividades jurídicas, contábeis, consultoria e sedes de empresas<text:s/></text:p>
          </table:table-cell>
          <table:table-cell office:value-type="string" table:style-name="ce27">
            <text:p>7180</text:p>
            <text:p>Serviços de arquitetura, engenharia, testes/análises técnicas e P &amp; D</text:p>
          </table:table-cell>
          <table:table-cell office:value-type="string" table:style-name="ce27">
            <text:p>7380</text:p>
            <text:p>Outras atividades profissionais, científicas e técnicas</text:p>
          </table:table-cell>
          <table:table-cell office:value-type="string" table:style-name="ce27">
            <text:p>7700</text:p>
            <text:p>Aluguéis não-imobiliários e gestão de ativos de propriedade intelectual</text:p>
          </table:table-cell>
          <table:table-cell office:value-type="string" table:style-name="ce27">
            <text:p>7880</text:p>
            <text:p>Outras atividades administrativas e serviços complementares</text:p>
          </table:table-cell>
          <table:table-cell office:value-type="string" table:style-name="ce27">
            <text:p>8000</text:p>
            <text:p>Atividades de vigilância, segurança e investigação</text:p>
          </table:table-cell>
          <table:table-cell office:value-type="string" table:style-name="ce27">
            <text:p>8400</text:p>
            <text:p>Administração pública, defesa e seguridade social</text:p>
          </table:table-cell>
          <table:table-cell office:value-type="string" table:style-name="ce27">
            <text:p>8591</text:p>
            <text:p>Educação pública</text:p>
          </table:table-cell>
          <table:table-cell office:value-type="string" table:style-name="ce27">
            <text:p>8592</text:p>
            <text:p>Educação privada</text:p>
          </table:table-cell>
          <table:table-cell office:value-type="string" table:style-name="ce27">
            <text:p>8691</text:p>
            <text:p>Saúde pública</text:p>
          </table:table-cell>
          <table:table-cell office:value-type="string" table:style-name="ce27">
            <text:p>8692</text:p>
            <text:p>Saúde privada</text:p>
          </table:table-cell>
          <table:table-cell office:value-type="string" table:style-name="ce27">
            <text:p>9080</text:p>
            <text:p>Atividades artísticas, criativas e de espetáculos</text:p>
          </table:table-cell>
          <table:table-cell office:value-type="string" table:style-name="ce27">
            <text:p>9480</text:p>
            <text:p>Organizações associativas e outros serviços pessoais</text:p>
          </table:table-cell>
          <table:table-cell office:value-type="string" table:style-name="ce27">
            <text:p>9700</text:p>
            <text:p>Serviços domésticos</text:p>
          </table:table-cell>
          <table:table-cell office:value-type="string" table:style-name="ce34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3"/>
          <table:table-cell table:style-name="ce7"/>
          <table:table-cell table:number-columns-repeated="16313"/>
        </table:table-row>
        <table:table-row table:style-name="ro5">
          <table:table-cell office:value-type="float" office:value="1911" table:style-name="ce20">
            <text:p>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11664" table:style-name="ce36">
            <text:p><text:s text:c="2"/>11 664</text:p>
          </table:table-cell>
          <table:table-cell office:value-type="float" office:value="370" table:style-name="ce36">
            <text:p><text:s text:c="3"/>37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2" table:style-name="ce36">
            <text:p><text:s text:c="3"/>1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173" table:style-name="ce36">
            <text:p><text:s text:c="2"/>12 173</text:p>
          </table:table-cell>
          <table:table-cell table:number-columns-repeated="16313"/>
        </table:table-row>
        <table:table-row table:style-name="ro5">
          <table:table-cell office:value-type="float" office:value="1912" table:style-name="ce20">
            <text:p>1912</text:p>
          </table:table-cell>
          <table:table-cell office:value-type="string" table:style-name="ce21">
            <text:p>Milho em grão</text:p>
          </table:table-cell>
          <table:table-cell office:value-type="float" office:value="31202" table:style-name="ce36">
            <text:p><text:s text:c="2"/>31 202</text:p>
          </table:table-cell>
          <table:table-cell office:value-type="float" office:value="1820" table:style-name="ce36">
            <text:p><text:s text:c="2"/>1 820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5" table:style-name="ce36">
            <text:p><text:s text:c="3"/>1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198" table:style-name="ce36">
            <text:p><text:s text:c="2"/>33 198</text:p>
          </table:table-cell>
          <table:table-cell table:number-columns-repeated="16313"/>
        </table:table-row>
        <table:table-row table:style-name="ro5">
          <table:table-cell office:value-type="float" office:value="1913" table:style-name="ce20">
            <text:p>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9165" table:style-name="ce36">
            <text:p><text:s text:c="2"/>9 165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174" table:style-name="ce36">
            <text:p><text:s text:c="2"/>9 174</text:p>
          </table:table-cell>
          <table:table-cell table:number-columns-repeated="16313"/>
        </table:table-row>
        <table:table-row table:style-name="ro5">
          <table:table-cell office:value-type="float" office:value="1914" table:style-name="ce20">
            <text:p>1914</text:p>
          </table:table-cell>
          <table:table-cell office:value-type="string" table:style-name="ce21">
            <text:p>Cana-de-açúcar</text:p>
          </table:table-cell>
          <table:table-cell office:value-type="float" office:value="53871" table:style-name="ce36">
            <text:p><text:s text:c="2"/>53 871</text:p>
          </table:table-cell>
          <table:table-cell office:value-type="float" office:value="279" table:style-name="ce36">
            <text:p><text:s text:c="3"/>279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4151" table:style-name="ce36">
            <text:p><text:s text:c="2"/>54 151</text:p>
          </table:table-cell>
          <table:table-cell table:number-columns-repeated="16313"/>
        </table:table-row>
        <table:table-row table:style-name="ro5">
          <table:table-cell office:value-type="float" office:value="1915" table:style-name="ce22">
            <text:p>1915</text:p>
          </table:table-cell>
          <table:table-cell office:value-type="string" table:style-name="ce23">
            <text:p>Soja <text:s/>em grão</text:p>
          </table:table-cell>
          <table:table-cell office:value-type="float" office:value="115870" table:style-name="ce36">
            <text:p><text:s text:c="2"/>115 870</text:p>
          </table:table-cell>
          <table:table-cell office:value-type="float" office:value="3196" table:style-name="ce36">
            <text:p><text:s text:c="2"/>3 196</text:p>
          </table:table-cell>
          <table:table-cell office:value-type="float" office:value="54" table:style-name="ce36">
            <text:p><text:s text:c="3"/>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9120" table:style-name="ce36">
            <text:p><text:s text:c="2"/>119 120</text:p>
          </table:table-cell>
          <table:table-cell table:number-columns-repeated="16313"/>
        </table:table-row>
        <table:table-row table:style-name="ro5">
          <table:table-cell office:value-type="float" office:value="1916" table:style-name="ce5">
            <text:p>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62173" table:style-name="ce37">
            <text:p><text:s text:c="2"/>62 173</text:p>
          </table:table-cell>
          <table:table-cell office:value-type="float" office:value="2556" table:style-name="ce37">
            <text:p><text:s text:c="2"/>2 556</text:p>
          </table:table-cell>
          <table:table-cell office:value-type="float" office:value="138" table:style-name="ce37">
            <text:p><text:s text:c="3"/>1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5" table:style-name="ce37">
            <text:p><text:s text:c="3"/>18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5052" table:style-name="ce37">
            <text:p><text:s text:c="2"/>65 052</text:p>
          </table:table-cell>
          <table:table-cell table:number-columns-repeated="16313"/>
        </table:table-row>
        <table:table-row table:style-name="ro5">
          <table:table-cell office:value-type="float" office:value="1917" table:style-name="ce5">
            <text:p>1917</text:p>
          </table:table-cell>
          <table:table-cell office:value-type="string" table:style-name="ce3">
            <text:p>Laranja</text:p>
          </table:table-cell>
          <table:table-cell office:value-type="float" office:value="7938" table:style-name="ce37">
            <text:p><text:s text:c="2"/>7 938</text:p>
          </table:table-cell>
          <table:table-cell office:value-type="float" office:value="64" table:style-name="ce37">
            <text:p><text:s text:c="3"/>6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002" table:style-name="ce37">
            <text:p><text:s text:c="2"/>8 002</text:p>
          </table:table-cell>
          <table:table-cell table:number-columns-repeated="16313"/>
        </table:table-row>
        <table:table-row table:style-name="ro5">
          <table:table-cell office:value-type="float" office:value="1918" table:style-name="ce5">
            <text:p>1918</text:p>
          </table:table-cell>
          <table:table-cell office:value-type="string" table:style-name="ce3">
            <text:p>Café em grão</text:p>
          </table:table-cell>
          <table:table-cell office:value-type="float" office:value="21373" table:style-name="ce37">
            <text:p><text:s text:c="2"/>21 373</text:p>
          </table:table-cell>
          <table:table-cell office:value-type="float" office:value="711" table:style-name="ce37">
            <text:p><text:s text:c="3"/>711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9" table:style-name="ce37">
            <text:p><text:s text:c="3"/>14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259" table:style-name="ce37">
            <text:p><text:s text:c="2"/>22 259</text:p>
          </table:table-cell>
          <table:table-cell table:number-columns-repeated="16313"/>
        </table:table-row>
        <table:table-row table:style-name="ro5">
          <table:table-cell office:value-type="float" office:value="1919" table:style-name="ce5">
            <text:p>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23967" table:style-name="ce37">
            <text:p><text:s text:c="2"/>23 967</text:p>
          </table:table-cell>
          <table:table-cell office:value-type="float" office:value="551" table:style-name="ce37">
            <text:p><text:s text:c="3"/>551</text:p>
          </table:table-cell>
          <table:table-cell office:value-type="float" office:value="110" table:style-name="ce37">
            <text:p><text:s text:c="3"/>1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7" table:style-name="ce37">
            <text:p><text:s text:c="3"/>15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785" table:style-name="ce37">
            <text:p><text:s text:c="2"/>24 785</text:p>
          </table:table-cell>
          <table:table-cell table:number-columns-repeated="16313"/>
        </table:table-row>
        <table:table-row table:style-name="ro5">
          <table:table-cell office:value-type="float" office:value="1921" table:style-name="ce6">
            <text:p>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5206" table:style-name="ce37">
            <text:p><text:s text:c="2"/>5 206</text:p>
          </table:table-cell>
          <table:table-cell office:value-type="float" office:value="70755" table:style-name="ce37">
            <text:p><text:s text:c="2"/>70 755</text:p>
          </table:table-cell>
          <table:table-cell office:value-type="float" office:value="264" table:style-name="ce37">
            <text:p><text:s text:c="3"/>26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6245" table:style-name="ce37">
            <text:p><text:s text:c="2"/>76 245</text:p>
          </table:table-cell>
          <table:table-cell table:number-columns-repeated="16313"/>
        </table:table-row>
        <table:table-row table:style-name="ro5">
          <table:table-cell office:value-type="float" office:value="1922" table:style-name="ce20">
            <text:p>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2925" table:style-name="ce36">
            <text:p><text:s text:c="2"/>2 925</text:p>
          </table:table-cell>
          <table:table-cell office:value-type="float" office:value="26067" table:style-name="ce36">
            <text:p><text:s text:c="2"/>26 067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072" table:style-name="ce36">
            <text:p><text:s text:c="2"/>29 072</text:p>
          </table:table-cell>
          <table:table-cell table:number-columns-repeated="16313"/>
        </table:table-row>
        <table:table-row table:style-name="ro5">
          <table:table-cell office:value-type="float" office:value="1923" table:style-name="ce20">
            <text:p>1923</text:p>
          </table:table-cell>
          <table:table-cell office:value-type="string" table:style-name="ce21">
            <text:p>Suínos</text:p>
          </table:table-cell>
          <table:table-cell office:value-type="float" office:value="488" table:style-name="ce36">
            <text:p><text:s text:c="3"/>488</text:p>
          </table:table-cell>
          <table:table-cell office:value-type="float" office:value="8203" table:style-name="ce36">
            <text:p><text:s text:c="2"/>8 2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691" table:style-name="ce36">
            <text:p><text:s text:c="2"/>8 691</text:p>
          </table:table-cell>
          <table:table-cell table:number-columns-repeated="16313"/>
        </table:table-row>
        <table:table-row table:style-name="ro5">
          <table:table-cell office:value-type="float" office:value="1924" table:style-name="ce20">
            <text:p>1924</text:p>
          </table:table-cell>
          <table:table-cell office:value-type="string" table:style-name="ce21">
            <text:p>Aves e ovos</text:p>
          </table:table-cell>
          <table:table-cell office:value-type="float" office:value="530" table:style-name="ce36">
            <text:p><text:s text:c="3"/>530</text:p>
          </table:table-cell>
          <table:table-cell office:value-type="float" office:value="27018" table:style-name="ce36">
            <text:p><text:s text:c="2"/>27 018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562" table:style-name="ce36">
            <text:p><text:s text:c="2"/>27 562</text:p>
          </table:table-cell>
          <table:table-cell table:number-columns-repeated="16313"/>
        </table:table-row>
        <table:table-row table:style-name="ro5">
          <table:table-cell office:value-type="float" office:value="2801" table:style-name="ce20">
            <text:p>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929" table:style-name="ce36">
            <text:p><text:s text:c="3"/>929</text:p>
          </table:table-cell>
          <table:table-cell office:value-type="float" office:value="1108" table:style-name="ce36">
            <text:p><text:s text:c="2"/>1 108</text:p>
          </table:table-cell>
          <table:table-cell office:value-type="float" office:value="19408" table:style-name="ce36">
            <text:p><text:s text:c="2"/>19 40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5" table:style-name="ce36">
            <text:p><text:s text:c="3"/>6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510" table:style-name="ce36">
            <text:p><text:s text:c="2"/>21 510</text:p>
          </table:table-cell>
          <table:table-cell table:number-columns-repeated="16313"/>
        </table:table-row>
        <table:table-row table:style-name="ro5">
          <table:table-cell office:value-type="float" office:value="2802" table:style-name="ce22">
            <text:p>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401" table:style-name="ce36">
            <text:p><text:s text:c="3"/>401</text:p>
          </table:table-cell>
          <table:table-cell office:value-type="float" office:value="477" table:style-name="ce36">
            <text:p><text:s text:c="3"/>477</text:p>
          </table:table-cell>
          <table:table-cell office:value-type="float" office:value="12374" table:style-name="ce36">
            <text:p><text:s text:c="2"/>12 3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252" table:style-name="ce36">
            <text:p><text:s text:c="2"/>13 252</text:p>
          </table:table-cell>
          <table:table-cell table:number-columns-repeated="16313"/>
        </table:table-row>
        <table:table-row table:style-name="ro5">
          <table:table-cell office:value-type="float" office:value="5801" table:style-name="ce5">
            <text:p>5801</text:p>
          </table:table-cell>
          <table:table-cell office:value-type="string" table:style-name="ce3">
            <text:p>Carvão miner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62" table:style-name="ce37">
            <text:p><text:s text:c="2"/>1 06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62" table:style-name="ce37">
            <text:p><text:s text:c="2"/>1 062</text:p>
          </table:table-cell>
          <table:table-cell table:number-columns-repeated="16313"/>
        </table:table-row>
        <table:table-row table:style-name="ro5">
          <table:table-cell office:value-type="float" office:value="5802" table:style-name="ce5">
            <text:p>5802</text:p>
          </table:table-cell>
          <table:table-cell office:value-type="string" table:style-name="ce3">
            <text:p>Minerais não-metálicos</text:p>
          </table:table-cell>
          <table:table-cell office:value-type="float" office:value="52" table:style-name="ce37">
            <text:p><text:s text:c="3"/>52</text:p>
          </table:table-cell>
          <table:table-cell office:value-type="float" office:value="237" table:style-name="ce37">
            <text:p><text:s text:c="3"/>237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16249" table:style-name="ce37">
            <text:p><text:s text:c="2"/>16 24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6" table:style-name="ce37">
            <text:p><text:s text:c="3"/>8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9" table:style-name="ce37">
            <text:p><text:s text:c="3"/>289</text:p>
          </table:table-cell>
          <table:table-cell office:value-type="float" office:value="150" table:style-name="ce37">
            <text:p><text:s text:c="3"/>1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87" table:style-name="ce37">
            <text:p><text:s text:c="2"/>1 08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6" table:style-name="ce37">
            <text:p><text:s text:c="3"/>2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8" table:style-name="ce37">
            <text:p><text:s text:c="3"/>10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529" table:style-name="ce37">
            <text:p><text:s text:c="2"/>18 529</text:p>
          </table:table-cell>
          <table:table-cell table:number-columns-repeated="16313"/>
        </table:table-row>
        <table:table-row table:style-name="ro5">
          <table:table-cell office:value-type="float" office:value="6801" table:style-name="ce5">
            <text:p>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4874" table:style-name="ce37">
            <text:p><text:s text:c="2"/>114 87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9" table:style-name="ce37">
            <text:p><text:s text:c="3"/>2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3" table:style-name="ce37">
            <text:p><text:s text:c="3"/>1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5300" table:style-name="ce37">
            <text:p><text:s text:c="2"/>115 300</text:p>
          </table:table-cell>
          <table:table-cell table:number-columns-repeated="16313"/>
        </table:table-row>
        <table:table-row table:style-name="ro5">
          <table:table-cell office:value-type="float" office:value="7911" table:style-name="ce5">
            <text:p>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8230" table:style-name="ce37">
            <text:p><text:s text:c="2"/>48 23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17" table:style-name="ce37">
            <text:p><text:s text:c="3"/>4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8655" table:style-name="ce37">
            <text:p><text:s text:c="2"/>48 655</text:p>
          </table:table-cell>
          <table:table-cell table:number-columns-repeated="16313"/>
        </table:table-row>
        <table:table-row table:style-name="ro5">
          <table:table-cell office:value-type="float" office:value="7921" table:style-name="ce6">
            <text:p>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87" table:style-name="ce37">
            <text:p><text:s text:c="3"/>487</text:p>
          </table:table-cell>
          <table:table-cell office:value-type="float" office:value="13732" table:style-name="ce37">
            <text:p><text:s text:c="2"/>13 7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8" table:style-name="ce37">
            <text:p><text:s text:c="3"/>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7" table:style-name="ce37">
            <text:p><text:s text:c="3"/>377</text:p>
          </table:table-cell>
          <table:table-cell office:value-type="float" office:value="67" table:style-name="ce37">
            <text:p><text:s text:c="3"/>6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701" table:style-name="ce37">
            <text:p><text:s text:c="2"/>14 701</text:p>
          </table:table-cell>
          <table:table-cell table:number-columns-repeated="16313"/>
        </table:table-row>
        <table:table-row table:style-name="ro5">
          <table:table-cell office:value-type="float" office:value="10911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111" table:style-name="ce36">
            <text:p><text:s text:c="3"/>111</text:p>
          </table:table-cell>
          <table:table-cell office:value-type="float" office:value="401" table:style-name="ce36">
            <text:p><text:s text:c="3"/>401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5748" table:style-name="ce36">
            <text:p><text:s text:c="2"/>125 7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50" table:style-name="ce36">
            <text:p><text:s text:c="2"/>1 1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3" table:style-name="ce36">
            <text:p><text:s text:c="3"/>27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15" table:style-name="ce36">
            <text:p><text:s text:c="3"/>9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8665" table:style-name="ce36">
            <text:p><text:s text:c="2"/>128 665</text:p>
          </table:table-cell>
          <table:table-cell table:number-columns-repeated="16313"/>
        </table:table-row>
        <table:table-row table:style-name="ro5">
          <table:table-cell office:value-type="float" office:value="10912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178" table:style-name="ce36">
            <text:p><text:s text:c="2"/>15 17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1" table:style-name="ce36">
            <text:p><text:s text:c="3"/>2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465" table:style-name="ce36">
            <text:p><text:s text:c="2"/>15 465</text:p>
          </table:table-cell>
          <table:table-cell table:number-columns-repeated="16313"/>
        </table:table-row>
        <table:table-row table:style-name="ro5">
          <table:table-cell office:value-type="float" office:value="10913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065" table:style-name="ce36">
            <text:p><text:s text:c="2"/>53 06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21" table:style-name="ce36">
            <text:p><text:s text:c="2"/>1 4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39" table:style-name="ce36">
            <text:p><text:s text:c="2"/>2 6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151" table:style-name="ce36">
            <text:p><text:s text:c="2"/>57 151</text:p>
          </table:table-cell>
          <table:table-cell table:number-columns-repeated="16313"/>
        </table:table-row>
        <table:table-row table:style-name="ro5">
          <table:table-cell office:value-type="float" office:value="10914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60" table:style-name="ce36">
            <text:p><text:s text:c="2"/>4 6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86" table:style-name="ce36">
            <text:p><text:s text:c="2"/>4 686</text:p>
          </table:table-cell>
          <table:table-cell table:number-columns-repeated="16313"/>
        </table:table-row>
        <table:table-row table:style-name="ro5">
          <table:table-cell office:value-type="float" office:value="10915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670" table:style-name="ce36">
            <text:p><text:s text:c="2"/>17 6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39" table:style-name="ce36">
            <text:p><text:s text:c="2"/>3 7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476" table:style-name="ce36">
            <text:p><text:s text:c="2"/>21 476</text:p>
          </table:table-cell>
          <table:table-cell table:number-columns-repeated="16313"/>
        </table:table-row>
        <table:table-row table:style-name="ro5">
          <table:table-cell office:value-type="float" office:value="10916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136" table:style-name="ce37">
            <text:p><text:s text:c="3"/>136</text:p>
          </table:table-cell>
          <table:table-cell office:value-type="float" office:value="1244" table:style-name="ce37">
            <text:p><text:s text:c="2"/>1 244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8429" table:style-name="ce37">
            <text:p><text:s text:c="2"/>48 4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82" table:style-name="ce37">
            <text:p><text:s text:c="2"/>1 18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0995" table:style-name="ce37">
            <text:p><text:s text:c="2"/>50 995</text:p>
          </table:table-cell>
          <table:table-cell table:number-columns-repeated="16313"/>
        </table:table-row>
        <table:table-row table:style-name="ro5">
          <table:table-cell office:value-type="float" office:value="10921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194" table:style-name="ce38">
            <text:p><text:s text:c="3"/>194</text:p>
          </table:table-cell>
          <table:table-cell office:value-type="float" office:value="70" table:style-name="ce38">
            <text:p><text:s text:c="3"/>70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0305" table:style-name="ce38">
            <text:p><text:s text:c="2"/>40 305</text:p>
          </table:table-cell>
          <table:table-cell office:value-type="float" office:value="596" table:style-name="ce38">
            <text:p><text:s text:c="3"/>59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403" table:style-name="ce38">
            <text:p><text:s text:c="2"/>8 40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9572" table:style-name="ce38">
            <text:p><text:s text:c="2"/>49 572</text:p>
          </table:table-cell>
          <table:table-cell table:number-columns-repeated="16313"/>
        </table:table-row>
        <table:table-row table:style-name="ro5">
          <table:table-cell office:value-type="float" office:value="10931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62" table:style-name="ce37">
            <text:p><text:s text:c="3"/>62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6" table:style-name="ce37">
            <text:p><text:s text:c="3"/>29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684" table:style-name="ce37">
            <text:p><text:s text:c="2"/>24 684</text:p>
          </table:table-cell>
          <table:table-cell office:value-type="float" office:value="476" table:style-name="ce37">
            <text:p><text:s text:c="3"/>47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48" table:style-name="ce37">
            <text:p><text:s text:c="3"/>4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1" table:style-name="ce37">
            <text:p><text:s text:c="3"/>17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790" table:style-name="ce37">
            <text:p><text:s text:c="2"/>25 790</text:p>
          </table:table-cell>
          <table:table-cell table:number-columns-repeated="16313"/>
        </table:table-row>
        <table:table-row table:style-name="ro5">
          <table:table-cell office:value-type="float" office:value="10932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63" table:style-name="ce37">
            <text:p><text:s text:c="3"/>76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6988" table:style-name="ce37">
            <text:p><text:s text:c="2"/>56 98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9" table:style-name="ce37">
            <text:p><text:s text:c="3"/>179</text:p>
          </table:table-cell>
          <table:table-cell office:value-type="float" office:value="78" table:style-name="ce37">
            <text:p><text:s text:c="3"/>78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50" table:style-name="ce37">
            <text:p><text:s text:c="3"/>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34" table:style-name="ce37">
            <text:p><text:s text:c="2"/>4 73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2850" table:style-name="ce37">
            <text:p><text:s text:c="2"/>62 850</text:p>
          </table:table-cell>
          <table:table-cell table:number-columns-repeated="16313"/>
        </table:table-row>
        <table:table-row table:style-name="ro5">
          <table:table-cell office:value-type="float" office:value="10933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109" table:style-name="ce37">
            <text:p><text:s text:c="3"/>109</text:p>
          </table:table-cell>
          <table:table-cell office:value-type="float" office:value="50" table:style-name="ce37">
            <text:p><text:s text:c="3"/>5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12960" table:style-name="ce37">
            <text:p><text:s text:c="2"/>12 9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6" table:style-name="ce37">
            <text:p><text:s text:c="3"/>19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333" table:style-name="ce37">
            <text:p><text:s text:c="2"/>13 333</text:p>
          </table:table-cell>
          <table:table-cell table:number-columns-repeated="16313"/>
        </table:table-row>
        <table:table-row table:style-name="ro5">
          <table:table-cell office:value-type="float" office:value="10934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356" table:style-name="ce36">
            <text:p><text:s text:c="3"/>356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567" table:style-name="ce36">
            <text:p><text:s text:c="2"/>15 5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31" table:style-name="ce36">
            <text:p><text:s text:c="3"/>7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686" table:style-name="ce36">
            <text:p><text:s text:c="2"/>16 686</text:p>
          </table:table-cell>
          <table:table-cell table:number-columns-repeated="16313"/>
        </table:table-row>
        <table:table-row table:style-name="ro5">
          <table:table-cell office:value-type="float" office:value="10935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2432" table:style-name="ce36">
            <text:p><text:s text:c="2"/>2 432</text:p>
          </table:table-cell>
          <table:table-cell office:value-type="float" office:value="917" table:style-name="ce36">
            <text:p><text:s text:c="3"/>917</text:p>
          </table:table-cell>
          <table:table-cell office:value-type="float" office:value="387" table:style-name="ce36">
            <text:p><text:s text:c="3"/>3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33536" table:style-name="ce36">
            <text:p><text:s text:c="2"/>33 536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12" table:style-name="ce36">
            <text:p><text:s text:c="2"/>1 2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706" table:style-name="ce36">
            <text:p><text:s text:c="2"/>38 706</text:p>
          </table:table-cell>
          <table:table-cell table:number-columns-repeated="16313"/>
        </table:table-row>
        <table:table-row table:style-name="ro5">
          <table:table-cell office:value-type="float" office:value="10936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08" table:style-name="ce36">
            <text:p><text:s text:c="2"/>2 10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416" table:style-name="ce36">
            <text:p><text:s text:c="2"/>33 4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3" table:style-name="ce36">
            <text:p><text:s text:c="3"/>223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848" table:style-name="ce36">
            <text:p><text:s text:c="2"/>35 848</text:p>
          </table:table-cell>
          <table:table-cell table:number-columns-repeated="16313"/>
        </table:table-row>
        <table:table-row table:style-name="ro5">
          <table:table-cell office:value-type="float" office:value="10937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32" table:style-name="ce36">
            <text:p><text:s text:c="2"/>2 232</text:p>
          </table:table-cell>
          <table:table-cell office:value-type="float" office:value="164" table:style-name="ce36">
            <text:p><text:s text:c="3"/>164</text:p>
          </table:table-cell>
          <table:table-cell office:value-type="float" office:value="83064" table:style-name="ce36">
            <text:p><text:s text:c="2"/>83 064</text:p>
          </table:table-cell>
          <table:table-cell office:value-type="float" office:value="167" table:style-name="ce36">
            <text:p><text:s text:c="3"/>1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126" table:style-name="ce36">
            <text:p><text:s text:c="3"/>126</text:p>
          </table:table-cell>
          <table:table-cell office:value-type="float" office:value="568" table:style-name="ce36">
            <text:p><text:s text:c="3"/>568</text:p>
          </table:table-cell>
          <table:table-cell office:value-type="float" office:value="142" table:style-name="ce36">
            <text:p><text:s text:c="3"/>142</text:p>
          </table:table-cell>
          <table:table-cell office:value-type="float" office:value="422" table:style-name="ce36">
            <text:p><text:s text:c="3"/>4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441" table:style-name="ce36">
            <text:p><text:s text:c="2"/>23 44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0474" table:style-name="ce36">
            <text:p><text:s text:c="2"/>110 474</text:p>
          </table:table-cell>
          <table:table-cell table:number-columns-repeated="16313"/>
        </table:table-row>
        <table:table-row table:style-name="ro5">
          <table:table-cell office:value-type="float" office:value="11001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165" table:style-name="ce36">
            <text:p><text:s text:c="3"/>165</text:p>
          </table:table-cell>
          <table:table-cell office:value-type="float" office:value="235" table:style-name="ce36">
            <text:p><text:s text:c="3"/>235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2478" table:style-name="ce36">
            <text:p><text:s text:c="2"/>2 478</text:p>
          </table:table-cell>
          <table:table-cell office:value-type="float" office:value="72394" table:style-name="ce36">
            <text:p><text:s text:c="2"/>72 3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9" table:style-name="ce36">
            <text:p><text:s text:c="3"/>1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5" table:style-name="ce36">
            <text:p><text:s text:c="3"/>7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27" table:style-name="ce36">
            <text:p><text:s text:c="2"/>1 3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6938" table:style-name="ce36">
            <text:p><text:s text:c="2"/>76 938</text:p>
          </table:table-cell>
          <table:table-cell table:number-columns-repeated="16313"/>
        </table:table-row>
        <table:table-row table:style-name="ro5">
          <table:table-cell office:value-type="float" office:value="12001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42" table:style-name="ce37">
            <text:p><text:s text:c="3"/>42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624" table:style-name="ce37">
            <text:p><text:s text:c="2"/>14 6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693" table:style-name="ce37">
            <text:p><text:s text:c="2"/>14 693</text:p>
          </table:table-cell>
          <table:table-cell table:number-columns-repeated="16313"/>
        </table:table-row>
        <table:table-row table:style-name="ro5">
          <table:table-cell office:value-type="float" office:value="13001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031" table:style-name="ce37">
            <text:p><text:s text:c="2"/>1 031</text:p>
          </table:table-cell>
          <table:table-cell office:value-type="float" office:value="296" table:style-name="ce37">
            <text:p><text:s text:c="3"/>296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932" table:style-name="ce37">
            <text:p><text:s text:c="2"/>7 932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" table:style-name="ce37">
            <text:p><text:s text:c="3"/>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336" table:style-name="ce37">
            <text:p><text:s text:c="2"/>9 336</text:p>
          </table:table-cell>
          <table:table-cell table:number-columns-repeated="16313"/>
        </table:table-row>
        <table:table-row table:style-name="ro5">
          <table:table-cell office:value-type="float" office:value="13002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159" table:style-name="ce37">
            <text:p><text:s text:c="2"/>16 159</text:p>
          </table:table-cell>
          <table:table-cell office:value-type="float" office:value="277" table:style-name="ce37">
            <text:p><text:s text:c="3"/>27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8" table:style-name="ce37">
            <text:p><text:s text:c="3"/>268</text:p>
          </table:table-cell>
          <table:table-cell office:value-type="float" office:value="63" table:style-name="ce37">
            <text:p><text:s text:c="3"/>6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2" table:style-name="ce37">
            <text:p><text:s text:c="3"/>242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049" table:style-name="ce37">
            <text:p><text:s text:c="2"/>17 049</text:p>
          </table:table-cell>
          <table:table-cell table:number-columns-repeated="16313"/>
        </table:table-row>
        <table:table-row table:style-name="ro5">
          <table:table-cell office:value-type="float" office:value="13003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348" table:style-name="ce37">
            <text:p><text:s text:c="2"/>20 348</text:p>
          </table:table-cell>
          <table:table-cell office:value-type="float" office:value="142" table:style-name="ce37">
            <text:p><text:s text:c="3"/>142</text:p>
          </table:table-cell>
          <table:table-cell office:value-type="float" office:value="62" table:style-name="ce37">
            <text:p><text:s text:c="3"/>6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0" table:style-name="ce37">
            <text:p><text:s text:c="3"/>6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0" table:style-name="ce37">
            <text:p><text:s text:c="3"/>35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49" table:style-name="ce37">
            <text:p><text:s text:c="3"/>4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48" table:style-name="ce37">
            <text:p><text:s text:c="3"/>948</text:p>
          </table:table-cell>
          <table:table-cell office:value-type="float" office:value="67" table:style-name="ce37">
            <text:p><text:s text:c="3"/>6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99" table:style-name="ce37">
            <text:p><text:s text:c="3"/>9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5" table:style-name="ce37">
            <text:p><text:s text:c="3"/>17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8" table:style-name="ce37">
            <text:p><text:s text:c="3"/>358</text:p>
          </table:table-cell>
          <table:table-cell office:value-type="float" office:value="37" table:style-name="ce37">
            <text:p><text:s text:c="3"/>3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0" table:style-name="ce37">
            <text:p><text:s text:c="3"/>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820" table:style-name="ce37">
            <text:p><text:s text:c="2"/>22 820</text:p>
          </table:table-cell>
          <table:table-cell table:number-columns-repeated="16313"/>
        </table:table-row>
        <table:table-row table:style-name="ro5">
          <table:table-cell office:value-type="float" office:value="14001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31" table:style-name="ce38">
            <text:p><text:s text:c="3"/>431</text:p>
          </table:table-cell>
          <table:table-cell office:value-type="float" office:value="60971" table:style-name="ce38">
            <text:p><text:s text:c="2"/>60 971</text:p>
          </table:table-cell>
          <table:table-cell office:value-type="float" office:value="144" table:style-name="ce38">
            <text:p><text:s text:c="3"/>14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7" table:style-name="ce38">
            <text:p><text:s text:c="3"/>9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06" table:style-name="ce38">
            <text:p><text:s text:c="3"/>90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2562" table:style-name="ce38">
            <text:p><text:s text:c="2"/>62 562</text:p>
          </table:table-cell>
          <table:table-cell table:number-columns-repeated="16313"/>
        </table:table-row>
        <table:table-row table:style-name="ro5">
          <table:table-cell office:value-type="float" office:value="15001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2" table:style-name="ce36">
            <text:p><text:s text:c="3"/>5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122" table:style-name="ce36">
            <text:p><text:s text:c="3"/>122</text:p>
          </table:table-cell>
          <table:table-cell office:value-type="float" office:value="40450" table:style-name="ce36">
            <text:p><text:s text:c="2"/>40 4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3" table:style-name="ce36">
            <text:p><text:s text:c="3"/>7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1" table:style-name="ce36">
            <text:p><text:s text:c="3"/>24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4" table:style-name="ce36">
            <text:p><text:s text:c="3"/>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624" table:style-name="ce36">
            <text:p><text:s text:c="2"/>41 624</text:p>
          </table:table-cell>
          <table:table-cell table:number-columns-repeated="16313"/>
        </table:table-row>
        <table:table-row table:style-name="ro5">
          <table:table-cell office:value-type="float" office:value="16001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070" table:style-name="ce36">
            <text:p><text:s text:c="2"/>25 070</text:p>
          </table:table-cell>
          <table:table-cell office:value-type="float" office:value="139" table:style-name="ce36">
            <text:p><text:s text:c="3"/>1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8" table:style-name="ce36">
            <text:p><text:s text:c="3"/>7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2" table:style-name="ce36">
            <text:p><text:s text:c="3"/>1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2" table:style-name="ce36">
            <text:p><text:s text:c="3"/>1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763" table:style-name="ce36">
            <text:p><text:s text:c="2"/>25 763</text:p>
          </table:table-cell>
          <table:table-cell table:number-columns-repeated="16313"/>
        </table:table-row>
        <table:table-row table:style-name="ro5">
          <table:table-cell office:value-type="float" office:value="17001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880" table:style-name="ce36">
            <text:p><text:s text:c="2"/>23 8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880" table:style-name="ce36">
            <text:p><text:s text:c="2"/>23 880</text:p>
          </table:table-cell>
          <table:table-cell table:number-columns-repeated="16313"/>
        </table:table-row>
        <table:table-row table:style-name="ro5">
          <table:table-cell office:value-type="float" office:value="17002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9477" table:style-name="ce36">
            <text:p><text:s text:c="2"/>59 477</text:p>
          </table:table-cell>
          <table:table-cell office:value-type="float" office:value="529" table:style-name="ce36">
            <text:p><text:s text:c="3"/>5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813" table:style-name="ce36">
            <text:p><text:s text:c="3"/>8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2" table:style-name="ce36">
            <text:p><text:s text:c="3"/>342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1501" table:style-name="ce36">
            <text:p><text:s text:c="2"/>61 501</text:p>
          </table:table-cell>
          <table:table-cell table:number-columns-repeated="16313"/>
        </table:table-row>
        <table:table-row table:style-name="ro5">
          <table:table-cell office:value-type="float" office:value="18001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4" table:style-name="ce36">
            <text:p><text:s text:c="3"/>194</text:p>
          </table:table-cell>
          <table:table-cell office:value-type="float" office:value="18425" table:style-name="ce36">
            <text:p><text:s text:c="2"/>18 4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245" table:style-name="ce36">
            <text:p><text:s text:c="3"/>2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2" table:style-name="ce36">
            <text:p><text:s text:c="3"/>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2" table:style-name="ce36">
            <text:p><text:s text:c="3"/>4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3" table:style-name="ce36">
            <text:p><text:s text:c="3"/>3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899" table:style-name="ce36">
            <text:p><text:s text:c="2"/>19 899</text:p>
          </table:table-cell>
          <table:table-cell table:number-columns-repeated="16313"/>
        </table:table-row>
        <table:table-row table:style-name="ro5">
          <table:table-cell office:value-type="float" office:value="19911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191" table:style-name="ce37">
            <text:p><text:s text:c="2"/>9 19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191" table:style-name="ce37">
            <text:p><text:s text:c="2"/>9 191</text:p>
          </table:table-cell>
          <table:table-cell table:number-columns-repeated="16313"/>
        </table:table-row>
        <table:table-row table:style-name="ro5">
          <table:table-cell office:value-type="float" office:value="19912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3400" table:style-name="ce37">
            <text:p><text:s text:c="2"/>93 40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3400" table:style-name="ce37">
            <text:p><text:s text:c="2"/>93 400</text:p>
          </table:table-cell>
          <table:table-cell table:number-columns-repeated="16313"/>
        </table:table-row>
        <table:table-row table:style-name="ro5">
          <table:table-cell office:value-type="float" office:value="19913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901" table:style-name="ce37">
            <text:p><text:s text:c="2"/>4 90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901" table:style-name="ce37">
            <text:p><text:s text:c="2"/>4 901</text:p>
          </table:table-cell>
          <table:table-cell table:number-columns-repeated="16313"/>
        </table:table-row>
        <table:table-row table:style-name="ro5">
          <table:table-cell office:value-type="float" office:value="19914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320" table:style-name="ce37">
            <text:p><text:s text:c="2"/>12 3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320" table:style-name="ce37">
            <text:p><text:s text:c="2"/>12 320</text:p>
          </table:table-cell>
          <table:table-cell table:number-columns-repeated="16313"/>
        </table:table-row>
        <table:table-row table:style-name="ro5">
          <table:table-cell office:value-type="float" office:value="19915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9300" table:style-name="ce38">
            <text:p><text:s text:c="2"/>109 30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9300" table:style-name="ce38">
            <text:p><text:s text:c="2"/>109 300</text:p>
          </table:table-cell>
          <table:table-cell table:number-columns-repeated="16313"/>
        </table:table-row>
        <table:table-row table:style-name="ro5">
          <table:table-cell office:value-type="float" office:value="19916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85" table:style-name="ce36">
            <text:p><text:s text:c="2"/>1 6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8410" table:style-name="ce36">
            <text:p><text:s text:c="2"/>138 4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04" table:style-name="ce36">
            <text:p><text:s text:c="2"/>2 604</text:p>
          </table:table-cell>
          <table:table-cell office:value-type="float" office:value="186" table:style-name="ce36">
            <text:p><text:s text:c="3"/>186</text:p>
          </table:table-cell>
          <table:table-cell office:value-type="float" office:value="65" table:style-name="ce36">
            <text:p><text:s text:c="3"/>6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90" table:style-name="ce36">
            <text:p><text:s text:c="2"/>3 2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6311" table:style-name="ce36">
            <text:p><text:s text:c="2"/>146 311</text:p>
          </table:table-cell>
          <table:table-cell table:number-columns-repeated="16313"/>
        </table:table-row>
        <table:table-row table:style-name="ro5">
          <table:table-cell office:value-type="float" office:value="19921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474" table:style-name="ce36">
            <text:p><text:s text:c="2"/>19 474</text:p>
          </table:table-cell>
          <table:table-cell office:value-type="float" office:value="4964" table:style-name="ce36">
            <text:p><text:s text:c="2"/>4 964</text:p>
          </table:table-cell>
          <table:table-cell office:value-type="float" office:value="127" table:style-name="ce36">
            <text:p><text:s text:c="3"/>1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9" table:style-name="ce36">
            <text:p><text:s text:c="3"/>9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726" table:style-name="ce36">
            <text:p><text:s text:c="2"/>39 726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106" table:style-name="ce36">
            <text:p><text:s text:c="3"/>1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0" table:style-name="ce36">
            <text:p><text:s text:c="3"/>490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5092" table:style-name="ce36">
            <text:p><text:s text:c="2"/>65 092</text:p>
          </table:table-cell>
          <table:table-cell table:number-columns-repeated="16313"/>
        </table:table-row>
        <table:table-row table:style-name="ro5">
          <table:table-cell office:value-type="float" office:value="20911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8" table:style-name="ce36">
            <text:p><text:s text:c="3"/>17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2" table:style-name="ce36">
            <text:p><text:s text:c="3"/>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642" table:style-name="ce36">
            <text:p><text:s text:c="2"/>28 642</text:p>
          </table:table-cell>
          <table:table-cell office:value-type="float" office:value="1044" table:style-name="ce36">
            <text:p><text:s text:c="2"/>1 044</text:p>
          </table:table-cell>
          <table:table-cell office:value-type="float" office:value="253" table:style-name="ce36">
            <text:p><text:s text:c="3"/>253</text:p>
          </table:table-cell>
          <table:table-cell office:value-type="float" office:value="51" table:style-name="ce36">
            <text:p><text:s text:c="3"/>51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218" table:style-name="ce36">
            <text:p><text:s text:c="3"/>218</text:p>
          </table:table-cell>
          <table:table-cell office:value-type="float" office:value="89" table:style-name="ce36">
            <text:p><text:s text:c="3"/>89</text:p>
          </table:table-cell>
          <table:table-cell office:value-type="float" office:value="1237" table:style-name="ce36">
            <text:p><text:s text:c="2"/>1 2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3" table:style-name="ce36">
            <text:p><text:s text:c="3"/>47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466" table:style-name="ce36">
            <text:p><text:s text:c="2"/>32 466</text:p>
          </table:table-cell>
          <table:table-cell table:number-columns-repeated="16313"/>
        </table:table-row>
        <table:table-row table:style-name="ro5">
          <table:table-cell office:value-type="float" office:value="20912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4" table:style-name="ce36">
            <text:p><text:s text:c="3"/>48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40853" table:style-name="ce36">
            <text:p><text:s text:c="2"/>40 853</text:p>
          </table:table-cell>
          <table:table-cell office:value-type="float" office:value="273" table:style-name="ce36">
            <text:p><text:s text:c="3"/>27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0" table:style-name="ce36">
            <text:p><text:s text:c="3"/>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9" table:style-name="ce36">
            <text:p><text:s text:c="3"/>49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250" table:style-name="ce36">
            <text:p><text:s text:c="2"/>42 250</text:p>
          </table:table-cell>
          <table:table-cell table:number-columns-repeated="16313"/>
        </table:table-row>
        <table:table-row table:style-name="ro5">
          <table:table-cell office:value-type="float" office:value="20913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36" table:style-name="ce36">
            <text:p><text:s text:c="2"/>1 0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35435" table:style-name="ce36">
            <text:p><text:s text:c="2"/>35 435</text:p>
          </table:table-cell>
          <table:table-cell office:value-type="float" office:value="1727" table:style-name="ce36">
            <text:p><text:s text:c="2"/>1 727</text:p>
          </table:table-cell>
          <table:table-cell office:value-type="float" office:value="567" table:style-name="ce36">
            <text:p><text:s text:c="3"/>567</text:p>
          </table:table-cell>
          <table:table-cell office:value-type="float" office:value="171" table:style-name="ce36">
            <text:p><text:s text:c="3"/>171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173" table:style-name="ce36">
            <text:p><text:s text:c="2"/>39 173</text:p>
          </table:table-cell>
          <table:table-cell table:number-columns-repeated="16313"/>
        </table:table-row>
        <table:table-row table:style-name="ro5">
          <table:table-cell office:value-type="float" office:value="20914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8" table:style-name="ce37">
            <text:p><text:s text:c="3"/>4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250" table:style-name="ce37">
            <text:p><text:s text:c="2"/>32 250</text:p>
          </table:table-cell>
          <table:table-cell office:value-type="float" office:value="1361" table:style-name="ce37">
            <text:p><text:s text:c="2"/>1 361</text:p>
          </table:table-cell>
          <table:table-cell office:value-type="float" office:value="118" table:style-name="ce37">
            <text:p><text:s text:c="3"/>118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648" table:style-name="ce37">
            <text:p><text:s text:c="3"/>648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187" table:style-name="ce37">
            <text:p><text:s text:c="3"/>18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3" table:style-name="ce37">
            <text:p><text:s text:c="3"/>7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9" table:style-name="ce37">
            <text:p><text:s text:c="3"/>59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5" table:style-name="ce37">
            <text:p><text:s text:c="3"/>175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475" table:style-name="ce37">
            <text:p><text:s text:c="2"/>35 475</text:p>
          </table:table-cell>
          <table:table-cell table:number-columns-repeated="16313"/>
        </table:table-row>
        <table:table-row table:style-name="ro5">
          <table:table-cell office:value-type="float" office:value="20921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5" table:style-name="ce38">
            <text:p><text:s text:c="3"/>265</text:p>
          </table:table-cell>
          <table:table-cell office:value-type="float" office:value="27939" table:style-name="ce38">
            <text:p><text:s text:c="2"/>27 939</text:p>
          </table:table-cell>
          <table:table-cell office:value-type="float" office:value="1016" table:style-name="ce38">
            <text:p><text:s text:c="2"/>1 016</text:p>
          </table:table-cell>
          <table:table-cell office:value-type="float" office:value="214" table:style-name="ce38">
            <text:p><text:s text:c="3"/>21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9434" table:style-name="ce38">
            <text:p><text:s text:c="2"/>29 434</text:p>
          </table:table-cell>
          <table:table-cell table:number-columns-repeated="16313"/>
        </table:table-row>
        <table:table-row table:style-name="ro5">
          <table:table-cell office:value-type="float" office:value="20922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1" table:style-name="ce38">
            <text:p><text:s text:c="3"/>191</text:p>
          </table:table-cell>
          <table:table-cell office:value-type="float" office:value="63" table:style-name="ce38">
            <text:p><text:s text:c="3"/>6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04" table:style-name="ce38">
            <text:p><text:s text:c="2"/>1 504</text:p>
          </table:table-cell>
          <table:table-cell office:value-type="float" office:value="25" table:style-name="ce38">
            <text:p><text:s text:c="3"/>2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8" table:style-name="ce38">
            <text:p><text:s text:c="3"/>248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2080" table:style-name="ce38">
            <text:p><text:s text:c="2"/>2 080</text:p>
          </table:table-cell>
          <table:table-cell office:value-type="float" office:value="22518" table:style-name="ce38">
            <text:p><text:s text:c="2"/>22 518</text:p>
          </table:table-cell>
          <table:table-cell office:value-type="float" office:value="289" table:style-name="ce38">
            <text:p><text:s text:c="3"/>289</text:p>
          </table:table-cell>
          <table:table-cell office:value-type="float" office:value="45" table:style-name="ce38">
            <text:p><text:s text:c="3"/>45</text:p>
          </table:table-cell>
          <table:table-cell office:value-type="float" office:value="146" table:style-name="ce38">
            <text:p><text:s text:c="3"/>146</text:p>
          </table:table-cell>
          <table:table-cell office:value-type="float" office:value="307" table:style-name="ce38">
            <text:p><text:s text:c="3"/>307</text:p>
          </table:table-cell>
          <table:table-cell office:value-type="float" office:value="58" table:style-name="ce38">
            <text:p><text:s text:c="3"/>58</text:p>
          </table:table-cell>
          <table:table-cell office:value-type="float" office:value="22" table:style-name="ce38">
            <text:p><text:s text:c="3"/>22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25" table:style-name="ce38">
            <text:p><text:s text:c="3"/>25</text:p>
          </table:table-cell>
          <table:table-cell office:value-type="float" office:value="65" table:style-name="ce38">
            <text:p><text:s text:c="3"/>65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6" table:style-name="ce38">
            <text:p><text:s text:c="3"/>5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7720" table:style-name="ce38">
            <text:p><text:s text:c="2"/>27 720</text:p>
          </table:table-cell>
          <table:table-cell table:number-columns-repeated="16313"/>
        </table:table-row>
        <table:table-row table:style-name="ro5">
          <table:table-cell office:value-type="float" office:value="20923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9" table:style-name="ce37">
            <text:p><text:s text:c="3"/>39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6" table:style-name="ce37">
            <text:p><text:s text:c="3"/>246</text:p>
          </table:table-cell>
          <table:table-cell office:value-type="float" office:value="16825" table:style-name="ce37">
            <text:p><text:s text:c="2"/>16 825</text:p>
          </table:table-cell>
          <table:table-cell office:value-type="float" office:value="90" table:style-name="ce37">
            <text:p><text:s text:c="3"/>9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507" table:style-name="ce37">
            <text:p><text:s text:c="3"/>50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" table:style-name="ce37">
            <text:p><text:s text:c="3"/>4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790" table:style-name="ce37">
            <text:p><text:s text:c="2"/>17 790</text:p>
          </table:table-cell>
          <table:table-cell table:number-columns-repeated="16313"/>
        </table:table-row>
        <table:table-row table:style-name="ro5">
          <table:table-cell office:value-type="float" office:value="20931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7" table:style-name="ce38">
            <text:p><text:s text:c="3"/>10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6" table:style-name="ce38">
            <text:p><text:s text:c="3"/>24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9" table:style-name="ce38">
            <text:p><text:s text:c="3"/>39</text:p>
          </table:table-cell>
          <table:table-cell office:value-type="float" office:value="894" table:style-name="ce38">
            <text:p><text:s text:c="3"/>894</text:p>
          </table:table-cell>
          <table:table-cell office:value-type="float" office:value="563" table:style-name="ce38">
            <text:p><text:s text:c="3"/>563</text:p>
          </table:table-cell>
          <table:table-cell office:value-type="float" office:value="38266" table:style-name="ce38">
            <text:p><text:s text:c="2"/>38 266</text:p>
          </table:table-cell>
          <table:table-cell office:value-type="float" office:value="404" table:style-name="ce38">
            <text:p><text:s text:c="3"/>404</text:p>
          </table:table-cell>
          <table:table-cell office:value-type="float" office:value="70" table:style-name="ce38">
            <text:p><text:s text:c="3"/>70</text:p>
          </table:table-cell>
          <table:table-cell office:value-type="float" office:value="21" table:style-name="ce38">
            <text:p><text:s text:c="3"/>2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3" table:style-name="ce38">
            <text:p><text:s text:c="3"/>3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9" table:style-name="ce38">
            <text:p><text:s text:c="3"/>9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0760" table:style-name="ce38">
            <text:p><text:s text:c="2"/>40 760</text:p>
          </table:table-cell>
          <table:table-cell table:number-columns-repeated="16313"/>
        </table:table-row>
        <table:table-row table:style-name="ro5">
          <table:table-cell office:value-type="float" office:value="21001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6" table:style-name="ce36">
            <text:p><text:s text:c="3"/>1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6" table:style-name="ce36">
            <text:p><text:s text:c="3"/>236</text:p>
          </table:table-cell>
          <table:table-cell office:value-type="float" office:value="72" table:style-name="ce36">
            <text:p><text:s text:c="3"/>72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57026" table:style-name="ce36">
            <text:p><text:s text:c="2"/>57 026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204" table:style-name="ce36">
            <text:p><text:s text:c="3"/>2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2" table:style-name="ce36">
            <text:p><text:s text:c="3"/>3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652" table:style-name="ce36">
            <text:p><text:s text:c="2"/>7 6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3" table:style-name="ce36">
            <text:p><text:s text:c="3"/>2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5992" table:style-name="ce36">
            <text:p><text:s text:c="2"/>65 992</text:p>
          </table:table-cell>
          <table:table-cell table:number-columns-repeated="16313"/>
        </table:table-row>
        <table:table-row table:style-name="ro5">
          <table:table-cell office:value-type="float" office:value="22001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5" table:style-name="ce36">
            <text:p><text:s text:c="3"/>65</text:p>
          </table:table-cell>
          <table:table-cell office:value-type="float" office:value="119" table:style-name="ce36">
            <text:p><text:s text:c="3"/>1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011" table:style-name="ce36">
            <text:p><text:s text:c="2"/>26 0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" table:style-name="ce36">
            <text:p><text:s text:c="3"/>57</text:p>
          </table:table-cell>
          <table:table-cell office:value-type="float" office:value="137" table:style-name="ce36">
            <text:p><text:s text:c="3"/>1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2" table:style-name="ce36">
            <text:p><text:s text:c="3"/>2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808" table:style-name="ce36">
            <text:p><text:s text:c="2"/>26 808</text:p>
          </table:table-cell>
          <table:table-cell table:number-columns-repeated="16313"/>
        </table:table-row>
        <table:table-row table:style-name="ro5">
          <table:table-cell office:value-type="float" office:value="22002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8" table:style-name="ce36">
            <text:p><text:s text:c="3"/>288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587" table:style-name="ce36">
            <text:p><text:s text:c="3"/>587</text:p>
          </table:table-cell>
          <table:table-cell office:value-type="float" office:value="114" table:style-name="ce36">
            <text:p><text:s text:c="3"/>1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7" table:style-name="ce36">
            <text:p><text:s text:c="3"/>177</text:p>
          </table:table-cell>
          <table:table-cell office:value-type="float" office:value="83" table:style-name="ce36">
            <text:p><text:s text:c="3"/>83</text:p>
          </table:table-cell>
          <table:table-cell office:value-type="float" office:value="95" table:style-name="ce36">
            <text:p><text:s text:c="3"/>95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67693" table:style-name="ce36">
            <text:p><text:s text:c="2"/>67 693</text:p>
          </table:table-cell>
          <table:table-cell office:value-type="float" office:value="284" table:style-name="ce36">
            <text:p><text:s text:c="3"/>284</text:p>
          </table:table-cell>
          <table:table-cell office:value-type="float" office:value="152" table:style-name="ce36">
            <text:p><text:s text:c="3"/>152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675" table:style-name="ce36">
            <text:p><text:s text:c="3"/>675</text:p>
          </table:table-cell>
          <table:table-cell office:value-type="float" office:value="200" table:style-name="ce36">
            <text:p><text:s text:c="3"/>200</text:p>
          </table:table-cell>
          <table:table-cell office:value-type="float" office:value="220" table:style-name="ce36">
            <text:p><text:s text:c="3"/>220</text:p>
          </table:table-cell>
          <table:table-cell office:value-type="float" office:value="281" table:style-name="ce36">
            <text:p><text:s text:c="3"/>2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3" table:style-name="ce36">
            <text:p><text:s text:c="3"/>323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692" table:style-name="ce36">
            <text:p><text:s text:c="3"/>692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6" table:style-name="ce36">
            <text:p><text:s text:c="3"/>356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2520" table:style-name="ce36">
            <text:p><text:s text:c="2"/>72 520</text:p>
          </table:table-cell>
          <table:table-cell table:number-columns-repeated="16313"/>
        </table:table-row>
        <table:table-row table:style-name="ro5">
          <table:table-cell office:value-type="float" office:value="23001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4" table:style-name="ce36">
            <text:p><text:s text:c="3"/>2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179" table:style-name="ce36">
            <text:p><text:s text:c="2"/>12 179</text:p>
          </table:table-cell>
          <table:table-cell office:value-type="float" office:value="196" table:style-name="ce36">
            <text:p><text:s text:c="3"/>19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608" table:style-name="ce36">
            <text:p><text:s text:c="2"/>12 608</text:p>
          </table:table-cell>
          <table:table-cell table:number-columns-repeated="16313"/>
        </table:table-row>
        <table:table-row table:style-name="ro5">
          <table:table-cell office:value-type="float" office:value="23002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20232" table:style-name="ce36">
            <text:p><text:s text:c="2"/>20 2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" table:style-name="ce36">
            <text:p><text:s text:c="3"/>5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2" table:style-name="ce36">
            <text:p><text:s text:c="3"/>5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976" table:style-name="ce36">
            <text:p><text:s text:c="2"/>20 976</text:p>
          </table:table-cell>
          <table:table-cell table:number-columns-repeated="16313"/>
        </table:table-row>
        <table:table-row table:style-name="ro5">
          <table:table-cell office:value-type="float" office:value="23003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8" table:style-name="ce38">
            <text:p><text:s text:c="3"/>25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4" table:style-name="ce38">
            <text:p><text:s text:c="3"/>3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7" table:style-name="ce38">
            <text:p><text:s text:c="3"/>167</text:p>
          </table:table-cell>
          <table:table-cell office:value-type="float" office:value="95" table:style-name="ce38">
            <text:p><text:s text:c="3"/>9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5" table:style-name="ce38">
            <text:p><text:s text:c="3"/>95</text:p>
          </table:table-cell>
          <table:table-cell office:value-type="float" office:value="42945" table:style-name="ce38">
            <text:p><text:s text:c="2"/>42 94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2" table:style-name="ce38">
            <text:p><text:s text:c="3"/>10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1" table:style-name="ce38">
            <text:p><text:s text:c="3"/>61</text:p>
          </table:table-cell>
          <table:table-cell office:value-type="float" office:value="99" table:style-name="ce38">
            <text:p><text:s text:c="3"/>99</text:p>
          </table:table-cell>
          <table:table-cell office:value-type="float" office:value="48" table:style-name="ce38">
            <text:p><text:s text:c="3"/>48</text:p>
          </table:table-cell>
          <table:table-cell office:value-type="float" office:value="174" table:style-name="ce38">
            <text:p><text:s text:c="3"/>17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2" table:style-name="ce38">
            <text:p><text:s text:c="3"/>18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4266" table:style-name="ce38">
            <text:p><text:s text:c="2"/>44 266</text:p>
          </table:table-cell>
          <table:table-cell table:number-columns-repeated="16313"/>
        </table:table-row>
        <table:table-row table:style-name="ro5">
          <table:table-cell office:value-type="float" office:value="24911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1" table:style-name="ce37">
            <text:p><text:s text:c="3"/>1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640" table:style-name="ce37">
            <text:p><text:s text:c="2"/>10 64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784" table:style-name="ce37">
            <text:p><text:s text:c="2"/>10 784</text:p>
          </table:table-cell>
          <table:table-cell table:number-columns-repeated="16313"/>
        </table:table-row>
        <table:table-row table:style-name="ro5">
          <table:table-cell office:value-type="float" office:value="24912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4" table:style-name="ce37">
            <text:p><text:s text:c="3"/>34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75368" table:style-name="ce37">
            <text:p><text:s text:c="2"/>75 368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1871" table:style-name="ce37">
            <text:p><text:s text:c="2"/>1 871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136" table:style-name="ce37">
            <text:p><text:s text:c="3"/>136</text:p>
          </table:table-cell>
          <table:table-cell office:value-type="float" office:value="671" table:style-name="ce37">
            <text:p><text:s text:c="3"/>67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6" table:style-name="ce37">
            <text:p><text:s text:c="3"/>176</text:p>
          </table:table-cell>
          <table:table-cell office:value-type="float" office:value="167" table:style-name="ce37">
            <text:p><text:s text:c="3"/>167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8539" table:style-name="ce37">
            <text:p><text:s text:c="2"/>78 539</text:p>
          </table:table-cell>
          <table:table-cell table:number-columns-repeated="16313"/>
        </table:table-row>
        <table:table-row table:style-name="ro5">
          <table:table-cell office:value-type="float" office:value="24921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31" table:style-name="ce37">
            <text:p><text:s text:c="3"/>93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5" table:style-name="ce37">
            <text:p><text:s text:c="3"/>95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242" table:style-name="ce37">
            <text:p><text:s text:c="3"/>242</text:p>
          </table:table-cell>
          <table:table-cell office:value-type="float" office:value="44369" table:style-name="ce37">
            <text:p><text:s text:c="2"/>44 369</text:p>
          </table:table-cell>
          <table:table-cell office:value-type="float" office:value="685" table:style-name="ce37">
            <text:p><text:s text:c="3"/>68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1" table:style-name="ce37">
            <text:p><text:s text:c="3"/>241</text:p>
          </table:table-cell>
          <table:table-cell office:value-type="float" office:value="205" table:style-name="ce37">
            <text:p><text:s text:c="3"/>20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4" table:style-name="ce37">
            <text:p><text:s text:c="3"/>3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3" table:style-name="ce37">
            <text:p><text:s text:c="3"/>18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082" table:style-name="ce37">
            <text:p><text:s text:c="2"/>47 082</text:p>
          </table:table-cell>
          <table:table-cell table:number-columns-repeated="16313"/>
        </table:table-row>
        <table:table-row table:style-name="ro5">
          <table:table-cell office:value-type="float" office:value="24922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867" table:style-name="ce37">
            <text:p><text:s text:c="2"/>3 867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969" table:style-name="ce37">
            <text:p><text:s text:c="2"/>3 969</text:p>
          </table:table-cell>
          <table:table-cell table:number-columns-repeated="16313"/>
        </table:table-row>
        <table:table-row table:style-name="ro5">
          <table:table-cell office:value-type="float" office:value="25001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4" table:style-name="ce36">
            <text:p><text:s text:c="3"/>2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0" table:style-name="ce36">
            <text:p><text:s text:c="3"/>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331" table:style-name="ce36">
            <text:p><text:s text:c="3"/>3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8" table:style-name="ce36">
            <text:p><text:s text:c="3"/>378</text:p>
          </table:table-cell>
          <table:table-cell office:value-type="float" office:value="193" table:style-name="ce36">
            <text:p><text:s text:c="3"/>193</text:p>
          </table:table-cell>
          <table:table-cell office:value-type="float" office:value="2340" table:style-name="ce36">
            <text:p><text:s text:c="2"/>2 340</text:p>
          </table:table-cell>
          <table:table-cell office:value-type="float" office:value="492" table:style-name="ce36">
            <text:p><text:s text:c="3"/>492</text:p>
          </table:table-cell>
          <table:table-cell office:value-type="float" office:value="79726" table:style-name="ce36">
            <text:p><text:s text:c="2"/>79 726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888" table:style-name="ce36">
            <text:p><text:s text:c="3"/>888</text:p>
          </table:table-cell>
          <table:table-cell office:value-type="float" office:value="2048" table:style-name="ce36">
            <text:p><text:s text:c="2"/>2 048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1288" table:style-name="ce36">
            <text:p><text:s text:c="2"/>1 288</text:p>
          </table:table-cell>
          <table:table-cell office:value-type="float" office:value="492" table:style-name="ce36">
            <text:p><text:s text:c="3"/>492</text:p>
          </table:table-cell>
          <table:table-cell office:value-type="float" office:value="701" table:style-name="ce36">
            <text:p><text:s text:c="3"/>701</text:p>
          </table:table-cell>
          <table:table-cell office:value-type="float" office:value="314" table:style-name="ce36">
            <text:p><text:s text:c="3"/>3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64" table:style-name="ce36">
            <text:p><text:s text:c="3"/>7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0" table:style-name="ce36">
            <text:p><text:s text:c="3"/>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0" table:style-name="ce36">
            <text:p><text:s text:c="3"/>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0583" table:style-name="ce36">
            <text:p><text:s text:c="2"/>90 583</text:p>
          </table:table-cell>
          <table:table-cell table:number-columns-repeated="16313"/>
        </table:table-row>
        <table:table-row table:style-name="ro5">
          <table:table-cell office:value-type="float" office:value="26001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45" table:style-name="ce36">
            <text:p><text:s text:c="2"/>3 545</text:p>
          </table:table-cell>
          <table:table-cell office:value-type="float" office:value="145" table:style-name="ce36">
            <text:p><text:s text:c="3"/>145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48" table:style-name="ce36">
            <text:p><text:s text:c="2"/>3 748</text:p>
          </table:table-cell>
          <table:table-cell table:number-columns-repeated="16313"/>
        </table:table-row>
        <table:table-row table:style-name="ro5">
          <table:table-cell office:value-type="float" office:value="26002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17193" table:style-name="ce36">
            <text:p><text:s text:c="2"/>17 193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97" table:style-name="ce36">
            <text:p><text:s text:c="3"/>9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69" table:style-name="ce36">
            <text:p><text:s text:c="2"/>1 1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7" table:style-name="ce36">
            <text:p><text:s text:c="3"/>9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623" table:style-name="ce36">
            <text:p><text:s text:c="2"/>18 623</text:p>
          </table:table-cell>
          <table:table-cell table:number-columns-repeated="16313"/>
        </table:table-row>
        <table:table-row table:style-name="ro5">
          <table:table-cell office:value-type="float" office:value="26003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3" table:style-name="ce36">
            <text:p><text:s text:c="3"/>1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41531" table:style-name="ce36">
            <text:p><text:s text:c="2"/>41 531</text:p>
          </table:table-cell>
          <table:table-cell office:value-type="float" office:value="262" table:style-name="ce36">
            <text:p><text:s text:c="3"/>2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9" table:style-name="ce36">
            <text:p><text:s text:c="3"/>1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284" table:style-name="ce36">
            <text:p><text:s text:c="2"/>42 284</text:p>
          </table:table-cell>
          <table:table-cell table:number-columns-repeated="16313"/>
        </table:table-row>
        <table:table-row table:style-name="ro5">
          <table:table-cell office:value-type="float" office:value="26004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7746" table:style-name="ce36">
            <text:p><text:s text:c="2"/>7 746</text:p>
          </table:table-cell>
          <table:table-cell office:value-type="float" office:value="222" table:style-name="ce36">
            <text:p><text:s text:c="3"/>222</text:p>
          </table:table-cell>
          <table:table-cell office:value-type="float" office:value="421" table:style-name="ce36">
            <text:p><text:s text:c="3"/>4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7" table:style-name="ce36">
            <text:p><text:s text:c="3"/>387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182" table:style-name="ce36">
            <text:p><text:s text:c="3"/>182</text:p>
          </table:table-cell>
          <table:table-cell office:value-type="float" office:value="70" table:style-name="ce36">
            <text:p><text:s text:c="3"/>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4" table:style-name="ce36">
            <text:p><text:s text:c="3"/>3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488" table:style-name="ce36">
            <text:p><text:s text:c="2"/>9 488</text:p>
          </table:table-cell>
          <table:table-cell table:number-columns-repeated="16313"/>
        </table:table-row>
        <table:table-row table:style-name="ro5">
          <table:table-cell office:value-type="float" office:value="27001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9" table:style-name="ce37">
            <text:p><text:s text:c="3"/>129</text:p>
          </table:table-cell>
          <table:table-cell office:value-type="float" office:value="43" table:style-name="ce37">
            <text:p><text:s text:c="3"/>43</text:p>
          </table:table-cell>
          <table:table-cell office:value-type="float" office:value="103" table:style-name="ce37">
            <text:p><text:s text:c="3"/>103</text:p>
          </table:table-cell>
          <table:table-cell office:value-type="float" office:value="463" table:style-name="ce37">
            <text:p><text:s text:c="3"/>463</text:p>
          </table:table-cell>
          <table:table-cell office:value-type="float" office:value="568" table:style-name="ce37">
            <text:p><text:s text:c="3"/>568</text:p>
          </table:table-cell>
          <table:table-cell office:value-type="float" office:value="1402" table:style-name="ce37">
            <text:p><text:s text:c="2"/>1 402</text:p>
          </table:table-cell>
          <table:table-cell office:value-type="float" office:value="50370" table:style-name="ce37">
            <text:p><text:s text:c="2"/>50 370</text:p>
          </table:table-cell>
          <table:table-cell office:value-type="float" office:value="1592" table:style-name="ce37">
            <text:p><text:s text:c="2"/>1 592</text:p>
          </table:table-cell>
          <table:table-cell office:value-type="float" office:value="704" table:style-name="ce37">
            <text:p><text:s text:c="3"/>704</text:p>
          </table:table-cell>
          <table:table-cell office:value-type="float" office:value="1072" table:style-name="ce37">
            <text:p><text:s text:c="2"/>1 07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548" table:style-name="ce37">
            <text:p><text:s text:c="3"/>54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7089" table:style-name="ce37">
            <text:p><text:s text:c="2"/>57 089</text:p>
          </table:table-cell>
          <table:table-cell table:number-columns-repeated="16313"/>
        </table:table-row>
        <table:table-row table:style-name="ro5">
          <table:table-cell office:value-type="float" office:value="27002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2" table:style-name="ce38">
            <text:p><text:s text:c="3"/>222</text:p>
          </table:table-cell>
          <table:table-cell office:value-type="float" office:value="48" table:style-name="ce38">
            <text:p><text:s text:c="3"/>4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9" table:style-name="ce38">
            <text:p><text:s text:c="3"/>189</text:p>
          </table:table-cell>
          <table:table-cell office:value-type="float" office:value="420" table:style-name="ce38">
            <text:p><text:s text:c="3"/>420</text:p>
          </table:table-cell>
          <table:table-cell office:value-type="float" office:value="15692" table:style-name="ce38">
            <text:p><text:s text:c="2"/>15 692</text:p>
          </table:table-cell>
          <table:table-cell office:value-type="float" office:value="604" table:style-name="ce38">
            <text:p><text:s text:c="3"/>60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8" table:style-name="ce38">
            <text:p><text:s text:c="3"/>2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5" table:style-name="ce38">
            <text:p><text:s text:c="3"/>4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69" table:style-name="ce38">
            <text:p><text:s text:c="3"/>66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917" table:style-name="ce38">
            <text:p><text:s text:c="2"/>17 917</text:p>
          </table:table-cell>
          <table:table-cell table:number-columns-repeated="16313"/>
        </table:table-row>
        <table:table-row table:style-name="ro5">
          <table:table-cell office:value-type="float" office:value="28001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7" table:style-name="ce38">
            <text:p><text:s text:c="3"/>77</text:p>
          </table:table-cell>
          <table:table-cell office:value-type="float" office:value="36" table:style-name="ce38">
            <text:p><text:s text:c="3"/>36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137" table:style-name="ce38">
            <text:p><text:s text:c="3"/>137</text:p>
          </table:table-cell>
          <table:table-cell office:value-type="float" office:value="172" table:style-name="ce38">
            <text:p><text:s text:c="3"/>172</text:p>
          </table:table-cell>
          <table:table-cell office:value-type="float" office:value="29" table:style-name="ce38">
            <text:p><text:s text:c="3"/>29</text:p>
          </table:table-cell>
          <table:table-cell office:value-type="float" office:value="25" table:style-name="ce38">
            <text:p><text:s text:c="3"/>25</text:p>
          </table:table-cell>
          <table:table-cell office:value-type="float" office:value="23241" table:style-name="ce38">
            <text:p><text:s text:c="2"/>23 241</text:p>
          </table:table-cell>
          <table:table-cell office:value-type="float" office:value="237" table:style-name="ce38">
            <text:p><text:s text:c="3"/>237</text:p>
          </table:table-cell>
          <table:table-cell office:value-type="float" office:value="340" table:style-name="ce38">
            <text:p><text:s text:c="3"/>34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6" table:style-name="ce38">
            <text:p><text:s text:c="3"/>36</text:p>
          </table:table-cell>
          <table:table-cell office:value-type="float" office:value="37" table:style-name="ce38">
            <text:p><text:s text:c="3"/>3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3" table:style-name="ce38">
            <text:p><text:s text:c="3"/>8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478" table:style-name="ce38">
            <text:p><text:s text:c="2"/>24 478</text:p>
          </table:table-cell>
          <table:table-cell table:number-columns-repeated="16313"/>
        </table:table-row>
        <table:table-row table:style-name="ro5">
          <table:table-cell office:value-type="float" office:value="28002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4" table:style-name="ce37">
            <text:p><text:s text:c="3"/>74</text:p>
          </table:table-cell>
          <table:table-cell office:value-type="float" office:value="37" table:style-name="ce37">
            <text:p><text:s text:c="3"/>37</text:p>
          </table:table-cell>
          <table:table-cell office:value-type="float" office:value="136" table:style-name="ce37">
            <text:p><text:s text:c="3"/>13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13246" table:style-name="ce37">
            <text:p><text:s text:c="2"/>13 246</text:p>
          </table:table-cell>
          <table:table-cell office:value-type="float" office:value="42" table:style-name="ce37">
            <text:p><text:s text:c="3"/>42</text:p>
          </table:table-cell>
          <table:table-cell office:value-type="float" office:value="67" table:style-name="ce37">
            <text:p><text:s text:c="3"/>67</text:p>
          </table:table-cell>
          <table:table-cell office:value-type="float" office:value="35" table:style-name="ce37">
            <text:p><text:s text:c="3"/>3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9" table:style-name="ce37">
            <text:p><text:s text:c="3"/>3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740" table:style-name="ce37">
            <text:p><text:s text:c="2"/>13 740</text:p>
          </table:table-cell>
          <table:table-cell table:number-columns-repeated="16313"/>
        </table:table-row>
        <table:table-row table:style-name="ro5">
          <table:table-cell office:value-type="float" office:value="28003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41" table:style-name="ce38">
            <text:p><text:s text:c="3"/>41</text:p>
          </table:table-cell>
          <table:table-cell office:value-type="float" office:value="496" table:style-name="ce38">
            <text:p><text:s text:c="3"/>496</text:p>
          </table:table-cell>
          <table:table-cell office:value-type="float" office:value="129" table:style-name="ce38">
            <text:p><text:s text:c="3"/>129</text:p>
          </table:table-cell>
          <table:table-cell office:value-type="float" office:value="136" table:style-name="ce38">
            <text:p><text:s text:c="3"/>136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38" table:style-name="ce38">
            <text:p><text:s text:c="3"/>38</text:p>
          </table:table-cell>
          <table:table-cell office:value-type="float" office:value="46" table:style-name="ce38">
            <text:p><text:s text:c="3"/>46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175" table:style-name="ce38">
            <text:p><text:s text:c="3"/>175</text:p>
          </table:table-cell>
          <table:table-cell office:value-type="float" office:value="38" table:style-name="ce38">
            <text:p><text:s text:c="3"/>38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189" table:style-name="ce38">
            <text:p><text:s text:c="3"/>189</text:p>
          </table:table-cell>
          <table:table-cell office:value-type="float" office:value="452" table:style-name="ce38">
            <text:p><text:s text:c="3"/>452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74" table:style-name="ce38">
            <text:p><text:s text:c="3"/>7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96" table:style-name="ce38">
            <text:p><text:s text:c="3"/>696</text:p>
          </table:table-cell>
          <table:table-cell office:value-type="float" office:value="126" table:style-name="ce38">
            <text:p><text:s text:c="3"/>126</text:p>
          </table:table-cell>
          <table:table-cell office:value-type="float" office:value="343" table:style-name="ce38">
            <text:p><text:s text:c="3"/>343</text:p>
          </table:table-cell>
          <table:table-cell office:value-type="float" office:value="353" table:style-name="ce38">
            <text:p><text:s text:c="3"/>353</text:p>
          </table:table-cell>
          <table:table-cell office:value-type="float" office:value="1297" table:style-name="ce38">
            <text:p><text:s text:c="2"/>1 297</text:p>
          </table:table-cell>
          <table:table-cell office:value-type="float" office:value="1754" table:style-name="ce38">
            <text:p><text:s text:c="2"/>1 754</text:p>
          </table:table-cell>
          <table:table-cell office:value-type="float" office:value="978" table:style-name="ce38">
            <text:p><text:s text:c="3"/>978</text:p>
          </table:table-cell>
          <table:table-cell office:value-type="float" office:value="59399" table:style-name="ce38">
            <text:p><text:s text:c="2"/>59 399</text:p>
          </table:table-cell>
          <table:table-cell office:value-type="float" office:value="546" table:style-name="ce38">
            <text:p><text:s text:c="3"/>546</text:p>
          </table:table-cell>
          <table:table-cell office:value-type="float" office:value="1506" table:style-name="ce38">
            <text:p><text:s text:c="2"/>1 506</text:p>
          </table:table-cell>
          <table:table-cell office:value-type="float" office:value="350" table:style-name="ce38">
            <text:p><text:s text:c="3"/>350</text:p>
          </table:table-cell>
          <table:table-cell office:value-type="float" office:value="589" table:style-name="ce38">
            <text:p><text:s text:c="3"/>589</text:p>
          </table:table-cell>
          <table:table-cell office:value-type="float" office:value="513" table:style-name="ce38">
            <text:p><text:s text:c="3"/>513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798" table:style-name="ce38">
            <text:p><text:s text:c="3"/>79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" table:style-name="ce38">
            <text:p><text:s text:c="3"/>2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" table:style-name="ce38">
            <text:p><text:s text:c="3"/>2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0" table:style-name="ce38">
            <text:p><text:s text:c="3"/>8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4" table:style-name="ce38">
            <text:p><text:s text:c="3"/>20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1465" table:style-name="ce38">
            <text:p><text:s text:c="2"/>71 465</text:p>
          </table:table-cell>
          <table:table-cell table:number-columns-repeated="16313"/>
        </table:table-row>
        <table:table-row table:style-name="ro5">
          <table:table-cell office:value-type="float" office:value="29911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97521" table:style-name="ce36">
            <text:p><text:s text:c="2"/>97 5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7559" table:style-name="ce36">
            <text:p><text:s text:c="2"/>97 559</text:p>
          </table:table-cell>
          <table:table-cell table:number-columns-repeated="16313"/>
        </table:table-row>
        <table:table-row table:style-name="ro5">
          <table:table-cell office:value-type="float" office:value="29912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99" table:style-name="ce36">
            <text:p><text:s text:c="3"/>99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8" table:style-name="ce36">
            <text:p><text:s text:c="3"/>1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153" table:style-name="ce36">
            <text:p><text:s text:c="3"/>153</text:p>
          </table:table-cell>
          <table:table-cell office:value-type="float" office:value="29468" table:style-name="ce36">
            <text:p><text:s text:c="2"/>29 468</text:p>
          </table:table-cell>
          <table:table-cell office:value-type="float" office:value="347" table:style-name="ce36">
            <text:p><text:s text:c="3"/>3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412" table:style-name="ce36">
            <text:p><text:s text:c="2"/>30 412</text:p>
          </table:table-cell>
          <table:table-cell table:number-columns-repeated="16313"/>
        </table:table-row>
        <table:table-row table:style-name="ro5">
          <table:table-cell office:value-type="float" office:value="29921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8" table:style-name="ce36">
            <text:p><text:s text:c="3"/>1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84" table:style-name="ce36">
            <text:p><text:s text:c="3"/>684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221" table:style-name="ce36">
            <text:p><text:s text:c="3"/>221</text:p>
          </table:table-cell>
          <table:table-cell office:value-type="float" office:value="350" table:style-name="ce36">
            <text:p><text:s text:c="3"/>350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262" table:style-name="ce36">
            <text:p><text:s text:c="3"/>262</text:p>
          </table:table-cell>
          <table:table-cell office:value-type="float" office:value="2203" table:style-name="ce36">
            <text:p><text:s text:c="2"/>2 203</text:p>
          </table:table-cell>
          <table:table-cell office:value-type="float" office:value="961" table:style-name="ce36">
            <text:p><text:s text:c="3"/>961</text:p>
          </table:table-cell>
          <table:table-cell office:value-type="float" office:value="65389" table:style-name="ce36">
            <text:p><text:s text:c="2"/>65 389</text:p>
          </table:table-cell>
          <table:table-cell office:value-type="float" office:value="100" table:style-name="ce36">
            <text:p><text:s text:c="3"/>10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10" table:style-name="ce36">
            <text:p><text:s text:c="2"/>1 8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2374" table:style-name="ce36">
            <text:p><text:s text:c="2"/>72 374</text:p>
          </table:table-cell>
          <table:table-cell table:number-columns-repeated="16313"/>
        </table:table-row>
        <table:table-row table:style-name="ro5">
          <table:table-cell office:value-type="float" office:value="30001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2" table:style-name="ce36">
            <text:p><text:s text:c="3"/>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131" table:style-name="ce36">
            <text:p><text:s text:c="3"/>131</text:p>
          </table:table-cell>
          <table:table-cell office:value-type="float" office:value="372" table:style-name="ce36">
            <text:p><text:s text:c="3"/>37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5" table:style-name="ce36">
            <text:p><text:s text:c="3"/>175</text:p>
          </table:table-cell>
          <table:table-cell office:value-type="float" office:value="157" table:style-name="ce36">
            <text:p><text:s text:c="3"/>157</text:p>
          </table:table-cell>
          <table:table-cell office:value-type="float" office:value="841" table:style-name="ce36">
            <text:p><text:s text:c="3"/>841</text:p>
          </table:table-cell>
          <table:table-cell office:value-type="float" office:value="247" table:style-name="ce36">
            <text:p><text:s text:c="3"/>247</text:p>
          </table:table-cell>
          <table:table-cell office:value-type="float" office:value="43787" table:style-name="ce36">
            <text:p><text:s text:c="2"/>43 787</text:p>
          </table:table-cell>
          <table:table-cell office:value-type="float" office:value="145" table:style-name="ce36">
            <text:p><text:s text:c="3"/>145</text:p>
          </table:table-cell>
          <table:table-cell office:value-type="float" office:value="488" table:style-name="ce36">
            <text:p><text:s text:c="3"/>48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451" table:style-name="ce36">
            <text:p><text:s text:c="2"/>46 451</text:p>
          </table:table-cell>
          <table:table-cell table:number-columns-repeated="16313"/>
        </table:table-row>
        <table:table-row table:style-name="ro5">
          <table:table-cell office:value-type="float" office:value="31801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9" table:style-name="ce36">
            <text:p><text:s text:c="3"/>9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5" table:style-name="ce36">
            <text:p><text:s text:c="3"/>235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7" table:style-name="ce36">
            <text:p><text:s text:c="3"/>2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8" table:style-name="ce36">
            <text:p><text:s text:c="3"/>128</text:p>
          </table:table-cell>
          <table:table-cell office:value-type="float" office:value="137" table:style-name="ce36">
            <text:p><text:s text:c="3"/>1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33363" table:style-name="ce36">
            <text:p><text:s text:c="2"/>33 363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73" table:style-name="ce36">
            <text:p><text:s text:c="3"/>87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244" table:style-name="ce36">
            <text:p><text:s text:c="2"/>35 244</text:p>
          </table:table-cell>
          <table:table-cell table:number-columns-repeated="16313"/>
        </table:table-row>
        <table:table-row table:style-name="ro5">
          <table:table-cell office:value-type="float" office:value="31802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1" table:style-name="ce37">
            <text:p><text:s text:c="3"/>121</text:p>
          </table:table-cell>
          <table:table-cell office:value-type="float" office:value="105" table:style-name="ce37">
            <text:p><text:s text:c="3"/>105</text:p>
          </table:table-cell>
          <table:table-cell office:value-type="float" office:value="115" table:style-name="ce37">
            <text:p><text:s text:c="3"/>115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61" table:style-name="ce37">
            <text:p><text:s text:c="3"/>61</text:p>
          </table:table-cell>
          <table:table-cell office:value-type="float" office:value="340" table:style-name="ce37">
            <text:p><text:s text:c="3"/>34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35" table:style-name="ce37">
            <text:p><text:s text:c="3"/>35</text:p>
          </table:table-cell>
          <table:table-cell office:value-type="float" office:value="594" table:style-name="ce37">
            <text:p><text:s text:c="3"/>594</text:p>
          </table:table-cell>
          <table:table-cell office:value-type="float" office:value="1204" table:style-name="ce37">
            <text:p><text:s text:c="2"/>1 204</text:p>
          </table:table-cell>
          <table:table-cell office:value-type="float" office:value="464" table:style-name="ce37">
            <text:p><text:s text:c="3"/>464</text:p>
          </table:table-cell>
          <table:table-cell office:value-type="float" office:value="39" table:style-name="ce37">
            <text:p><text:s text:c="3"/>3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4" table:style-name="ce37">
            <text:p><text:s text:c="3"/>94</text:p>
          </table:table-cell>
          <table:table-cell office:value-type="float" office:value="141" table:style-name="ce37">
            <text:p><text:s text:c="3"/>141</text:p>
          </table:table-cell>
          <table:table-cell office:value-type="float" office:value="424" table:style-name="ce37">
            <text:p><text:s text:c="3"/>424</text:p>
          </table:table-cell>
          <table:table-cell office:value-type="float" office:value="34" table:style-name="ce37">
            <text:p><text:s text:c="3"/>34</text:p>
          </table:table-cell>
          <table:table-cell office:value-type="float" office:value="102" table:style-name="ce37">
            <text:p><text:s text:c="3"/>10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9" table:style-name="ce37">
            <text:p><text:s text:c="3"/>79</text:p>
          </table:table-cell>
          <table:table-cell office:value-type="float" office:value="28950" table:style-name="ce37">
            <text:p><text:s text:c="2"/>28 9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283" table:style-name="ce37">
            <text:p><text:s text:c="3"/>28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239" table:style-name="ce37">
            <text:p><text:s text:c="2"/>33 239</text:p>
          </table:table-cell>
          <table:table-cell table:number-columns-repeated="16313"/>
        </table:table-row>
        <table:table-row table:style-name="ro5">
          <table:table-cell office:value-type="float" office:value="33001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15" table:style-name="ce38">
            <text:p><text:s text:c="3"/>315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369" table:style-name="ce38">
            <text:p><text:s text:c="3"/>369</text:p>
          </table:table-cell>
          <table:table-cell office:value-type="float" office:value="223" table:style-name="ce38">
            <text:p><text:s text:c="3"/>223</text:p>
          </table:table-cell>
          <table:table-cell office:value-type="float" office:value="201" table:style-name="ce38">
            <text:p><text:s text:c="3"/>201</text:p>
          </table:table-cell>
          <table:table-cell office:value-type="float" office:value="992" table:style-name="ce38">
            <text:p><text:s text:c="3"/>99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40" table:style-name="ce38">
            <text:p><text:s text:c="3"/>40</text:p>
          </table:table-cell>
          <table:table-cell office:value-type="float" office:value="33" table:style-name="ce38">
            <text:p><text:s text:c="3"/>33</text:p>
          </table:table-cell>
          <table:table-cell office:value-type="float" office:value="61430" table:style-name="ce38">
            <text:p><text:s text:c="2"/>61 43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153" table:style-name="ce38">
            <text:p><text:s text:c="2"/>5 15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45" table:style-name="ce38">
            <text:p><text:s text:c="2"/>2 64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1432" table:style-name="ce38">
            <text:p><text:s text:c="2"/>71 432</text:p>
          </table:table-cell>
          <table:table-cell table:number-columns-repeated="16313"/>
        </table:table-row>
        <table:table-row table:style-name="ro5">
          <table:table-cell office:value-type="float" office:value="35001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9649" table:style-name="ce38">
            <text:p><text:s text:c="2"/>249 64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12" table:style-name="ce38">
            <text:p><text:s text:c="3"/>51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0161" table:style-name="ce38">
            <text:p><text:s text:c="2"/>250 161</text:p>
          </table:table-cell>
          <table:table-cell table:number-columns-repeated="16313"/>
        </table:table-row>
        <table:table-row table:style-name="ro5">
          <table:table-cell office:value-type="float" office:value="36801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0672" table:style-name="ce37">
            <text:p><text:s text:c="2"/>70 67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59" table:style-name="ce37">
            <text:p><text:s text:c="2"/>3 15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3831" table:style-name="ce37">
            <text:p><text:s text:c="2"/>73 831</text:p>
          </table:table-cell>
          <table:table-cell table:number-columns-repeated="16313"/>
        </table:table-row>
        <table:table-row table:style-name="ro5">
          <table:table-cell office:value-type="float" office:value="41801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447" table:style-name="ce38">
            <text:p><text:s text:c="3"/>447</text:p>
          </table:table-cell>
          <table:table-cell office:value-type="float" office:value="850" table:style-name="ce38">
            <text:p><text:s text:c="3"/>850</text:p>
          </table:table-cell>
          <table:table-cell office:value-type="float" office:value="59" table:style-name="ce38">
            <text:p><text:s text:c="3"/>5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44378" table:style-name="ce38">
            <text:p><text:s text:c="2"/>344 37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45734" table:style-name="ce38">
            <text:p><text:s text:c="2"/>345 734</text:p>
          </table:table-cell>
          <table:table-cell table:number-columns-repeated="16313"/>
        </table:table-row>
        <table:table-row table:style-name="ro5">
          <table:table-cell office:value-type="float" office:value="41802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324" table:style-name="ce36">
            <text:p><text:s text:c="2"/>8 3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5844" table:style-name="ce36">
            <text:p><text:s text:c="2"/>105 8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4177" table:style-name="ce36">
            <text:p><text:s text:c="2"/>114 177</text:p>
          </table:table-cell>
          <table:table-cell table:number-columns-repeated="16313"/>
        </table:table-row>
        <table:table-row table:style-name="ro5">
          <table:table-cell office:value-type="float" office:value="41803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480" table:style-name="ce36">
            <text:p><text:s text:c="2"/>1 480</text:p>
          </table:table-cell>
          <table:table-cell office:value-type="float" office:value="2931" table:style-name="ce36">
            <text:p><text:s text:c="2"/>2 931</text:p>
          </table:table-cell>
          <table:table-cell office:value-type="float" office:value="209" table:style-name="ce36">
            <text:p><text:s text:c="3"/>20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7952" table:style-name="ce36">
            <text:p><text:s text:c="2"/>137 9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2574" table:style-name="ce36">
            <text:p><text:s text:c="2"/>142 574</text:p>
          </table:table-cell>
          <table:table-cell table:number-columns-repeated="16313"/>
        </table:table-row>
        <table:table-row table:style-name="ro5">
          <table:table-cell office:value-type="float" office:value="45001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36" table:style-name="ce36">
            <text:p><text:s text:c="2"/>2 036</text:p>
          </table:table-cell>
          <table:table-cell office:value-type="float" office:value="242" table:style-name="ce36">
            <text:p><text:s text:c="3"/>2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0197" table:style-name="ce36">
            <text:p><text:s text:c="2"/>150 197</text:p>
          </table:table-cell>
          <table:table-cell office:value-type="float" office:value="172" table:style-name="ce36">
            <text:p><text:s text:c="3"/>17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3" table:style-name="ce36">
            <text:p><text:s text:c="3"/>39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3131" table:style-name="ce36">
            <text:p><text:s text:c="2"/>153 131</text:p>
          </table:table-cell>
          <table:table-cell table:number-columns-repeated="16313"/>
        </table:table-row>
        <table:table-row table:style-name="ro5">
          <table:table-cell office:value-type="float" office:value="46801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155" table:style-name="ce36">
            <text:p><text:s text:c="3"/>1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20" table:style-name="ce36">
            <text:p><text:s text:c="2"/>1 120</text:p>
          </table:table-cell>
          <table:table-cell office:value-type="float" office:value="459" table:style-name="ce36">
            <text:p><text:s text:c="3"/>459</text:p>
          </table:table-cell>
          <table:table-cell office:value-type="float" office:value="4391" table:style-name="ce36">
            <text:p><text:s text:c="2"/>4 391</text:p>
          </table:table-cell>
          <table:table-cell office:value-type="float" office:value="611" table:style-name="ce36">
            <text:p><text:s text:c="3"/>611</text:p>
          </table:table-cell>
          <table:table-cell office:value-type="float" office:value="103" table:style-name="ce36">
            <text:p><text:s text:c="3"/>103</text:p>
          </table:table-cell>
          <table:table-cell office:value-type="float" office:value="115" table:style-name="ce36">
            <text:p><text:s text:c="3"/>115</text:p>
          </table:table-cell>
          <table:table-cell office:value-type="float" office:value="178" table:style-name="ce36">
            <text:p><text:s text:c="3"/>178</text:p>
          </table:table-cell>
          <table:table-cell office:value-type="float" office:value="346" table:style-name="ce36">
            <text:p><text:s text:c="3"/>346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119" table:style-name="ce36">
            <text:p><text:s text:c="3"/>119</text:p>
          </table:table-cell>
          <table:table-cell office:value-type="float" office:value="54" table:style-name="ce36">
            <text:p><text:s text:c="3"/>54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1071" table:style-name="ce36">
            <text:p><text:s text:c="2"/>1 071</text:p>
          </table:table-cell>
          <table:table-cell office:value-type="float" office:value="669" table:style-name="ce36">
            <text:p><text:s text:c="3"/>669</text:p>
          </table:table-cell>
          <table:table-cell office:value-type="float" office:value="106" table:style-name="ce36">
            <text:p><text:s text:c="3"/>106</text:p>
          </table:table-cell>
          <table:table-cell office:value-type="float" office:value="209" table:style-name="ce36">
            <text:p><text:s text:c="3"/>209</text:p>
          </table:table-cell>
          <table:table-cell office:value-type="float" office:value="297" table:style-name="ce36">
            <text:p><text:s text:c="3"/>297</text:p>
          </table:table-cell>
          <table:table-cell office:value-type="float" office:value="492" table:style-name="ce36">
            <text:p><text:s text:c="3"/>492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549" table:style-name="ce36">
            <text:p><text:s text:c="3"/>549</text:p>
          </table:table-cell>
          <table:table-cell office:value-type="float" office:value="689" table:style-name="ce36">
            <text:p><text:s text:c="3"/>689</text:p>
          </table:table-cell>
          <table:table-cell office:value-type="float" office:value="402" table:style-name="ce36">
            <text:p><text:s text:c="3"/>402</text:p>
          </table:table-cell>
          <table:table-cell office:value-type="float" office:value="712" table:style-name="ce36">
            <text:p><text:s text:c="3"/>7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2" table:style-name="ce36">
            <text:p><text:s text:c="3"/>82</text:p>
          </table:table-cell>
          <table:table-cell office:value-type="float" office:value="385" table:style-name="ce36">
            <text:p><text:s text:c="3"/>385</text:p>
          </table:table-cell>
          <table:table-cell office:value-type="float" office:value="295" table:style-name="ce36">
            <text:p><text:s text:c="3"/>295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898680" table:style-name="ce36">
            <text:p><text:s text:c="2"/>898 680</text:p>
          </table:table-cell>
          <table:table-cell office:value-type="float" office:value="110" table:style-name="ce36">
            <text:p><text:s text:c="3"/>110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234" table:style-name="ce36">
            <text:p><text:s text:c="3"/>2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" table:style-name="ce36">
            <text:p><text:s text:c="3"/>57</text:p>
          </table:table-cell>
          <table:table-cell office:value-type="float" office:value="85" table:style-name="ce36">
            <text:p><text:s text:c="3"/>85</text:p>
          </table:table-cell>
          <table:table-cell office:value-type="float" office:value="251" table:style-name="ce36">
            <text:p><text:s text:c="3"/>251</text:p>
          </table:table-cell>
          <table:table-cell office:value-type="float" office:value="957" table:style-name="ce36">
            <text:p><text:s text:c="3"/>95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-22" table:style-name="ce36">
            <text:p><text:s/>(-) <text:s text:c="2"/>22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104" table:style-name="ce36">
            <text:p><text:s text:c="3"/>104</text:p>
          </table:table-cell>
          <table:table-cell office:value-type="float" office:value="132" table:style-name="ce36">
            <text:p><text:s text:c="3"/>132</text:p>
          </table:table-cell>
          <table:table-cell office:value-type="float" office:value="243" table:style-name="ce36">
            <text:p><text:s text:c="3"/>2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6" table:style-name="ce36">
            <text:p><text:s text:c="3"/>1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3" table:style-name="ce36">
            <text:p><text:s text:c="3"/>83</text:p>
          </table:table-cell>
          <table:table-cell office:value-type="float" office:value="672" table:style-name="ce36">
            <text:p><text:s text:c="3"/>67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15851" table:style-name="ce36">
            <text:p><text:s text:c="2"/>915 851</text:p>
          </table:table-cell>
          <table:table-cell table:number-columns-repeated="16313"/>
        </table:table-row>
        <table:table-row table:style-name="ro5">
          <table:table-cell office:value-type="float" office:value="49001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9" table:style-name="ce36">
            <text:p><text:s text:c="3"/>1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98" table:style-name="ce36">
            <text:p><text:s text:c="2"/>1 298</text:p>
          </table:table-cell>
          <table:table-cell office:value-type="float" office:value="223704" table:style-name="ce36">
            <text:p><text:s text:c="2"/>223 7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5161" table:style-name="ce36">
            <text:p><text:s text:c="2"/>225 161</text:p>
          </table:table-cell>
          <table:table-cell table:number-columns-repeated="16313"/>
        </table:table-row>
        <table:table-row table:style-name="ro5">
          <table:table-cell office:value-type="float" office:value="49002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3737" table:style-name="ce37">
            <text:p><text:s text:c="2"/>93 73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84" table:style-name="ce37">
            <text:p><text:s text:c="2"/>2 18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5921" table:style-name="ce37">
            <text:p><text:s text:c="2"/>95 921</text:p>
          </table:table-cell>
          <table:table-cell table:number-columns-repeated="16313"/>
        </table:table-row>
        <table:table-row table:style-name="ro5">
          <table:table-cell office:value-type="float" office:value="50001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17" table:style-name="ce38">
            <text:p><text:s text:c="2"/>1 417</text:p>
          </table:table-cell>
          <table:table-cell office:value-type="float" office:value="19734" table:style-name="ce38">
            <text:p><text:s text:c="2"/>19 73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64" table:style-name="ce38">
            <text:p><text:s text:c="2"/>2 16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" table:style-name="ce38">
            <text:p><text:s text:c="3"/>3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350" table:style-name="ce38">
            <text:p><text:s text:c="2"/>23 350</text:p>
          </table:table-cell>
          <table:table-cell table:number-columns-repeated="16313"/>
        </table:table-row>
        <table:table-row table:style-name="ro5">
          <table:table-cell office:value-type="float" office:value="51001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8454" table:style-name="ce38">
            <text:p><text:s text:c="2"/>38 45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8455" table:style-name="ce38">
            <text:p><text:s text:c="2"/>38 455</text:p>
          </table:table-cell>
          <table:table-cell table:number-columns-repeated="16313"/>
        </table:table-row>
        <table:table-row table:style-name="ro5">
          <table:table-cell office:value-type="float" office:value="52801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5" table:style-name="ce37">
            <text:p><text:s text:c="3"/>455</text:p>
          </table:table-cell>
          <table:table-cell office:value-type="float" office:value="1093" table:style-name="ce37">
            <text:p><text:s text:c="2"/>1 093</text:p>
          </table:table-cell>
          <table:table-cell office:value-type="float" office:value="1789" table:style-name="ce37">
            <text:p><text:s text:c="2"/>1 78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3050" table:style-name="ce37">
            <text:p><text:s text:c="2"/>93 0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955" table:style-name="ce37">
            <text:p><text:s text:c="2"/>3 95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0342" table:style-name="ce37">
            <text:p><text:s text:c="2"/>100 342</text:p>
          </table:table-cell>
          <table:table-cell table:number-columns-repeated="16313"/>
        </table:table-row>
        <table:table-row table:style-name="ro5">
          <table:table-cell office:value-type="float" office:value="52802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358" table:style-name="ce38">
            <text:p><text:s text:c="2"/>23 35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358" table:style-name="ce38">
            <text:p><text:s text:c="2"/>23 358</text:p>
          </table:table-cell>
          <table:table-cell table:number-columns-repeated="16313"/>
        </table:table-row>
        <table:table-row table:style-name="ro5">
          <table:table-cell office:value-type="float" office:value="55001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109" table:style-name="ce36">
            <text:p><text:s text:c="3"/>109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789" table:style-name="ce36">
            <text:p><text:s text:c="2"/>24 7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92" table:style-name="ce36">
            <text:p><text:s text:c="3"/>5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529" table:style-name="ce36">
            <text:p><text:s text:c="2"/>25 529</text:p>
          </table:table-cell>
          <table:table-cell table:number-columns-repeated="16313"/>
        </table:table-row>
        <table:table-row table:style-name="ro5">
          <table:table-cell office:value-type="float" office:value="56001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91" table:style-name="ce36">
            <text:p><text:s text:c="2"/>2 99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3730" table:style-name="ce36">
            <text:p><text:s text:c="2"/>233 7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9" table:style-name="ce36">
            <text:p><text:s text:c="3"/>4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7160" table:style-name="ce36">
            <text:p><text:s text:c="2"/>237 160</text:p>
          </table:table-cell>
          <table:table-cell table:number-columns-repeated="16313"/>
        </table:table-row>
        <table:table-row table:style-name="ro5">
          <table:table-cell office:value-type="float" office:value="58001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369" table:style-name="ce36">
            <text:p><text:s text:c="2"/>18 3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4" table:style-name="ce36">
            <text:p><text:s text:c="3"/>2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623" table:style-name="ce36">
            <text:p><text:s text:c="2"/>18 623</text:p>
          </table:table-cell>
          <table:table-cell table:number-columns-repeated="16313"/>
        </table:table-row>
        <table:table-row table:style-name="ro5">
          <table:table-cell office:value-type="float" office:value="59801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016" table:style-name="ce36">
            <text:p><text:s text:c="2"/>43 0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" table:style-name="ce36">
            <text:p><text:s text:c="3"/>5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073" table:style-name="ce36">
            <text:p><text:s text:c="2"/>43 073</text:p>
          </table:table-cell>
          <table:table-cell table:number-columns-repeated="16313"/>
        </table:table-row>
        <table:table-row table:style-name="ro5">
          <table:table-cell office:value-type="float" office:value="61001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9998" table:style-name="ce36">
            <text:p><text:s text:c="2"/>159 99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0044" table:style-name="ce36">
            <text:p><text:s text:c="2"/>160 044</text:p>
          </table:table-cell>
          <table:table-cell table:number-columns-repeated="16313"/>
        </table:table-row>
        <table:table-row table:style-name="ro5">
          <table:table-cell office:value-type="float" office:value="62801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43" table:style-name="ce37">
            <text:p><text:s text:c="3"/>94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9299" table:style-name="ce37">
            <text:p><text:s text:c="2"/>129 299</text:p>
          </table:table-cell>
          <table:table-cell office:value-type="float" office:value="977" table:style-name="ce37">
            <text:p><text:s text:c="3"/>97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07" table:style-name="ce37">
            <text:p><text:s text:c="2"/>1 50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6" table:style-name="ce37">
            <text:p><text:s text:c="3"/>10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2832" table:style-name="ce37">
            <text:p><text:s text:c="2"/>132 832</text:p>
          </table:table-cell>
          <table:table-cell table:number-columns-repeated="16313"/>
        </table:table-row>
        <table:table-row table:style-name="ro5">
          <table:table-cell office:value-type="float" office:value="64801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29883" table:style-name="ce38">
            <text:p><text:s text:c="2"/>629 88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29" table:style-name="ce38">
            <text:p><text:s text:c="3"/>42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30312" table:style-name="ce38">
            <text:p><text:s text:c="2"/>630 312</text:p>
          </table:table-cell>
          <table:table-cell table:number-columns-repeated="16313"/>
        </table:table-row>
        <table:table-row table:style-name="ro5">
          <table:table-cell office:value-type="float" office:value="68001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215" table:style-name="ce38">
            <text:p><text:s text:c="3"/>215</text:p>
          </table:table-cell>
          <table:table-cell office:value-type="float" office:value="124" table:style-name="ce38">
            <text:p><text:s text:c="3"/>124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59" table:style-name="ce38">
            <text:p><text:s text:c="3"/>59</text:p>
          </table:table-cell>
          <table:table-cell office:value-type="float" office:value="456" table:style-name="ce38">
            <text:p><text:s text:c="3"/>45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62" table:style-name="ce38">
            <text:p><text:s text:c="3"/>62</text:p>
          </table:table-cell>
          <table:table-cell office:value-type="float" office:value="110" table:style-name="ce38">
            <text:p><text:s text:c="3"/>110</text:p>
          </table:table-cell>
          <table:table-cell office:value-type="float" office:value="848" table:style-name="ce38">
            <text:p><text:s text:c="3"/>848</text:p>
          </table:table-cell>
          <table:table-cell office:value-type="float" office:value="235" table:style-name="ce38">
            <text:p><text:s text:c="3"/>23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71" table:style-name="ce38">
            <text:p><text:s text:c="3"/>371</text:p>
          </table:table-cell>
          <table:table-cell office:value-type="float" office:value="90" table:style-name="ce38">
            <text:p><text:s text:c="3"/>90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775" table:style-name="ce38">
            <text:p><text:s text:c="3"/>775</text:p>
          </table:table-cell>
          <table:table-cell office:value-type="float" office:value="1768" table:style-name="ce38">
            <text:p><text:s text:c="2"/>1 768</text:p>
          </table:table-cell>
          <table:table-cell office:value-type="float" office:value="1074" table:style-name="ce38">
            <text:p><text:s text:c="2"/>1 074</text:p>
          </table:table-cell>
          <table:table-cell office:value-type="float" office:value="261" table:style-name="ce38">
            <text:p><text:s text:c="3"/>261</text:p>
          </table:table-cell>
          <table:table-cell office:value-type="float" office:value="69" table:style-name="ce38">
            <text:p><text:s text:c="3"/>69</text:p>
          </table:table-cell>
          <table:table-cell office:value-type="float" office:value="2575" table:style-name="ce38">
            <text:p><text:s text:c="2"/>2 575</text:p>
          </table:table-cell>
          <table:table-cell office:value-type="float" office:value="1192" table:style-name="ce38">
            <text:p><text:s text:c="2"/>1 192</text:p>
          </table:table-cell>
          <table:table-cell office:value-type="float" office:value="46" table:style-name="ce38">
            <text:p><text:s text:c="3"/>46</text:p>
          </table:table-cell>
          <table:table-cell office:value-type="float" office:value="468" table:style-name="ce38">
            <text:p><text:s text:c="3"/>468</text:p>
          </table:table-cell>
          <table:table-cell office:value-type="float" office:value="2016" table:style-name="ce38">
            <text:p><text:s text:c="2"/>2 016</text:p>
          </table:table-cell>
          <table:table-cell office:value-type="float" office:value="1251" table:style-name="ce38">
            <text:p><text:s text:c="2"/>1 251</text:p>
          </table:table-cell>
          <table:table-cell office:value-type="float" office:value="2217" table:style-name="ce38">
            <text:p><text:s text:c="2"/>2 217</text:p>
          </table:table-cell>
          <table:table-cell office:value-type="float" office:value="2583" table:style-name="ce38">
            <text:p><text:s text:c="2"/>2 583</text:p>
          </table:table-cell>
          <table:table-cell office:value-type="float" office:value="1096" table:style-name="ce38">
            <text:p><text:s text:c="2"/>1 096</text:p>
          </table:table-cell>
          <table:table-cell office:value-type="float" office:value="77" table:style-name="ce38">
            <text:p><text:s text:c="3"/>77</text:p>
          </table:table-cell>
          <table:table-cell office:value-type="float" office:value="1094" table:style-name="ce38">
            <text:p><text:s text:c="2"/>1 094</text:p>
          </table:table-cell>
          <table:table-cell office:value-type="float" office:value="109" table:style-name="ce38">
            <text:p><text:s text:c="3"/>109</text:p>
          </table:table-cell>
          <table:table-cell office:value-type="float" office:value="71" table:style-name="ce38">
            <text:p><text:s text:c="3"/>71</text:p>
          </table:table-cell>
          <table:table-cell office:value-type="float" office:value="816" table:style-name="ce38">
            <text:p><text:s text:c="3"/>816</text:p>
          </table:table-cell>
          <table:table-cell office:value-type="float" office:value="29" table:style-name="ce38">
            <text:p><text:s text:c="3"/>29</text:p>
          </table:table-cell>
          <table:table-cell office:value-type="float" office:value="287" table:style-name="ce38">
            <text:p><text:s text:c="3"/>287</text:p>
          </table:table-cell>
          <table:table-cell office:value-type="float" office:value="46" table:style-name="ce38">
            <text:p><text:s text:c="3"/>46</text:p>
          </table:table-cell>
          <table:table-cell office:value-type="float" office:value="4035" table:style-name="ce38">
            <text:p><text:s text:c="2"/>4 035</text:p>
          </table:table-cell>
          <table:table-cell office:value-type="float" office:value="656" table:style-name="ce38">
            <text:p><text:s text:c="3"/>656</text:p>
          </table:table-cell>
          <table:table-cell office:value-type="float" office:value="1433" table:style-name="ce38">
            <text:p><text:s text:c="2"/>1 433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2365" table:style-name="ce38">
            <text:p><text:s text:c="2"/>2 365</text:p>
          </table:table-cell>
          <table:table-cell office:value-type="float" office:value="1908" table:style-name="ce38">
            <text:p><text:s text:c="2"/>1 908</text:p>
          </table:table-cell>
          <table:table-cell office:value-type="float" office:value="453" table:style-name="ce38">
            <text:p><text:s text:c="3"/>453</text:p>
          </table:table-cell>
          <table:table-cell office:value-type="float" office:value="443" table:style-name="ce38">
            <text:p><text:s text:c="3"/>443</text:p>
          </table:table-cell>
          <table:table-cell office:value-type="float" office:value="863" table:style-name="ce38">
            <text:p><text:s text:c="3"/>863</text:p>
          </table:table-cell>
          <table:table-cell office:value-type="float" office:value="210" table:style-name="ce38">
            <text:p><text:s text:c="3"/>210</text:p>
          </table:table-cell>
          <table:table-cell office:value-type="float" office:value="1097" table:style-name="ce38">
            <text:p><text:s text:c="2"/>1 097</text:p>
          </table:table-cell>
          <table:table-cell office:value-type="float" office:value="154" table:style-name="ce38">
            <text:p><text:s text:c="3"/>154</text:p>
          </table:table-cell>
          <table:table-cell office:value-type="float" office:value="50" table:style-name="ce38">
            <text:p><text:s text:c="3"/>50</text:p>
          </table:table-cell>
          <table:table-cell office:value-type="float" office:value="146" table:style-name="ce38">
            <text:p><text:s text:c="3"/>146</text:p>
          </table:table-cell>
          <table:table-cell office:value-type="float" office:value="317" table:style-name="ce38">
            <text:p><text:s text:c="3"/>317</text:p>
          </table:table-cell>
          <table:table-cell office:value-type="float" office:value="9119" table:style-name="ce38">
            <text:p><text:s text:c="2"/>9 119</text:p>
          </table:table-cell>
          <table:table-cell office:value-type="float" office:value="154549" table:style-name="ce38">
            <text:p><text:s text:c="2"/>154 549</text:p>
          </table:table-cell>
          <table:table-cell office:value-type="float" office:value="151" table:style-name="ce38">
            <text:p><text:s text:c="3"/>151</text:p>
          </table:table-cell>
          <table:table-cell office:value-type="float" office:value="1069" table:style-name="ce38">
            <text:p><text:s text:c="2"/>1 069</text:p>
          </table:table-cell>
          <table:table-cell office:value-type="float" office:value="97" table:style-name="ce38">
            <text:p><text:s text:c="3"/>97</text:p>
          </table:table-cell>
          <table:table-cell office:value-type="float" office:value="2345" table:style-name="ce38">
            <text:p><text:s text:c="2"/>2 345</text:p>
          </table:table-cell>
          <table:table-cell office:value-type="float" office:value="1316" table:style-name="ce38">
            <text:p><text:s text:c="2"/>1 316</text:p>
          </table:table-cell>
          <table:table-cell office:value-type="float" office:value="113" table:style-name="ce38">
            <text:p><text:s text:c="3"/>113</text:p>
          </table:table-cell>
          <table:table-cell office:value-type="float" office:value="1880" table:style-name="ce38">
            <text:p><text:s text:c="2"/>1 880</text:p>
          </table:table-cell>
          <table:table-cell office:value-type="float" office:value="143" table:style-name="ce38">
            <text:p><text:s text:c="3"/>143</text:p>
          </table:table-cell>
          <table:table-cell office:value-type="float" office:value="269" table:style-name="ce38">
            <text:p><text:s text:c="3"/>269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625" table:style-name="ce38">
            <text:p><text:s text:c="3"/>625</text:p>
          </table:table-cell>
          <table:table-cell office:value-type="float" office:value="381" table:style-name="ce38">
            <text:p><text:s text:c="3"/>381</text:p>
          </table:table-cell>
          <table:table-cell office:value-type="float" office:value="415" table:style-name="ce38">
            <text:p><text:s text:c="3"/>41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9136" table:style-name="ce38">
            <text:p><text:s text:c="2"/>209 136</text:p>
          </table:table-cell>
          <table:table-cell table:number-columns-repeated="16313"/>
        </table:table-row>
        <table:table-row table:style-name="ro5">
          <table:table-cell office:value-type="float" office:value="68002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23533" table:style-name="ce37">
            <text:p><text:s text:c="2"/>423 53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23533" table:style-name="ce37">
            <text:p><text:s text:c="2"/>423 533</text:p>
          </table:table-cell>
          <table:table-cell table:number-columns-repeated="16313"/>
        </table:table-row>
        <table:table-row table:style-name="ro5">
          <table:table-cell office:value-type="float" office:value="69801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06" table:style-name="ce38">
            <text:p><text:s text:c="2"/>1 20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6565" table:style-name="ce38">
            <text:p><text:s text:c="2"/>206 56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135" table:style-name="ce38">
            <text:p><text:s text:c="2"/>6 135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3910" table:style-name="ce38">
            <text:p><text:s text:c="2"/>213 910</text:p>
          </table:table-cell>
          <table:table-cell table:number-columns-repeated="16313"/>
        </table:table-row>
        <table:table-row table:style-name="ro5">
          <table:table-cell office:value-type="float" office:value="71801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197" table:style-name="ce36">
            <text:p><text:s text:c="3"/>197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290" table:style-name="ce36">
            <text:p><text:s text:c="3"/>290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217" table:style-name="ce36">
            <text:p><text:s text:c="3"/>217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211" table:style-name="ce36">
            <text:p><text:s text:c="3"/>211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214" table:style-name="ce36">
            <text:p><text:s text:c="3"/>214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3" table:style-name="ce36">
            <text:p><text:s text:c="3"/>403</text:p>
          </table:table-cell>
          <table:table-cell office:value-type="float" office:value="805" table:style-name="ce36">
            <text:p><text:s text:c="3"/>805</text:p>
          </table:table-cell>
          <table:table-cell office:value-type="float" office:value="365" table:style-name="ce36">
            <text:p><text:s text:c="3"/>365</text:p>
          </table:table-cell>
          <table:table-cell office:value-type="float" office:value="1071" table:style-name="ce36">
            <text:p><text:s text:c="2"/>1 071</text:p>
          </table:table-cell>
          <table:table-cell office:value-type="float" office:value="255" table:style-name="ce36">
            <text:p><text:s text:c="3"/>255</text:p>
          </table:table-cell>
          <table:table-cell office:value-type="float" office:value="152" table:style-name="ce36">
            <text:p><text:s text:c="3"/>152</text:p>
          </table:table-cell>
          <table:table-cell office:value-type="float" office:value="213" table:style-name="ce36">
            <text:p><text:s text:c="3"/>213</text:p>
          </table:table-cell>
          <table:table-cell office:value-type="float" office:value="97" table:style-name="ce36">
            <text:p><text:s text:c="3"/>97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852" table:style-name="ce36">
            <text:p><text:s text:c="3"/>852</text:p>
          </table:table-cell>
          <table:table-cell office:value-type="float" office:value="827" table:style-name="ce36">
            <text:p><text:s text:c="3"/>827</text:p>
          </table:table-cell>
          <table:table-cell office:value-type="float" office:value="1760" table:style-name="ce36">
            <text:p><text:s text:c="2"/>1 760</text:p>
          </table:table-cell>
          <table:table-cell office:value-type="float" office:value="939" table:style-name="ce36">
            <text:p><text:s text:c="3"/>939</text:p>
          </table:table-cell>
          <table:table-cell office:value-type="float" office:value="352" table:style-name="ce36">
            <text:p><text:s text:c="3"/>352</text:p>
          </table:table-cell>
          <table:table-cell office:value-type="float" office:value="402" table:style-name="ce36">
            <text:p><text:s text:c="3"/>402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230" table:style-name="ce36">
            <text:p><text:s text:c="3"/>23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73" table:style-name="ce36">
            <text:p><text:s text:c="3"/>7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89" table:style-name="ce36">
            <text:p><text:s text:c="3"/>7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8" table:style-name="ce36">
            <text:p><text:s text:c="3"/>258</text:p>
          </table:table-cell>
          <table:table-cell office:value-type="float" office:value="1091" table:style-name="ce36">
            <text:p><text:s text:c="2"/>1 091</text:p>
          </table:table-cell>
          <table:table-cell office:value-type="float" office:value="89" table:style-name="ce36">
            <text:p><text:s text:c="3"/>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16" table:style-name="ce36">
            <text:p><text:s text:c="2"/>4 9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63" table:style-name="ce36">
            <text:p><text:s text:c="3"/>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945" table:style-name="ce36">
            <text:p><text:s text:c="2"/>10 945</text:p>
          </table:table-cell>
          <table:table-cell office:value-type="float" office:value="15248" table:style-name="ce36">
            <text:p><text:s text:c="2"/>15 248</text:p>
          </table:table-cell>
          <table:table-cell office:value-type="float" office:value="896" table:style-name="ce36">
            <text:p><text:s text:c="3"/>896</text:p>
          </table:table-cell>
          <table:table-cell office:value-type="float" office:value="1574" table:style-name="ce36">
            <text:p><text:s text:c="2"/>1 574</text:p>
          </table:table-cell>
          <table:table-cell office:value-type="float" office:value="94" table:style-name="ce36">
            <text:p><text:s text:c="3"/>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584" table:style-name="ce36">
            <text:p><text:s text:c="2"/>46 584</text:p>
          </table:table-cell>
          <table:table-cell table:number-columns-repeated="16313"/>
        </table:table-row>
        <table:table-row table:style-name="ro5">
          <table:table-cell office:value-type="float" office:value="71802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495" table:style-name="ce36">
            <text:p><text:s text:c="2"/>58 4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58" table:style-name="ce36">
            <text:p><text:s text:c="2"/>1 558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055" table:style-name="ce36">
            <text:p><text:s text:c="2"/>60 055</text:p>
          </table:table-cell>
          <table:table-cell table:number-columns-repeated="16313"/>
        </table:table-row>
        <table:table-row table:style-name="ro5">
          <table:table-cell office:value-type="float" office:value="73801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9" table:style-name="ce36">
            <text:p><text:s text:c="3"/>179</text:p>
          </table:table-cell>
          <table:table-cell office:value-type="float" office:value="12434" table:style-name="ce36">
            <text:p><text:s text:c="2"/>12 4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9461" table:style-name="ce36">
            <text:p><text:s text:c="2"/>99 4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264" table:style-name="ce36">
            <text:p><text:s text:c="2"/>8 264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81" table:style-name="ce36">
            <text:p><text:s text:c="2"/>2 5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2977" table:style-name="ce36">
            <text:p><text:s text:c="2"/>122 977</text:p>
          </table:table-cell>
          <table:table-cell table:number-columns-repeated="16313"/>
        </table:table-row>
        <table:table-row table:style-name="ro5">
          <table:table-cell office:value-type="float" office:value="77001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6" table:style-name="ce36">
            <text:p><text:s text:c="3"/>796</text:p>
          </table:table-cell>
          <table:table-cell office:value-type="float" office:value="413" table:style-name="ce36">
            <text:p><text:s text:c="3"/>413</text:p>
          </table:table-cell>
          <table:table-cell office:value-type="float" office:value="2445" table:style-name="ce36">
            <text:p><text:s text:c="2"/>2 4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93" table:style-name="ce36">
            <text:p><text:s text:c="3"/>59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6" table:style-name="ce36">
            <text:p><text:s text:c="3"/>4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067" table:style-name="ce36">
            <text:p><text:s text:c="2"/>38 0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800" table:style-name="ce36">
            <text:p><text:s text:c="2"/>42 800</text:p>
          </table:table-cell>
          <table:table-cell table:number-columns-repeated="16313"/>
        </table:table-row>
        <table:table-row table:style-name="ro5">
          <table:table-cell office:value-type="float" office:value="78801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8004" table:style-name="ce36">
            <text:p><text:s text:c="2"/>98 0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8004" table:style-name="ce36">
            <text:p><text:s text:c="2"/>98 004</text:p>
          </table:table-cell>
          <table:table-cell table:number-columns-repeated="16313"/>
        </table:table-row>
        <table:table-row table:style-name="ro5">
          <table:table-cell office:value-type="float" office:value="78802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6" table:style-name="ce37">
            <text:p><text:s text:c="3"/>356</text:p>
          </table:table-cell>
          <table:table-cell office:value-type="float" office:value="72" table:style-name="ce37">
            <text:p><text:s text:c="3"/>7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8391" table:style-name="ce37">
            <text:p><text:s text:c="2"/>128 39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92" table:style-name="ce37">
            <text:p><text:s text:c="3"/>492</text:p>
          </table:table-cell>
          <table:table-cell office:value-type="float" office:value="307" table:style-name="ce37">
            <text:p><text:s text:c="3"/>30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9620" table:style-name="ce37">
            <text:p><text:s text:c="2"/>129 620</text:p>
          </table:table-cell>
          <table:table-cell table:number-columns-repeated="16313"/>
        </table:table-row>
        <table:table-row table:style-name="ro5">
          <table:table-cell office:value-type="float" office:value="80001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0926" table:style-name="ce38">
            <text:p><text:s text:c="2"/>40 92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0926" table:style-name="ce38">
            <text:p><text:s text:c="2"/>40 926</text:p>
          </table:table-cell>
          <table:table-cell table:number-columns-repeated="16313"/>
        </table:table-row>
        <table:table-row table:style-name="ro5">
          <table:table-cell office:value-type="float" office:value="84001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13980" table:style-name="ce38">
            <text:p><text:s text:c="2"/>713 98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13980" table:style-name="ce38">
            <text:p><text:s text:c="2"/>713 980</text:p>
          </table:table-cell>
          <table:table-cell table:number-columns-repeated="16313"/>
        </table:table-row>
        <table:table-row table:style-name="ro5">
          <table:table-cell office:value-type="float" office:value="84002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609" table:style-name="ce37">
            <text:p><text:s text:c="2"/>13 60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609" table:style-name="ce37">
            <text:p><text:s text:c="2"/>13 609</text:p>
          </table:table-cell>
          <table:table-cell table:number-columns-repeated="16313"/>
        </table:table-row>
        <table:table-row table:style-name="ro5">
          <table:table-cell office:value-type="float" office:value="85911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09854" table:style-name="ce38">
            <text:p><text:s text:c="2"/>309 85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09854" table:style-name="ce38">
            <text:p><text:s text:c="2"/>309 854</text:p>
          </table:table-cell>
          <table:table-cell table:number-columns-repeated="16313"/>
        </table:table-row>
        <table:table-row table:style-name="ro5">
          <table:table-cell office:value-type="float" office:value="85921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37" table:style-name="ce36">
            <text:p><text:s text:c="2"/>3 337</text:p>
          </table:table-cell>
          <table:table-cell office:value-type="float" office:value="760" table:style-name="ce36">
            <text:p><text:s text:c="3"/>760</text:p>
          </table:table-cell>
          <table:table-cell office:value-type="float" office:value="120759" table:style-name="ce36">
            <text:p><text:s text:c="2"/>120 7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4856" table:style-name="ce36">
            <text:p><text:s text:c="2"/>124 856</text:p>
          </table:table-cell>
          <table:table-cell table:number-columns-repeated="16313"/>
        </table:table-row>
        <table:table-row table:style-name="ro5">
          <table:table-cell office:value-type="float" office:value="86911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6242" table:style-name="ce36">
            <text:p><text:s text:c="2"/>186 2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6242" table:style-name="ce36">
            <text:p><text:s text:c="2"/>186 242</text:p>
          </table:table-cell>
          <table:table-cell table:number-columns-repeated="16313"/>
        </table:table-row>
        <table:table-row table:style-name="ro5">
          <table:table-cell office:value-type="float" office:value="86921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30" table:style-name="ce36">
            <text:p><text:s text:c="3"/>630</text:p>
          </table:table-cell>
          <table:table-cell office:value-type="float" office:value="112" table:style-name="ce36">
            <text:p><text:s text:c="3"/>1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19" table:style-name="ce36">
            <text:p><text:s text:c="2"/>2 319</text:p>
          </table:table-cell>
          <table:table-cell office:value-type="float" office:value="244160" table:style-name="ce36">
            <text:p><text:s text:c="2"/>244 1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7221" table:style-name="ce36">
            <text:p><text:s text:c="2"/>247 221</text:p>
          </table:table-cell>
          <table:table-cell table:number-columns-repeated="16313"/>
        </table:table-row>
        <table:table-row table:style-name="ro5">
          <table:table-cell office:value-type="float" office:value="90801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41" table:style-name="ce36">
            <text:p><text:s text:c="2"/>1 24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7" table:style-name="ce36">
            <text:p><text:s text:c="3"/>7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862" table:style-name="ce36">
            <text:p><text:s text:c="2"/>33 8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831" table:style-name="ce36">
            <text:p><text:s text:c="2"/>35 831</text:p>
          </table:table-cell>
          <table:table-cell table:number-columns-repeated="16313"/>
        </table:table-row>
        <table:table-row table:style-name="ro5">
          <table:table-cell office:value-type="float" office:value="94801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347" table:style-name="ce36">
            <text:p><text:s text:c="2"/>79 3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347" table:style-name="ce36">
            <text:p><text:s text:c="2"/>79 347</text:p>
          </table:table-cell>
          <table:table-cell table:number-columns-repeated="16313"/>
        </table:table-row>
        <table:table-row table:style-name="ro5">
          <table:table-cell office:value-type="float" office:value="94802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03" table:style-name="ce38">
            <text:p><text:s text:c="3"/>80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097" table:style-name="ce38">
            <text:p><text:s text:c="2"/>5 09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813" table:style-name="ce38">
            <text:p><text:s text:c="2"/>19 81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736" table:style-name="ce38">
            <text:p><text:s text:c="2"/>25 736</text:p>
          </table:table-cell>
          <table:table-cell table:number-columns-repeated="16313"/>
        </table:table-row>
        <table:table-row table:style-name="ro5">
          <table:table-cell office:value-type="float" office:value="94803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9" table:style-name="ce38">
            <text:p><text:s text:c="3"/>18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4252" table:style-name="ce38">
            <text:p><text:s text:c="2"/>44 25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4441" table:style-name="ce38">
            <text:p><text:s text:c="2"/>44 441</text:p>
          </table:table-cell>
          <table:table-cell table:number-columns-repeated="16313"/>
        </table:table-row>
        <table:table-row table:style-name="ro5">
          <table:table-cell office:value-type="float" office:value="97001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8278" table:style-name="ce38">
            <text:p><text:s text:c="2"/>68 278</text:p>
          </table:table-cell>
          <table:table-cell office:value-type="float" office:value="68278" table:style-name="ce38">
            <text:p><text:s text:c="2"/>68 278</text:p>
          </table:table-cell>
          <table:table-cell table:number-columns-repeated="16313"/>
        </table:table-row>
        <table:table-row table:style-name="ro5">
          <table:table-cell table:style-name="ce10"/>
          <table:table-cell table:style-name="ce11"/>
          <table:table-cell table:number-columns-repeated="69" table:style-name="ce37"/>
          <table:table-cell table:number-columns-repeated="1631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354666" table:style-name="ce39">
            <text:p><text:s text:c="2"/>354 666</text:p>
          </table:table-cell>
          <table:table-cell office:value-type="float" office:value="150854" table:style-name="ce39">
            <text:p><text:s text:c="2"/>150 854</text:p>
          </table:table-cell>
          <table:table-cell office:value-type="float" office:value="33300" table:style-name="ce39">
            <text:p><text:s text:c="2"/>33 300</text:p>
          </table:table-cell>
          <table:table-cell office:value-type="float" office:value="18284" table:style-name="ce39">
            <text:p><text:s text:c="2"/>18 284</text:p>
          </table:table-cell>
          <table:table-cell office:value-type="float" office:value="125532" table:style-name="ce39">
            <text:p><text:s text:c="2"/>125 532</text:p>
          </table:table-cell>
          <table:table-cell office:value-type="float" office:value="48914" table:style-name="ce39">
            <text:p><text:s text:c="2"/>48 914</text:p>
          </table:table-cell>
          <table:table-cell office:value-type="float" office:value="15083" table:style-name="ce39">
            <text:p><text:s text:c="2"/>15 083</text:p>
          </table:table-cell>
          <table:table-cell office:value-type="float" office:value="272384" table:style-name="ce39">
            <text:p><text:s text:c="2"/>272 384</text:p>
          </table:table-cell>
          <table:table-cell office:value-type="float" office:value="61138" table:style-name="ce39">
            <text:p><text:s text:c="2"/>61 138</text:p>
          </table:table-cell>
          <table:table-cell office:value-type="float" office:value="281307" table:style-name="ce39">
            <text:p><text:s text:c="2"/>281 307</text:p>
          </table:table-cell>
          <table:table-cell office:value-type="float" office:value="74488" table:style-name="ce39">
            <text:p><text:s text:c="2"/>74 488</text:p>
          </table:table-cell>
          <table:table-cell office:value-type="float" office:value="14809" table:style-name="ce39">
            <text:p><text:s text:c="2"/>14 809</text:p>
          </table:table-cell>
          <table:table-cell office:value-type="float" office:value="46745" table:style-name="ce39">
            <text:p><text:s text:c="2"/>46 745</text:p>
          </table:table-cell>
          <table:table-cell office:value-type="float" office:value="62024" table:style-name="ce39">
            <text:p><text:s text:c="2"/>62 024</text:p>
          </table:table-cell>
          <table:table-cell office:value-type="float" office:value="41936" table:style-name="ce39">
            <text:p><text:s text:c="2"/>41 936</text:p>
          </table:table-cell>
          <table:table-cell office:value-type="float" office:value="26152" table:style-name="ce39">
            <text:p><text:s text:c="2"/>26 152</text:p>
          </table:table-cell>
          <table:table-cell office:value-type="float" office:value="87031" table:style-name="ce39">
            <text:p><text:s text:c="2"/>87 031</text:p>
          </table:table-cell>
          <table:table-cell office:value-type="float" office:value="20676" table:style-name="ce39">
            <text:p><text:s text:c="2"/>20 676</text:p>
          </table:table-cell>
          <table:table-cell office:value-type="float" office:value="368245" table:style-name="ce39">
            <text:p><text:s text:c="2"/>368 245</text:p>
          </table:table-cell>
          <table:table-cell office:value-type="float" office:value="48833" table:style-name="ce39">
            <text:p><text:s text:c="2"/>48 833</text:p>
          </table:table-cell>
          <table:table-cell office:value-type="float" office:value="149575" table:style-name="ce39">
            <text:p><text:s text:c="2"/>149 575</text:p>
          </table:table-cell>
          <table:table-cell office:value-type="float" office:value="76815" table:style-name="ce39">
            <text:p><text:s text:c="2"/>76 815</text:p>
          </table:table-cell>
          <table:table-cell office:value-type="float" office:value="43781" table:style-name="ce39">
            <text:p><text:s text:c="2"/>43 781</text:p>
          </table:table-cell>
          <table:table-cell office:value-type="float" office:value="61366" table:style-name="ce39">
            <text:p><text:s text:c="2"/>61 366</text:p>
          </table:table-cell>
          <table:table-cell office:value-type="float" office:value="102658" table:style-name="ce39">
            <text:p><text:s text:c="2"/>102 658</text:p>
          </table:table-cell>
          <table:table-cell office:value-type="float" office:value="81004" table:style-name="ce39">
            <text:p><text:s text:c="2"/>81 004</text:p>
          </table:table-cell>
          <table:table-cell office:value-type="float" office:value="93500" table:style-name="ce39">
            <text:p><text:s text:c="2"/>93 500</text:p>
          </table:table-cell>
          <table:table-cell office:value-type="float" office:value="54303" table:style-name="ce39">
            <text:p><text:s text:c="2"/>54 303</text:p>
          </table:table-cell>
          <table:table-cell office:value-type="float" office:value="89229" table:style-name="ce39">
            <text:p><text:s text:c="2"/>89 229</text:p>
          </table:table-cell>
          <table:table-cell office:value-type="float" office:value="77134" table:style-name="ce39">
            <text:p><text:s text:c="2"/>77 134</text:p>
          </table:table-cell>
          <table:table-cell office:value-type="float" office:value="72649" table:style-name="ce39">
            <text:p><text:s text:c="2"/>72 649</text:p>
          </table:table-cell>
          <table:table-cell office:value-type="float" office:value="108932" table:style-name="ce39">
            <text:p><text:s text:c="2"/>108 932</text:p>
          </table:table-cell>
          <table:table-cell office:value-type="float" office:value="133478" table:style-name="ce39">
            <text:p><text:s text:c="2"/>133 478</text:p>
          </table:table-cell>
          <table:table-cell office:value-type="float" office:value="73683" table:style-name="ce39">
            <text:p><text:s text:c="2"/>73 683</text:p>
          </table:table-cell>
          <table:table-cell office:value-type="float" office:value="45631" table:style-name="ce39">
            <text:p><text:s text:c="2"/>45 631</text:p>
          </table:table-cell>
          <table:table-cell office:value-type="float" office:value="67590" table:style-name="ce39">
            <text:p><text:s text:c="2"/>67 590</text:p>
          </table:table-cell>
          <table:table-cell office:value-type="float" office:value="64049" table:style-name="ce39">
            <text:p><text:s text:c="2"/>64 049</text:p>
          </table:table-cell>
          <table:table-cell office:value-type="float" office:value="253973" table:style-name="ce39">
            <text:p><text:s text:c="2"/>253 973</text:p>
          </table:table-cell>
          <table:table-cell office:value-type="float" office:value="71501" table:style-name="ce39">
            <text:p><text:s text:c="2"/>71 501</text:p>
          </table:table-cell>
          <table:table-cell office:value-type="float" office:value="590496" table:style-name="ce39">
            <text:p><text:s text:c="2"/>590 496</text:p>
          </table:table-cell>
          <table:table-cell office:value-type="float" office:value="152921" table:style-name="ce39">
            <text:p><text:s text:c="2"/>152 921</text:p>
          </table:table-cell>
          <table:table-cell office:value-type="float" office:value="982596" table:style-name="ce39">
            <text:p><text:s text:c="2"/>982 596</text:p>
          </table:table-cell>
          <table:table-cell office:value-type="float" office:value="335326" table:style-name="ce39">
            <text:p><text:s text:c="2"/>335 326</text:p>
          </table:table-cell>
          <table:table-cell office:value-type="float" office:value="20245" table:style-name="ce39">
            <text:p><text:s text:c="2"/>20 245</text:p>
          </table:table-cell>
          <table:table-cell office:value-type="float" office:value="38908" table:style-name="ce39">
            <text:p><text:s text:c="2"/>38 908</text:p>
          </table:table-cell>
          <table:table-cell office:value-type="float" office:value="119965" table:style-name="ce39">
            <text:p><text:s text:c="2"/>119 965</text:p>
          </table:table-cell>
          <table:table-cell office:value-type="float" office:value="25233" table:style-name="ce39">
            <text:p><text:s text:c="2"/>25 233</text:p>
          </table:table-cell>
          <table:table-cell office:value-type="float" office:value="235420" table:style-name="ce39">
            <text:p><text:s text:c="2"/>235 420</text:p>
          </table:table-cell>
          <table:table-cell office:value-type="float" office:value="18970" table:style-name="ce39">
            <text:p><text:s text:c="2"/>18 970</text:p>
          </table:table-cell>
          <table:table-cell office:value-type="float" office:value="43151" table:style-name="ce39">
            <text:p><text:s text:c="2"/>43 151</text:p>
          </table:table-cell>
          <table:table-cell office:value-type="float" office:value="160653" table:style-name="ce39">
            <text:p><text:s text:c="2"/>160 653</text:p>
          </table:table-cell>
          <table:table-cell office:value-type="float" office:value="131790" table:style-name="ce39">
            <text:p><text:s text:c="2"/>131 790</text:p>
          </table:table-cell>
          <table:table-cell office:value-type="float" office:value="641795" table:style-name="ce39">
            <text:p><text:s text:c="2"/>641 795</text:p>
          </table:table-cell>
          <table:table-cell office:value-type="float" office:value="578082" table:style-name="ce39">
            <text:p><text:s text:c="2"/>578 082</text:p>
          </table:table-cell>
          <table:table-cell office:value-type="float" office:value="206751" table:style-name="ce39">
            <text:p><text:s text:c="2"/>206 751</text:p>
          </table:table-cell>
          <table:table-cell office:value-type="float" office:value="64652" table:style-name="ce39">
            <text:p><text:s text:c="2"/>64 652</text:p>
          </table:table-cell>
          <table:table-cell office:value-type="float" office:value="99586" table:style-name="ce39">
            <text:p><text:s text:c="2"/>99 586</text:p>
          </table:table-cell>
          <table:table-cell office:value-type="float" office:value="43370" table:style-name="ce39">
            <text:p><text:s text:c="2"/>43 370</text:p>
          </table:table-cell>
          <table:table-cell office:value-type="float" office:value="227887" table:style-name="ce39">
            <text:p><text:s text:c="2"/>227 887</text:p>
          </table:table-cell>
          <table:table-cell office:value-type="float" office:value="41171" table:style-name="ce39">
            <text:p><text:s text:c="2"/>41 171</text:p>
          </table:table-cell>
          <table:table-cell office:value-type="float" office:value="776526" table:style-name="ce39">
            <text:p><text:s text:c="2"/>776 526</text:p>
          </table:table-cell>
          <table:table-cell office:value-type="float" office:value="326443" table:style-name="ce39">
            <text:p><text:s text:c="2"/>326 443</text:p>
          </table:table-cell>
          <table:table-cell office:value-type="float" office:value="122070" table:style-name="ce39">
            <text:p><text:s text:c="2"/>122 070</text:p>
          </table:table-cell>
          <table:table-cell office:value-type="float" office:value="190139" table:style-name="ce39">
            <text:p><text:s text:c="2"/>190 139</text:p>
          </table:table-cell>
          <table:table-cell office:value-type="float" office:value="244879" table:style-name="ce39">
            <text:p><text:s text:c="2"/>244 879</text:p>
          </table:table-cell>
          <table:table-cell office:value-type="float" office:value="36907" table:style-name="ce39">
            <text:p><text:s text:c="2"/>36 907</text:p>
          </table:table-cell>
          <table:table-cell office:value-type="float" office:value="144605" table:style-name="ce39">
            <text:p><text:s text:c="2"/>144 605</text:p>
          </table:table-cell>
          <table:table-cell office:value-type="float" office:value="68278" table:style-name="ce39">
            <text:p><text:s text:c="2"/>68 278</text:p>
          </table:table-cell>
          <table:table-cell office:value-type="float" office:value="10542067" table:style-name="ce39">
            <text:p><text:s/>10 542 067</text:p>
          </table:table-cell>
          <table:table-cell table:number-columns-repeated="16313" table:style-name="ce16"/>
        </table:table-row>
        <table:table-row table:style-name="ro4">
          <table:table-cell table:style-name="ce31"/>
          <table:table-cell table:number-columns-repeated="70" table:style-name="ce32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importacao" table:style-name="ta1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7">
            <text:p>Tabela 1 - Recursos de bens e serviços - 2016</text:p>
          </table:table-cell>
          <table:table-cell table:number-columns-repeated="2" table:style-name="ce17"/>
          <table:table-cell table:number-columns-repeated="16381" table:style-name="ce18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2" table:style-name="ce54">
            <text:p>Código</text:p>
            <text:p>do</text:p>
            <text:p>produto</text:p>
            <draw:frame draw:z-index="1" draw:id="id0" draw:style-name="a4" draw:name="Texto 4" svg:x="0in" svg:y="0.02083in" svg:width="0in" svg:height="0.51042in">
              <draw:text-box>
                <text:p text:style-name="a1" text:class-names="" text:cond-style-name=""><text:span text:style-name="a0" text:class-names="">DESCRIÇÃO DO PRODUTO</text:span></text:p>
                <text:p text:style-name="a3" text:class-names="" text:cond-style-name=""><text:span text:style-name="a2" text:class-names="">NÍVEL 80</text:span></text:p>
              </draw:text-box>
              <svg:title/>
              <svg:desc/>
            </draw:frame>
          </table:table-cell>
          <table:table-cell office:value-type="string" table:number-columns-spanned="1" table:number-rows-spanned="2" table:style-name="ce56">
            <text:p>Descrição do produto</text:p>
          </table:table-cell>
          <table:table-cell office:value-type="string" table:style-name="ce41">
            <text:p>Valores correntes em <text:s/>1 000 000 R$</text:p>
          </table:table-cell>
          <table:table-cell table:number-columns-repeated="16381"/>
        </table:table-row>
        <table:table-row table:style-name="ro3">
          <table:covered-table-cell>
            <draw:frame draw:z-index="2" draw:id="id1" draw:style-name="a9" draw:name="Texto 16" svg:x="0in" svg:y="0.05208in" svg:width="0in" svg:height="0.32292in">
              <draw:text-box>
                <text:p text:style-name="a6" text:class-names="" text:cond-style-name=""><text:span text:style-name="a5" text:class-names="">Dummy</text:span></text:p>
                <text:p text:style-name="a8" text:class-names="" text:cond-style-name=""><text:span text:style-name="a7" text:class-names="">financeiro</text:span></text:p>
              </draw:text-box>
              <svg:title/>
              <svg:desc/>
            </draw:frame>
            <draw:frame draw:z-index="3" draw:id="id2" draw:style-name="a12" draw:name="Texto 17" svg:x="0in" svg:y="0.04167in" svg:width="0in" svg:height="0.33333in">
              <draw:text-box>
                <text:p text:style-name="a11" text:class-names="" text:cond-style-name=""><text:span text:style-name="a10" text:class-names="">Total</text:span></text:p>
              </draw:text-box>
              <svg:title/>
              <svg:desc/>
            </draw:frame>
          </table:covered-table-cell>
          <table:covered-table-cell/>
          <table:table-cell office:value-type="string" table:style-name="ce34">
            <text:p>Importação de bens</text:p>
            <text:p>e serviços (1)</text:p>
          </table:table-cell>
          <table:table-cell table:number-columns-repeated="16381"/>
        </table:table-row>
        <table:table-row table:style-name="ro4">
          <table:table-cell table:number-columns-repeated="3" table:style-name="ce3"/>
          <table:table-cell table:number-columns-repeated="16381"/>
        </table:table-row>
        <table:table-row table:style-name="ro5">
          <table:table-cell office:value-type="float" office:value="1911" table:style-name="ce20">
            <text:p>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5857" table:style-name="ce36">
            <text:p><text:s text:c="2"/>5 857</text:p>
          </table:table-cell>
          <table:table-cell table:number-columns-repeated="16381"/>
        </table:table-row>
        <table:table-row table:style-name="ro5">
          <table:table-cell office:value-type="float" office:value="1912" table:style-name="ce20">
            <text:p>1912</text:p>
          </table:table-cell>
          <table:table-cell office:value-type="string" table:style-name="ce21">
            <text:p>Milho em grão</text:p>
          </table:table-cell>
          <table:table-cell office:value-type="float" office:value="1797" table:style-name="ce36">
            <text:p><text:s text:c="2"/>1 797</text:p>
          </table:table-cell>
          <table:table-cell table:number-columns-repeated="16381"/>
        </table:table-row>
        <table:table-row table:style-name="ro5">
          <table:table-cell office:value-type="float" office:value="1913" table:style-name="ce20">
            <text:p>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141" table:style-name="ce36">
            <text:p><text:s text:c="3"/>141</text:p>
          </table:table-cell>
          <table:table-cell table:number-columns-repeated="16381"/>
        </table:table-row>
        <table:table-row table:style-name="ro5">
          <table:table-cell office:value-type="float" office:value="1914" table:style-name="ce20">
            <text:p>1914</text:p>
          </table:table-cell>
          <table:table-cell office:value-type="string" table:style-name="ce21">
            <text:p>Cana-de-açúcar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1915" table:style-name="ce22">
            <text:p>1915</text:p>
          </table:table-cell>
          <table:table-cell office:value-type="string" table:style-name="ce23">
            <text:p>Soja <text:s/>em grão</text:p>
          </table:table-cell>
          <table:table-cell office:value-type="float" office:value="678" table:style-name="ce36">
            <text:p><text:s text:c="3"/>678</text:p>
          </table:table-cell>
          <table:table-cell table:number-columns-repeated="16381"/>
        </table:table-row>
        <table:table-row table:style-name="ro5">
          <table:table-cell office:value-type="float" office:value="1916" table:style-name="ce5">
            <text:p>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3538" table:style-name="ce37">
            <text:p><text:s text:c="2"/>3 538</text:p>
          </table:table-cell>
          <table:table-cell table:number-columns-repeated="16381"/>
        </table:table-row>
        <table:table-row table:style-name="ro5">
          <table:table-cell office:value-type="float" office:value="1917" table:style-name="ce5">
            <text:p>1917</text:p>
          </table:table-cell>
          <table:table-cell office:value-type="string" table:style-name="ce3">
            <text:p>Laranja</text:p>
          </table:table-cell>
          <table:table-cell office:value-type="float" office:value="56" table:style-name="ce37">
            <text:p><text:s text:c="3"/>56</text:p>
          </table:table-cell>
          <table:table-cell table:number-columns-repeated="16381"/>
        </table:table-row>
        <table:table-row table:style-name="ro5">
          <table:table-cell office:value-type="float" office:value="1918" table:style-name="ce5">
            <text:p>1918</text:p>
          </table:table-cell>
          <table:table-cell office:value-type="string" table:style-name="ce3">
            <text:p>Café em grã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1919" table:style-name="ce5">
            <text:p>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2675" table:style-name="ce37">
            <text:p><text:s text:c="2"/>2 675</text:p>
          </table:table-cell>
          <table:table-cell table:number-columns-repeated="16381"/>
        </table:table-row>
        <table:table-row table:style-name="ro5">
          <table:table-cell office:value-type="float" office:value="1921" table:style-name="ce6">
            <text:p>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119" table:style-name="ce37">
            <text:p><text:s text:c="3"/>119</text:p>
          </table:table-cell>
          <table:table-cell table:number-columns-repeated="16381"/>
        </table:table-row>
        <table:table-row table:style-name="ro5">
          <table:table-cell office:value-type="float" office:value="1922" table:style-name="ce20">
            <text:p>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1923" table:style-name="ce20">
            <text:p>1923</text:p>
          </table:table-cell>
          <table:table-cell office:value-type="string" table:style-name="ce21">
            <text:p>Suínos</text:p>
          </table:table-cell>
          <table:table-cell office:value-type="float" office:value="4" table:style-name="ce36">
            <text:p><text:s text:c="3"/>4</text:p>
          </table:table-cell>
          <table:table-cell table:number-columns-repeated="16381"/>
        </table:table-row>
        <table:table-row table:style-name="ro5">
          <table:table-cell office:value-type="float" office:value="1924" table:style-name="ce20">
            <text:p>1924</text:p>
          </table:table-cell>
          <table:table-cell office:value-type="string" table:style-name="ce21">
            <text:p>Aves e ovos</text:p>
          </table:table-cell>
          <table:table-cell office:value-type="float" office:value="87" table:style-name="ce36">
            <text:p><text:s text:c="3"/>87</text:p>
          </table:table-cell>
          <table:table-cell table:number-columns-repeated="16381"/>
        </table:table-row>
        <table:table-row table:style-name="ro5">
          <table:table-cell office:value-type="float" office:value="2801" table:style-name="ce20">
            <text:p>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1254" table:style-name="ce36">
            <text:p><text:s text:c="2"/>1 254</text:p>
          </table:table-cell>
          <table:table-cell table:number-columns-repeated="16381"/>
        </table:table-row>
        <table:table-row table:style-name="ro5">
          <table:table-cell office:value-type="float" office:value="2802" table:style-name="ce22">
            <text:p>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1614" table:style-name="ce36">
            <text:p><text:s text:c="2"/>1 614</text:p>
          </table:table-cell>
          <table:table-cell table:number-columns-repeated="16381"/>
        </table:table-row>
        <table:table-row table:style-name="ro5">
          <table:table-cell office:value-type="float" office:value="5801" table:style-name="ce5">
            <text:p>5801</text:p>
          </table:table-cell>
          <table:table-cell office:value-type="string" table:style-name="ce3">
            <text:p>Carvão mineral</text:p>
          </table:table-cell>
          <table:table-cell office:value-type="float" office:value="6745" table:style-name="ce37">
            <text:p><text:s text:c="2"/>6 745</text:p>
          </table:table-cell>
          <table:table-cell table:number-columns-repeated="16381"/>
        </table:table-row>
        <table:table-row table:style-name="ro5">
          <table:table-cell office:value-type="float" office:value="5802" table:style-name="ce5">
            <text:p>5802</text:p>
          </table:table-cell>
          <table:table-cell office:value-type="string" table:style-name="ce3">
            <text:p>Minerais não-metálicos</text:p>
          </table:table-cell>
          <table:table-cell office:value-type="float" office:value="1566" table:style-name="ce37">
            <text:p><text:s text:c="2"/>1 566</text:p>
          </table:table-cell>
          <table:table-cell table:number-columns-repeated="16381"/>
        </table:table-row>
        <table:table-row table:style-name="ro5">
          <table:table-cell office:value-type="float" office:value="6801" table:style-name="ce5">
            <text:p>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18668" table:style-name="ce37">
            <text:p><text:s text:c="2"/>18 668</text:p>
          </table:table-cell>
          <table:table-cell table:number-columns-repeated="16381"/>
        </table:table-row>
        <table:table-row table:style-name="ro5">
          <table:table-cell office:value-type="float" office:value="7911" table:style-name="ce5">
            <text:p>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7921" table:style-name="ce6">
            <text:p>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3294" table:style-name="ce37">
            <text:p><text:s text:c="2"/>3 294</text:p>
          </table:table-cell>
          <table:table-cell table:number-columns-repeated="16381"/>
        </table:table-row>
        <table:table-row table:style-name="ro5">
          <table:table-cell office:value-type="float" office:value="10911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1629" table:style-name="ce36">
            <text:p><text:s text:c="2"/>1 629</text:p>
          </table:table-cell>
          <table:table-cell table:number-columns-repeated="16381"/>
        </table:table-row>
        <table:table-row table:style-name="ro5">
          <table:table-cell office:value-type="float" office:value="10912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10913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22" table:style-name="ce36">
            <text:p><text:s text:c="3"/>22</text:p>
          </table:table-cell>
          <table:table-cell table:number-columns-repeated="16381"/>
        </table:table-row>
        <table:table-row table:style-name="ro5">
          <table:table-cell office:value-type="float" office:value="10914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2609" table:style-name="ce36">
            <text:p><text:s text:c="2"/>2 609</text:p>
          </table:table-cell>
          <table:table-cell table:number-columns-repeated="16381"/>
        </table:table-row>
        <table:table-row table:style-name="ro5">
          <table:table-cell office:value-type="float" office:value="10915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5" table:style-name="ce36">
            <text:p><text:s text:c="3"/>5</text:p>
          </table:table-cell>
          <table:table-cell table:number-columns-repeated="16381"/>
        </table:table-row>
        <table:table-row table:style-name="ro5">
          <table:table-cell office:value-type="float" office:value="10916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2421" table:style-name="ce37">
            <text:p><text:s text:c="2"/>2 421</text:p>
          </table:table-cell>
          <table:table-cell table:number-columns-repeated="16381"/>
        </table:table-row>
        <table:table-row table:style-name="ro5">
          <table:table-cell office:value-type="float" office:value="10921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30" table:style-name="ce38">
            <text:p><text:s text:c="3"/>30</text:p>
          </table:table-cell>
          <table:table-cell table:number-columns-repeated="16381"/>
        </table:table-row>
        <table:table-row table:style-name="ro5">
          <table:table-cell office:value-type="float" office:value="10931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3128" table:style-name="ce37">
            <text:p><text:s text:c="2"/>3 128</text:p>
          </table:table-cell>
          <table:table-cell table:number-columns-repeated="16381"/>
        </table:table-row>
        <table:table-row table:style-name="ro5">
          <table:table-cell office:value-type="float" office:value="10932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3122" table:style-name="ce37">
            <text:p><text:s text:c="2"/>3 122</text:p>
          </table:table-cell>
          <table:table-cell table:number-columns-repeated="16381"/>
        </table:table-row>
        <table:table-row table:style-name="ro5">
          <table:table-cell office:value-type="float" office:value="10933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216" table:style-name="ce37">
            <text:p><text:s text:c="3"/>216</text:p>
          </table:table-cell>
          <table:table-cell table:number-columns-repeated="16381"/>
        </table:table-row>
        <table:table-row table:style-name="ro5">
          <table:table-cell office:value-type="float" office:value="10934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950" table:style-name="ce36">
            <text:p><text:s text:c="3"/>950</text:p>
          </table:table-cell>
          <table:table-cell table:number-columns-repeated="16381"/>
        </table:table-row>
        <table:table-row table:style-name="ro5">
          <table:table-cell office:value-type="float" office:value="10935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859" table:style-name="ce36">
            <text:p><text:s text:c="3"/>859</text:p>
          </table:table-cell>
          <table:table-cell table:number-columns-repeated="16381"/>
        </table:table-row>
        <table:table-row table:style-name="ro5">
          <table:table-cell office:value-type="float" office:value="10936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848" table:style-name="ce36">
            <text:p><text:s text:c="3"/>848</text:p>
          </table:table-cell>
          <table:table-cell table:number-columns-repeated="16381"/>
        </table:table-row>
        <table:table-row table:style-name="ro5">
          <table:table-cell office:value-type="float" office:value="10937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3055" table:style-name="ce36">
            <text:p><text:s text:c="2"/>3 055</text:p>
          </table:table-cell>
          <table:table-cell table:number-columns-repeated="16381"/>
        </table:table-row>
        <table:table-row table:style-name="ro5">
          <table:table-cell office:value-type="float" office:value="11001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7212" table:style-name="ce36">
            <text:p><text:s text:c="2"/>7 212</text:p>
          </table:table-cell>
          <table:table-cell table:number-columns-repeated="16381"/>
        </table:table-row>
        <table:table-row table:style-name="ro5">
          <table:table-cell office:value-type="float" office:value="12001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8373" table:style-name="ce37">
            <text:p><text:s text:c="2"/>8 373</text:p>
          </table:table-cell>
          <table:table-cell table:number-columns-repeated="16381"/>
        </table:table-row>
        <table:table-row table:style-name="ro5">
          <table:table-cell office:value-type="float" office:value="13001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669" table:style-name="ce37">
            <text:p><text:s text:c="2"/>1 669</text:p>
          </table:table-cell>
          <table:table-cell table:number-columns-repeated="16381"/>
        </table:table-row>
        <table:table-row table:style-name="ro5">
          <table:table-cell office:value-type="float" office:value="13002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3439" table:style-name="ce37">
            <text:p><text:s text:c="2"/>3 439</text:p>
          </table:table-cell>
          <table:table-cell table:number-columns-repeated="16381"/>
        </table:table-row>
        <table:table-row table:style-name="ro5">
          <table:table-cell office:value-type="float" office:value="13003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3850" table:style-name="ce37">
            <text:p><text:s text:c="2"/>3 850</text:p>
          </table:table-cell>
          <table:table-cell table:number-columns-repeated="16381"/>
        </table:table-row>
        <table:table-row table:style-name="ro5">
          <table:table-cell office:value-type="float" office:value="14001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7500" table:style-name="ce38">
            <text:p><text:s text:c="2"/>7 500</text:p>
          </table:table-cell>
          <table:table-cell table:number-columns-repeated="16381"/>
        </table:table-row>
        <table:table-row table:style-name="ro5">
          <table:table-cell office:value-type="float" office:value="15001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2855" table:style-name="ce36">
            <text:p><text:s text:c="2"/>2 855</text:p>
          </table:table-cell>
          <table:table-cell table:number-columns-repeated="16381"/>
        </table:table-row>
        <table:table-row table:style-name="ro5">
          <table:table-cell office:value-type="float" office:value="16001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401" table:style-name="ce36">
            <text:p><text:s text:c="3"/>401</text:p>
          </table:table-cell>
          <table:table-cell table:number-columns-repeated="16381"/>
        </table:table-row>
        <table:table-row table:style-name="ro5">
          <table:table-cell office:value-type="float" office:value="17001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1031" table:style-name="ce36">
            <text:p><text:s text:c="2"/>1 031</text:p>
          </table:table-cell>
          <table:table-cell table:number-columns-repeated="16381"/>
        </table:table-row>
        <table:table-row table:style-name="ro5">
          <table:table-cell office:value-type="float" office:value="17002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3012" table:style-name="ce36">
            <text:p><text:s text:c="2"/>3 012</text:p>
          </table:table-cell>
          <table:table-cell table:number-columns-repeated="16381"/>
        </table:table-row>
        <table:table-row table:style-name="ro5">
          <table:table-cell office:value-type="float" office:value="18001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325" table:style-name="ce36">
            <text:p><text:s text:c="3"/>325</text:p>
          </table:table-cell>
          <table:table-cell table:number-columns-repeated="16381"/>
        </table:table-row>
        <table:table-row table:style-name="ro5">
          <table:table-cell office:value-type="float" office:value="19911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4198" table:style-name="ce37">
            <text:p><text:s text:c="2"/>4 198</text:p>
          </table:table-cell>
          <table:table-cell table:number-columns-repeated="16381"/>
        </table:table-row>
        <table:table-row table:style-name="ro5">
          <table:table-cell office:value-type="float" office:value="19912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19913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9057" table:style-name="ce37">
            <text:p><text:s text:c="2"/>9 057</text:p>
          </table:table-cell>
          <table:table-cell table:number-columns-repeated="16381"/>
        </table:table-row>
        <table:table-row table:style-name="ro5">
          <table:table-cell office:value-type="float" office:value="19914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61" table:style-name="ce37">
            <text:p><text:s text:c="3"/>61</text:p>
          </table:table-cell>
          <table:table-cell table:number-columns-repeated="16381"/>
        </table:table-row>
        <table:table-row table:style-name="ro5">
          <table:table-cell office:value-type="float" office:value="19915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19916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20377" table:style-name="ce36">
            <text:p><text:s text:c="2"/>20 377</text:p>
          </table:table-cell>
          <table:table-cell table:number-columns-repeated="16381"/>
        </table:table-row>
        <table:table-row table:style-name="ro5">
          <table:table-cell office:value-type="float" office:value="19921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1606" table:style-name="ce36">
            <text:p><text:s text:c="2"/>1 606</text:p>
          </table:table-cell>
          <table:table-cell table:number-columns-repeated="16381"/>
        </table:table-row>
        <table:table-row table:style-name="ro5">
          <table:table-cell office:value-type="float" office:value="20911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26233" table:style-name="ce36">
            <text:p><text:s text:c="2"/>26 233</text:p>
          </table:table-cell>
          <table:table-cell table:number-columns-repeated="16381"/>
        </table:table-row>
        <table:table-row table:style-name="ro5">
          <table:table-cell office:value-type="float" office:value="20912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3937" table:style-name="ce36">
            <text:p><text:s text:c="2"/>3 937</text:p>
          </table:table-cell>
          <table:table-cell table:number-columns-repeated="16381"/>
        </table:table-row>
        <table:table-row table:style-name="ro5">
          <table:table-cell office:value-type="float" office:value="20913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24099" table:style-name="ce36">
            <text:p><text:s text:c="2"/>24 099</text:p>
          </table:table-cell>
          <table:table-cell table:number-columns-repeated="16381"/>
        </table:table-row>
        <table:table-row table:style-name="ro5">
          <table:table-cell office:value-type="float" office:value="20914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17370" table:style-name="ce37">
            <text:p><text:s text:c="2"/>17 370</text:p>
          </table:table-cell>
          <table:table-cell table:number-columns-repeated="16381"/>
        </table:table-row>
        <table:table-row table:style-name="ro5">
          <table:table-cell office:value-type="float" office:value="20921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13256" table:style-name="ce38">
            <text:p><text:s text:c="2"/>13 256</text:p>
          </table:table-cell>
          <table:table-cell table:number-columns-repeated="16381"/>
        </table:table-row>
        <table:table-row table:style-name="ro5">
          <table:table-cell office:value-type="float" office:value="20922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7785" table:style-name="ce38">
            <text:p><text:s text:c="2"/>7 785</text:p>
          </table:table-cell>
          <table:table-cell table:number-columns-repeated="16381"/>
        </table:table-row>
        <table:table-row table:style-name="ro5">
          <table:table-cell office:value-type="float" office:value="20923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1436" table:style-name="ce37">
            <text:p><text:s text:c="2"/>1 436</text:p>
          </table:table-cell>
          <table:table-cell table:number-columns-repeated="16381"/>
        </table:table-row>
        <table:table-row table:style-name="ro5">
          <table:table-cell office:value-type="float" office:value="20931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10102" table:style-name="ce38">
            <text:p><text:s text:c="2"/>10 102</text:p>
          </table:table-cell>
          <table:table-cell table:number-columns-repeated="16381"/>
        </table:table-row>
        <table:table-row table:style-name="ro5">
          <table:table-cell office:value-type="float" office:value="21001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29477" table:style-name="ce36">
            <text:p><text:s text:c="2"/>29 477</text:p>
          </table:table-cell>
          <table:table-cell table:number-columns-repeated="16381"/>
        </table:table-row>
        <table:table-row table:style-name="ro5">
          <table:table-cell office:value-type="float" office:value="22001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5920" table:style-name="ce36">
            <text:p><text:s text:c="2"/>5 920</text:p>
          </table:table-cell>
          <table:table-cell table:number-columns-repeated="16381"/>
        </table:table-row>
        <table:table-row table:style-name="ro5">
          <table:table-cell office:value-type="float" office:value="22002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8045" table:style-name="ce36">
            <text:p><text:s text:c="2"/>8 045</text:p>
          </table:table-cell>
          <table:table-cell table:number-columns-repeated="16381"/>
        </table:table-row>
        <table:table-row table:style-name="ro5">
          <table:table-cell office:value-type="float" office:value="23001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223" table:style-name="ce36">
            <text:p><text:s text:c="3"/>223</text:p>
          </table:table-cell>
          <table:table-cell table:number-columns-repeated="16381"/>
        </table:table-row>
        <table:table-row table:style-name="ro5">
          <table:table-cell office:value-type="float" office:value="23002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189" table:style-name="ce36">
            <text:p><text:s text:c="3"/>189</text:p>
          </table:table-cell>
          <table:table-cell table:number-columns-repeated="16381"/>
        </table:table-row>
        <table:table-row table:style-name="ro5">
          <table:table-cell office:value-type="float" office:value="23003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4429" table:style-name="ce38">
            <text:p><text:s text:c="2"/>4 429</text:p>
          </table:table-cell>
          <table:table-cell table:number-columns-repeated="16381"/>
        </table:table-row>
        <table:table-row table:style-name="ro5">
          <table:table-cell office:value-type="float" office:value="24911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446" table:style-name="ce37">
            <text:p><text:s text:c="3"/>446</text:p>
          </table:table-cell>
          <table:table-cell table:number-columns-repeated="16381"/>
        </table:table-row>
        <table:table-row table:style-name="ro5">
          <table:table-cell office:value-type="float" office:value="24912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6604" table:style-name="ce37">
            <text:p><text:s text:c="2"/>6 604</text:p>
          </table:table-cell>
          <table:table-cell table:number-columns-repeated="16381"/>
        </table:table-row>
        <table:table-row table:style-name="ro5">
          <table:table-cell office:value-type="float" office:value="24921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10407" table:style-name="ce37">
            <text:p><text:s text:c="2"/>10 407</text:p>
          </table:table-cell>
          <table:table-cell table:number-columns-repeated="16381"/>
        </table:table-row>
        <table:table-row table:style-name="ro5">
          <table:table-cell office:value-type="float" office:value="24922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257" table:style-name="ce37">
            <text:p><text:s text:c="3"/>257</text:p>
          </table:table-cell>
          <table:table-cell table:number-columns-repeated="16381"/>
        </table:table-row>
        <table:table-row table:style-name="ro5">
          <table:table-cell office:value-type="float" office:value="25001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11259" table:style-name="ce36">
            <text:p><text:s text:c="2"/>11 259</text:p>
          </table:table-cell>
          <table:table-cell table:number-columns-repeated="16381"/>
        </table:table-row>
        <table:table-row table:style-name="ro5">
          <table:table-cell office:value-type="float" office:value="26001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16490" table:style-name="ce36">
            <text:p><text:s text:c="2"/>16 490</text:p>
          </table:table-cell>
          <table:table-cell table:number-columns-repeated="16381"/>
        </table:table-row>
        <table:table-row table:style-name="ro5">
          <table:table-cell office:value-type="float" office:value="26002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10164" table:style-name="ce36">
            <text:p><text:s text:c="2"/>10 164</text:p>
          </table:table-cell>
          <table:table-cell table:number-columns-repeated="16381"/>
        </table:table-row>
        <table:table-row table:style-name="ro5">
          <table:table-cell office:value-type="float" office:value="26003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21435" table:style-name="ce36">
            <text:p><text:s text:c="2"/>21 435</text:p>
          </table:table-cell>
          <table:table-cell table:number-columns-repeated="16381"/>
        </table:table-row>
        <table:table-row table:style-name="ro5">
          <table:table-cell office:value-type="float" office:value="26004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11772" table:style-name="ce36">
            <text:p><text:s text:c="2"/>11 772</text:p>
          </table:table-cell>
          <table:table-cell table:number-columns-repeated="16381"/>
        </table:table-row>
        <table:table-row table:style-name="ro5">
          <table:table-cell office:value-type="float" office:value="27001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20284" table:style-name="ce37">
            <text:p><text:s text:c="2"/>20 284</text:p>
          </table:table-cell>
          <table:table-cell table:number-columns-repeated="16381"/>
        </table:table-row>
        <table:table-row table:style-name="ro5">
          <table:table-cell office:value-type="float" office:value="27002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2455" table:style-name="ce38">
            <text:p><text:s text:c="2"/>2 455</text:p>
          </table:table-cell>
          <table:table-cell table:number-columns-repeated="16381"/>
        </table:table-row>
        <table:table-row table:style-name="ro5">
          <table:table-cell office:value-type="float" office:value="28001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1525" table:style-name="ce38">
            <text:p><text:s text:c="2"/>1 525</text:p>
          </table:table-cell>
          <table:table-cell table:number-columns-repeated="16381"/>
        </table:table-row>
        <table:table-row table:style-name="ro5">
          <table:table-cell office:value-type="float" office:value="28002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3755" table:style-name="ce37">
            <text:p><text:s text:c="2"/>3 755</text:p>
          </table:table-cell>
          <table:table-cell table:number-columns-repeated="16381"/>
        </table:table-row>
        <table:table-row table:style-name="ro5">
          <table:table-cell office:value-type="float" office:value="28003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43767" table:style-name="ce38">
            <text:p><text:s text:c="2"/>43 767</text:p>
          </table:table-cell>
          <table:table-cell table:number-columns-repeated="16381"/>
        </table:table-row>
        <table:table-row table:style-name="ro5">
          <table:table-cell office:value-type="float" office:value="29911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16401" table:style-name="ce36">
            <text:p><text:s text:c="2"/>16 401</text:p>
          </table:table-cell>
          <table:table-cell table:number-columns-repeated="16381"/>
        </table:table-row>
        <table:table-row table:style-name="ro5">
          <table:table-cell office:value-type="float" office:value="29912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2369" table:style-name="ce36">
            <text:p><text:s text:c="2"/>2 369</text:p>
          </table:table-cell>
          <table:table-cell table:number-columns-repeated="16381"/>
        </table:table-row>
        <table:table-row table:style-name="ro5">
          <table:table-cell office:value-type="float" office:value="29921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25446" table:style-name="ce36">
            <text:p><text:s text:c="2"/>25 446</text:p>
          </table:table-cell>
          <table:table-cell table:number-columns-repeated="16381"/>
        </table:table-row>
        <table:table-row table:style-name="ro5">
          <table:table-cell office:value-type="float" office:value="30001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22119" table:style-name="ce36">
            <text:p><text:s text:c="2"/>22 119</text:p>
          </table:table-cell>
          <table:table-cell table:number-columns-repeated="16381"/>
        </table:table-row>
        <table:table-row table:style-name="ro5">
          <table:table-cell office:value-type="float" office:value="31801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1635" table:style-name="ce36">
            <text:p><text:s text:c="2"/>1 635</text:p>
          </table:table-cell>
          <table:table-cell table:number-columns-repeated="16381"/>
        </table:table-row>
        <table:table-row table:style-name="ro5">
          <table:table-cell office:value-type="float" office:value="31802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10719" table:style-name="ce37">
            <text:p><text:s text:c="2"/>10 719</text:p>
          </table:table-cell>
          <table:table-cell table:number-columns-repeated="16381"/>
        </table:table-row>
        <table:table-row table:style-name="ro5">
          <table:table-cell office:value-type="float" office:value="33001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15840" table:style-name="ce38">
            <text:p><text:s text:c="2"/>15 840</text:p>
          </table:table-cell>
          <table:table-cell table:number-columns-repeated="16381"/>
        </table:table-row>
        <table:table-row table:style-name="ro5">
          <table:table-cell office:value-type="float" office:value="35001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4893" table:style-name="ce38">
            <text:p><text:s text:c="2"/>4 893</text:p>
          </table:table-cell>
          <table:table-cell table:number-columns-repeated="16381"/>
        </table:table-row>
        <table:table-row table:style-name="ro5">
          <table:table-cell office:value-type="float" office:value="36801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41801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712" table:style-name="ce38">
            <text:p><text:s text:c="3"/>712</text:p>
          </table:table-cell>
          <table:table-cell table:number-columns-repeated="16381"/>
        </table:table-row>
        <table:table-row table:style-name="ro5">
          <table:table-cell office:value-type="float" office:value="41802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41803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613" table:style-name="ce36">
            <text:p><text:s text:c="2"/>1 613</text:p>
          </table:table-cell>
          <table:table-cell table:number-columns-repeated="16381"/>
        </table:table-row>
        <table:table-row table:style-name="ro5">
          <table:table-cell office:value-type="float" office:value="45001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46801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2075" table:style-name="ce36">
            <text:p><text:s text:c="2"/>2 075</text:p>
          </table:table-cell>
          <table:table-cell table:number-columns-repeated="16381"/>
        </table:table-row>
        <table:table-row table:style-name="ro5">
          <table:table-cell office:value-type="float" office:value="49001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30" table:style-name="ce36">
            <text:p><text:s text:c="3"/>30</text:p>
          </table:table-cell>
          <table:table-cell table:number-columns-repeated="16381"/>
        </table:table-row>
        <table:table-row table:style-name="ro5">
          <table:table-cell office:value-type="float" office:value="49002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2689" table:style-name="ce38">
            <text:p><text:s text:c="2"/>2 689</text:p>
          </table:table-cell>
          <table:table-cell table:number-columns-repeated="16381"/>
        </table:table-row>
        <table:table-row table:style-name="ro5">
          <table:table-cell office:value-type="float" office:value="50001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4742" table:style-name="ce37">
            <text:p><text:s text:c="2"/>4 742</text:p>
          </table:table-cell>
          <table:table-cell table:number-columns-repeated="16381"/>
        </table:table-row>
        <table:table-row table:style-name="ro5">
          <table:table-cell office:value-type="float" office:value="51001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7755" table:style-name="ce37">
            <text:p><text:s text:c="2"/>7 755</text:p>
          </table:table-cell>
          <table:table-cell table:number-columns-repeated="16381"/>
        </table:table-row>
        <table:table-row table:style-name="ro5">
          <table:table-cell office:value-type="float" office:value="52801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2271" table:style-name="ce37">
            <text:p><text:s text:c="2"/>2 271</text:p>
          </table:table-cell>
          <table:table-cell table:number-columns-repeated="16381"/>
        </table:table-row>
        <table:table-row table:style-name="ro5">
          <table:table-cell office:value-type="float" office:value="52802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6" table:style-name="ce37">
            <text:p><text:s text:c="3"/>6</text:p>
          </table:table-cell>
          <table:table-cell table:number-columns-repeated="16381"/>
        </table:table-row>
        <table:table-row table:style-name="ro5">
          <table:table-cell office:value-type="float" office:value="55001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16960" table:style-name="ce36">
            <text:p><text:s text:c="2"/>16 960</text:p>
          </table:table-cell>
          <table:table-cell table:number-columns-repeated="16381"/>
        </table:table-row>
        <table:table-row table:style-name="ro5">
          <table:table-cell office:value-type="float" office:value="56001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11751" table:style-name="ce36">
            <text:p><text:s text:c="2"/>11 751</text:p>
          </table:table-cell>
          <table:table-cell table:number-columns-repeated="16381"/>
        </table:table-row>
        <table:table-row table:style-name="ro5">
          <table:table-cell office:value-type="float" office:value="58001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1858" table:style-name="ce36">
            <text:p><text:s text:c="2"/>1 858</text:p>
          </table:table-cell>
          <table:table-cell table:number-columns-repeated="16381"/>
        </table:table-row>
        <table:table-row table:style-name="ro5">
          <table:table-cell office:value-type="float" office:value="59801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1267" table:style-name="ce36">
            <text:p><text:s text:c="2"/>1 267</text:p>
          </table:table-cell>
          <table:table-cell table:number-columns-repeated="16381"/>
        </table:table-row>
        <table:table-row table:style-name="ro5">
          <table:table-cell office:value-type="float" office:value="61001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1161" table:style-name="ce36">
            <text:p><text:s text:c="2"/>1 161</text:p>
          </table:table-cell>
          <table:table-cell table:number-columns-repeated="16381"/>
        </table:table-row>
        <table:table-row table:style-name="ro5">
          <table:table-cell office:value-type="float" office:value="62801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11367" table:style-name="ce37">
            <text:p><text:s text:c="2"/>11 367</text:p>
          </table:table-cell>
          <table:table-cell table:number-columns-repeated="16381"/>
        </table:table-row>
        <table:table-row table:style-name="ro5">
          <table:table-cell office:value-type="float" office:value="64801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28353" table:style-name="ce37">
            <text:p><text:s text:c="2"/>28 353</text:p>
          </table:table-cell>
          <table:table-cell table:number-columns-repeated="16381"/>
        </table:table-row>
        <table:table-row table:style-name="ro5">
          <table:table-cell office:value-type="float" office:value="68001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5547" table:style-name="ce37">
            <text:p><text:s text:c="2"/>5 547</text:p>
          </table:table-cell>
          <table:table-cell table:number-columns-repeated="16381"/>
        </table:table-row>
        <table:table-row table:style-name="ro5">
          <table:table-cell office:value-type="float" office:value="68002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69801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4793" table:style-name="ce37">
            <text:p><text:s text:c="2"/>4 793</text:p>
          </table:table-cell>
          <table:table-cell table:number-columns-repeated="16381"/>
        </table:table-row>
        <table:table-row table:style-name="ro5">
          <table:table-cell office:value-type="float" office:value="71801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71802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7880" table:style-name="ce36">
            <text:p><text:s text:c="2"/>7 880</text:p>
          </table:table-cell>
          <table:table-cell table:number-columns-repeated="16381"/>
        </table:table-row>
        <table:table-row table:style-name="ro5">
          <table:table-cell office:value-type="float" office:value="73801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2083" table:style-name="ce36">
            <text:p><text:s text:c="2"/>2 083</text:p>
          </table:table-cell>
          <table:table-cell table:number-columns-repeated="16381"/>
        </table:table-row>
        <table:table-row table:style-name="ro5">
          <table:table-cell office:value-type="float" office:value="77001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73363" table:style-name="ce36">
            <text:p><text:s text:c="2"/>73 363</text:p>
          </table:table-cell>
          <table:table-cell table:number-columns-repeated="16381"/>
        </table:table-row>
        <table:table-row table:style-name="ro5">
          <table:table-cell office:value-type="float" office:value="78801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1596" table:style-name="ce36">
            <text:p><text:s text:c="2"/>1 596</text:p>
          </table:table-cell>
          <table:table-cell table:number-columns-repeated="16381"/>
        </table:table-row>
        <table:table-row table:style-name="ro5">
          <table:table-cell office:value-type="float" office:value="78802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5414" table:style-name="ce37">
            <text:p><text:s text:c="2"/>5 414</text:p>
          </table:table-cell>
          <table:table-cell table:number-columns-repeated="16381"/>
        </table:table-row>
        <table:table-row table:style-name="ro5">
          <table:table-cell office:value-type="float" office:value="80001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84001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84002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85911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85921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872" table:style-name="ce36">
            <text:p><text:s text:c="3"/>872</text:p>
          </table:table-cell>
          <table:table-cell table:number-columns-repeated="16381"/>
        </table:table-row>
        <table:table-row table:style-name="ro5">
          <table:table-cell office:value-type="float" office:value="86911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86921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987" table:style-name="ce36">
            <text:p><text:s text:c="3"/>987</text:p>
          </table:table-cell>
          <table:table-cell table:number-columns-repeated="16381"/>
        </table:table-row>
        <table:table-row table:style-name="ro5">
          <table:table-cell office:value-type="float" office:value="90801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4879" table:style-name="ce36">
            <text:p><text:s text:c="2"/>4 879</text:p>
          </table:table-cell>
          <table:table-cell table:number-columns-repeated="16381"/>
        </table:table-row>
        <table:table-row table:style-name="ro5">
          <table:table-cell office:value-type="float" office:value="94801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94802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94803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97001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table:style-name="ce10"/>
          <table:table-cell table:style-name="ce11"/>
          <table:table-cell table:style-name="ce37"/>
          <table:table-cell table:number-columns-repeated="16381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756520" table:style-name="ce48">
            <text:p><text:s text:c="2"/>756 520</text:p>
          </table:table-cell>
          <table:table-cell table:number-columns-repeated="16381" table:style-name="ce16"/>
        </table:table-row>
        <table:table-row table:style-name="ro4">
          <table:table-cell table:style-name="ce31"/>
          <table:table-cell table:number-columns-repeated="2" table:style-name="ce32"/>
          <table:table-cell table:number-columns-repeated="16381"/>
        </table:table-row>
        <table:table-row table:style-name="ro8">
          <table:table-cell office:value-type="string" table:style-name="ce3">
            <text:p>Fonte: IBGE, Diretoria de Pesquisas, Coordenação de Contas Nacionais.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3">
            <text:p>(1) Importação de bens e serviços líquida de ajuste CIF/FOB.</text:p>
          </table:table-cell>
          <table:table-cell table:number-columns-repeated="16383" table:style-name="ce1"/>
        </table:table-row>
        <table:table-row table:number-rows-repeated="104843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7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7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7P0"/>
    </number:number-style>
    <number:number-style style:name="N68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8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6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35Z</dc:date>
    <meta:print-date>2006-08-24T11:49:52Z</meta:print-date>
  </office:meta>
</office:document-meta>
</file>